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49.55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50.64mm"/>
    </style:style>
    <style:style style:name="co9" style:family="table-column">
      <style:table-column-properties fo:break-before="auto" style:column-width="47.38mm"/>
    </style:style>
    <style:style style:name="co10" style:family="table-column">
      <style:table-column-properties fo:break-before="auto" style:column-width="50.38mm"/>
    </style:style>
    <style:style style:name="co11" style:family="table-column">
      <style:table-column-properties fo:break-before="auto" style:column-width="49.83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35.12mm"/>
    </style:style>
    <style:style style:name="co15" style:family="table-column">
      <style:table-column-properties fo:break-before="auto" style:column-width="33.5mm"/>
    </style:style>
    <style:style style:name="co16" style:family="table-column">
      <style:table-column-properties fo:break-before="auto" style:column-width="32.95mm"/>
    </style:style>
    <style:style style:name="co17" style:family="table-column">
      <style:table-column-properties fo:break-before="auto" style:column-width="35.93mm"/>
    </style:style>
    <style:style style:name="co18" style:family="table-column">
      <style:table-column-properties fo:break-before="auto" style:column-width="26.69mm"/>
    </style:style>
    <style:style style:name="co19" style:family="table-column">
      <style:table-column-properties fo:break-before="auto" style:column-width="35.4mm"/>
    </style:style>
    <style:style style:name="co20" style:family="table-column">
      <style:table-column-properties fo:break-before="auto" style:column-width="36.76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7.6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3.49mm" fo:break-before="auto" style:use-optimal-row-height="false"/>
    </style:style>
    <style:style style:name="ro8" style:family="table-row">
      <style:table-row-properties style:row-height="11.64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13.76mm" fo:break-before="auto" style:use-optimal-row-height="false"/>
    </style:style>
    <style:style style:name="ro11" style:family="table-row">
      <style:table-row-properties style:row-height="12.96mm" fo:break-before="auto" style:use-optimal-row-height="false"/>
    </style:style>
    <style:style style:name="ro12" style:family="table-row">
      <style:table-row-properties style:row-height="11.38mm" fo:break-before="auto" style:use-optimal-row-height="false"/>
    </style:style>
    <style:style style:name="ro13" style:family="table-row">
      <style:table-row-properties style:row-height="8.2mm" fo:break-before="auto" style:use-optimal-row-height="false"/>
    </style:style>
    <style:style style:name="ro14" style:family="table-row">
      <style:table-row-properties style:row-height="12.7mm" fo:break-before="auto" style:use-optimal-row-height="false"/>
    </style:style>
    <style:style style:name="ro15" style:family="table-row">
      <style:table-row-properties style:row-height="10.85mm" fo:break-before="auto" style:use-optimal-row-height="false"/>
    </style:style>
    <style:style style:name="ro16" style:family="table-row">
      <style:table-row-properties style:row-height="8.47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/>
    <style:style style:name="ce8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 Regula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style:font-name-asian="Noto Sans CJK SC Regular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>
            <text:p><text:s text:c="7"/>Dataset</text:p>
          </table:table-cell>
          <table:table-cell table:style-name="ce1" office:value-type="string" calcext:value-type="string">
            <text:p><text:s text:c="6"/># Images</text:p>
          </table:table-cell>
          <table:table-cell table:style-name="ce1" office:value-type="string" calcext:value-type="string">
            <text:p><text:s text:c="4"/># 3D Points</text:p>
          </table:table-cell>
          <table:table-cell table:style-name="ce1" office:value-type="string" calcext:value-type="string">
            <text:p><text:s text:c="6"/># Observations</text:p>
          </table:table-cell>
          <table:table-cell table:style-name="ce1" office:value-type="string" calcext:value-type="string">
            <text:p><text:s text:c="8"/>JTJ – SIZE</text:p>
          </table:table-cell>
          <table:table-cell table:style-name="ce1" office:value-type="string" calcext:value-type="string">
            <text:p><text:s text:c="2"/># Non Zeros</text:p>
          </table:table-cell>
          <table:table-cell table:style-name="ce1" office:value-type="string" calcext:value-type="string">
            <text:p><text:s text:c="2"/>Condition # of H</text:p>
          </table:table-cell>
          <table:table-cell table:style-name="ce1" office:value-type="string" calcext:value-type="string">
            <text:p><text:s text:c="5"/>Error in Solution</text:p>
          </table:table-cell>
          <table:table-cell table:style-name="ce8" office:value-type="string" calcext:value-type="string">
            <text:p>Relative Error in Solution</text:p>
          </table:table-cell>
          <table:table-cell table:style-name="ce8" office:value-type="string" calcext:value-type="string">
            <text:p><text:s text:c="11"/>Residual</text:p>
          </table:table-cell>
          <table:table-cell table:style-name="Default" office:value-type="string" calcext:value-type="string">
            <text:p><text:span text:style-name="T1">    </text:span><text:span text:style-name="T2">Relative Residual</text:span></text:p>
          </table:table-cell>
          <table:table-cell table:style-name="ce8" office:value-type="string" calcext:value-type="string">
            <text:p><text:s text:c="3"/>Direct Solve time (in s)</text:p>
          </table:table-cell>
          <table:table-cell/>
          <table:table-cell table:style-name="ce8" office:value-type="string" calcext:value-type="string">
            <text:p>Error in Solution (AGMG)</text:p>
          </table:table-cell>
          <table:table-cell table:style-name="ce8" office:value-type="string" calcext:value-type="string">
            <text:p>Relative Error in Solution</text:p>
          </table:table-cell>
          <table:table-cell table:style-name="ce8" office:value-type="string" calcext:value-type="string">
            <text:p><text:s text:c="8"/>Residual</text:p>
          </table:table-cell>
          <table:table-cell table:style-name="ce1" office:value-type="string" calcext:value-type="string">
            <text:p><text:s/>Relative Residual</text:p>
          </table:table-cell>
          <table:table-cell table:style-name="ce1" office:value-type="string" calcext:value-type="string">
            <text:p><text:s text:c="9"/>Flag</text:p>
          </table:table-cell>
          <table:table-cell table:style-name="ce8" office:value-type="string" calcext:value-type="string">
            <text:p><text:s/>Solve Time (sec)</text:p>
          </table:table-cell>
          <table:table-cell table:style-name="ce8" office:value-type="string" calcext:value-type="string">
            <text:p><text:s/>No. of Iterations</text:p>
          </table:table-cell>
          <table:table-cell/>
          <table:table-cell table:style-name="ce8" office:value-type="string" calcext:value-type="string">
            <text:p>Error in Solution</text:p>
          </table:table-cell>
          <table:table-cell table:style-name="ce1" office:value-type="string" calcext:value-type="string">
            <text:p>Relative Error in Solution</text:p>
          </table:table-cell>
          <table:table-cell table:style-name="ce8" office:value-type="string" calcext:value-type="string">
            <text:p><text:s text:c="6"/>Residual</text:p>
          </table:table-cell>
          <table:table-cell table:style-name="ce1" office:value-type="string" calcext:value-type="string">
            <text:p>Relative Residual</text:p>
          </table:table-cell>
          <table:table-cell table:style-name="ce8" office:value-type="string" calcext:value-type="string">
            <text:p><text:s text:c="8"/>Flag</text:p>
          </table:table-cell>
          <table:table-cell table:style-name="ce1" office:value-type="string" calcext:value-type="string">
            <text:p>Solve Time (sec)</text:p>
          </table:table-cell>
          <table:table-cell table:style-name="ce1" office:value-type="string" calcext:value-type="string">
            <text:p><text:s text:c="2"/>No. of Iterations</text:p>
          </table:table-cell>
          <table:table-cell/>
          <table:table-cell table:style-name="ce1" office:value-type="string" calcext:value-type="string">
            <text:p># Iterations – Bundle Large Lifted Schur</text:p>
          </table:table-cell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  <table:table-cell table:style-name="ce1" office:value-type="string" calcext:value-type="string">
            <text:p><text:s text:c="7"/>(Direct Solve)</text:p>
          </table:table-cell>
          <table:table-cell table:style-name="ce1" office:value-type="string" calcext:value-type="string">
            <text:p><text:s text:c="10"/>(Direct Solve)</text:p>
          </table:table-cell>
          <table:table-cell table:style-name="ce8" office:value-type="string" calcext:value-type="string">
            <text:p><text:s text:c="7"/>(Direct Solve)</text:p>
          </table:table-cell>
          <table:table-cell table:style-name="ce8" office:value-type="string" calcext:value-type="string">
            <text:p><text:s text:c="8"/>(Direct Solve)</text:p>
          </table:table-cell>
          <table:table-cell table:number-columns-repeated="2"/>
          <table:table-cell office:value-type="string" calcext:value-type="string">
            <text:p>Tol = 1e-10, Maxit = 1000</text:p>
          </table:table-cell>
          <table:table-cell office:value-type="string" calcext:value-type="string">
            <text:p><text:span text:style-name="T1">    </text:span><text:span text:style-name="T2">          (AGMG)</text:span></text:p>
          </table:table-cell>
          <table:table-cell table:style-name="ce1" office:value-type="string" calcext:value-type="string">
            <text:p><text:s text:c="9"/>(AGMG)</text:p>
          </table:table-cell>
          <table:table-cell table:style-name="ce1" office:value-type="string" calcext:value-type="string">
            <text:p><text:s text:c="8"/>(AGMG)</text:p>
          </table:table-cell>
          <table:table-cell office:value-type="string" calcext:value-type="string">
            <text:p><text:span text:style-name="T1">      </text:span><text:span text:style-name="T2">(AGMG)</text:span></text:p>
          </table:table-cell>
          <table:table-cell office:value-type="string" calcext:value-type="string">
            <text:p><text:span text:style-name="T1">       </text:span><text:span text:style-name="T2">(AGMG)</text:span></text:p>
          </table:table-cell>
          <table:table-cell table:style-name="ce1" office:value-type="string" calcext:value-type="string">
            <text:p><text:s text:c="6"/>(AGMG)</text:p>
          </table:table-cell>
          <table:table-cell/>
          <table:table-cell table:style-name="ce8" office:value-type="string" calcext:value-type="string">
            <text:p><text:s text:c="4"/>DGMRES</text:p>
          </table:table-cell>
          <table:table-cell table:style-name="ce1" office:value-type="string" calcext:value-type="string">
            <text:p><text:s text:c="13"/>DGMRES</text:p>
          </table:table-cell>
          <table:table-cell table:style-name="ce8" office:value-type="string" calcext:value-type="string">
            <text:p><text:s text:c="5"/>DGMRES</text:p>
          </table:table-cell>
          <table:table-cell table:style-name="ce1" office:value-type="string" calcext:value-type="string">
            <text:p><text:s text:c="6"/>DGMRES</text:p>
          </table:table-cell>
          <table:table-cell table:style-name="ce1" office:value-type="string" calcext:value-type="string">
            <text:p><text:s text:c="2"/>DGMRES</text:p>
          </table:table-cell>
          <table:table-cell table:number-columns-repeated="2" table:style-name="ce8" office:value-type="string" calcext:value-type="string">
            <text:p><text:s text:c="5"/>DGMRES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<text:s text:c="6"/>LadyBug 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ce11" office:value-type="string" calcext:value-type="string">
            <text:p>Im=300; maxits=1000; tolIts=1.e-15; nev = 3;</text:p>
          </table:table-cell>
          <table:table-cell table:number-columns-repeated="8"/>
        </table:table-row>
        <table:table-row table:style-name="ro4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5">
          <table:table-cell office:value-type="string" calcext:value-type="string">
            <text:p><text:a xlink:href="https://grail.cs.washington.edu/projects/bal/data/ladybug/problem-49-7776-pre.txt.bz2" xlink:type="simple">problem-49-7776-pre.txt.bz2</text:a> </text:p>
          </table:table-cell>
          <table:table-cell office:value-type="float" office:value="49" calcext:value-type="float">
            <text:p>49</text:p>
          </table:table-cell>
          <table:table-cell office:value-type="float" office:value="7776" calcext:value-type="float">
            <text:p>7776</text:p>
          </table:table-cell>
          <table:table-cell office:value-type="float" office:value="31843" calcext:value-type="float">
            <text:p>31843</text:p>
          </table:table-cell>
          <table:table-cell office:value-type="string" calcext:value-type="string">
            <text:p><text:s text:c="8"/>23769 X 23769 </text:p>
          </table:table-cell>
          <table:table-cell office:value-type="float" office:value="1793475" calcext:value-type="float">
            <text:p>1793475</text:p>
          </table:table-cell>
          <table:table-cell office:value-type="float" office:value="1.83231E+020" calcext:value-type="float">
            <text:p>1.83E+20</text:p>
          </table:table-cell>
          <table:table-cell office:value-type="float" office:value="0.0786357" calcext:value-type="float">
            <text:p>0.0786357</text:p>
          </table:table-cell>
          <table:table-cell office:value-type="float" office:value="0.000878557" calcext:value-type="float">
            <text:p>0.000878557</text:p>
          </table:table-cell>
          <table:table-cell table:style-name="ce7" office:value-type="float" office:value="0.00000147633" calcext:value-type="float">
            <text:p>1.48E-06</text:p>
          </table:table-cell>
          <table:table-cell office:value-type="float" office:value="1.29513E-015" calcext:value-type="float">
            <text:p>1.30E-15</text:p>
          </table:table-cell>
          <table:table-cell office:value-type="float" office:value="0.396359" calcext:value-type="float">
            <text:p>0.396359</text:p>
          </table:table-cell>
          <table:table-cell/>
          <table:table-cell office:value-type="float" office:value="1423.22" calcext:value-type="float">
            <text:p>1423.22</text:p>
          </table:table-cell>
          <table:table-cell office:value-type="float" office:value="16.0176" calcext:value-type="float">
            <text:p>16.0176</text:p>
          </table:table-cell>
          <table:table-cell office:value-type="float" office:value="0.112712" calcext:value-type="float">
            <text:p>0.112712</text:p>
          </table:table-cell>
          <table:table-cell office:value-type="float" office:value="0.0000000000944239" calcext:value-type="float">
            <text:p>9.44E-11</text:p>
          </table:table-cell>
          <table:table-cell office:value-type="float" office:value="0" calcext:value-type="float">
            <text:p>0</text:p>
          </table:table-cell>
          <table:table-cell office:value-type="float" office:value="6.75646" calcext:value-type="float">
            <text:p>6.75646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11" office:value-type="float" office:value="1.29575" calcext:value-type="float">
            <text:p>1.29575</text:p>
          </table:table-cell>
          <table:table-cell office:value-type="float" office:value="0.0145667" calcext:value-type="float">
            <text:p>0.0145667</text:p>
          </table:table-cell>
          <table:table-cell table:style-name="ce7" office:value-type="float" office:value="0.00000222949" calcext:value-type="float">
            <text:p>2.23E-06</text:p>
          </table:table-cell>
          <table:table-cell table:style-name="ce7" office:value-type="float" office:value="2.04527E-015" calcext:value-type="float">
            <text:p>2.05E-15</text:p>
          </table:table-cell>
          <table:table-cell office:value-type="float" office:value="0" calcext:value-type="float">
            <text:p>0</text:p>
          </table:table-cell>
          <table:table-cell office:value-type="float" office:value="14.7835" calcext:value-type="float">
            <text:p>14.7835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73-11032-pre.txt.bz2" xlink:type="simple">problem-73-11032-pre.txt.bz2</text:a> </text:p>
          </table:table-cell>
          <table:table-cell office:value-type="float" office:value="73" calcext:value-type="float">
            <text:p>73</text:p>
          </table:table-cell>
          <table:table-cell office:value-type="float" office:value="11032" calcext:value-type="float">
            <text:p>11032</text:p>
          </table:table-cell>
          <table:table-cell office:value-type="float" office:value="46122" calcext:value-type="float">
            <text:p>46122</text:p>
          </table:table-cell>
          <table:table-cell table:style-name="ce3" office:value-type="string" calcext:value-type="string">
            <text:p><text:s text:c="8"/>33753 X 33753</text:p>
          </table:table-cell>
          <table:table-cell office:value-type="float" office:value="2595789" calcext:value-type="float">
            <text:p>2595789</text:p>
          </table:table-cell>
          <table:table-cell office:value-type="float" office:value="4.92139E+021" calcext:value-type="float">
            <text:p>4.92E+21</text:p>
          </table:table-cell>
          <table:table-cell office:value-type="float" office:value="0.159188" calcext:value-type="float">
            <text:p>0.159188</text:p>
          </table:table-cell>
          <table:table-cell office:value-type="float" office:value="0.00149793" calcext:value-type="float">
            <text:p>0.00149793</text:p>
          </table:table-cell>
          <table:table-cell table:style-name="ce7" office:value-type="float" office:value="0.0000051645" calcext:value-type="float">
            <text:p>5.16E-06</text:p>
          </table:table-cell>
          <table:table-cell office:value-type="float" office:value="1.90594E-015" calcext:value-type="float">
            <text:p>1.91E-15</text:p>
          </table:table-cell>
          <table:table-cell office:value-type="float" office:value="0.642376" calcext:value-type="float">
            <text:p>0.642376</text:p>
          </table:table-cell>
          <table:table-cell/>
          <table:table-cell table:style-name="ce7" office:value-type="float" office:value="2287430000" calcext:value-type="float">
            <text:p>2.29E+09</text:p>
          </table:table-cell>
          <table:table-cell table:style-name="ce7" office:value-type="float" office:value="21588200" calcext:value-type="float">
            <text:p>2.16E+07</text:p>
          </table:table-cell>
          <table:table-cell office:value-type="float" office:value="13.5741" calcext:value-type="float">
            <text:p>13.5741</text:p>
          </table:table-cell>
          <table:table-cell office:value-type="float" office:value="0.00000000450868" calcext:value-type="float">
            <text:p>4.51E-09</text:p>
          </table:table-cell>
          <table:table-cell office:value-type="float" office:value="1" calcext:value-type="float">
            <text:p>1</text:p>
          </table:table-cell>
          <table:table-cell office:value-type="float" office:value="48.5044" calcext:value-type="float">
            <text:p>48.504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6.3673" calcext:value-type="float">
            <text:p>36.3673</text:p>
          </table:table-cell>
          <table:table-cell office:value-type="float" office:value="0.343591" calcext:value-type="float">
            <text:p>0.343591</text:p>
          </table:table-cell>
          <table:table-cell table:style-name="ce7" office:value-type="float" office:value="0.0000002568203" calcext:value-type="float">
            <text:p>2.57E-07</text:p>
          </table:table-cell>
          <table:table-cell table:style-name="ce7" office:value-type="float" office:value="7.14308E-015" calcext:value-type="float">
            <text:p>7.14E-15</text:p>
          </table:table-cell>
          <table:table-cell office:value-type="float" office:value="0" calcext:value-type="float">
            <text:p>0</text:p>
          </table:table-cell>
          <table:table-cell office:value-type="float" office:value="37.7127" calcext:value-type="float">
            <text:p>37.7127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5">
          <table:table-cell office:value-type="string" calcext:value-type="string">
            <text:p><text:a xlink:href="https://grail.cs.washington.edu/projects/bal/data/ladybug/problem-138-19878-pre.txt.bz2" xlink:type="simple">problem-138-19878-pre.txt.bz2</text:a> </text:p>
          </table:table-cell>
          <table:table-cell office:value-type="float" office:value="138" calcext:value-type="float">
            <text:p>138</text:p>
          </table:table-cell>
          <table:table-cell office:value-type="float" office:value="19878" calcext:value-type="float">
            <text:p>19878</text:p>
          </table:table-cell>
          <table:table-cell office:value-type="float" office:value="85217" calcext:value-type="float">
            <text:p>85217</text:p>
          </table:table-cell>
          <table:table-cell office:value-type="string" calcext:value-type="string">
            <text:p><text:s text:c="8"/>60876 X 60876</text:p>
          </table:table-cell>
          <table:table-cell office:value-type="float" office:value="4791690" calcext:value-type="float">
            <text:p>4791690</text:p>
          </table:table-cell>
          <table:table-cell office:value-type="float" office:value="34702300000000" calcext:value-type="float">
            <text:p>3.47E+13</text:p>
          </table:table-cell>
          <table:table-cell table:style-name="ce7" office:value-type="float" office:value="0.00000275006" calcext:value-type="float">
            <text:p>2.75E-06</text:p>
          </table:table-cell>
          <table:table-cell table:style-name="ce7" office:value-type="float" office:value="0.0000000193145" calcext:value-type="float">
            <text:p>1.93E-08</text:p>
          </table:table-cell>
          <table:table-cell office:value-type="float" office:value="0.000979537" calcext:value-type="float">
            <text:p>0.000979537</text:p>
          </table:table-cell>
          <table:table-cell office:value-type="float" office:value="1.41662E-015" calcext:value-type="float">
            <text:p>1.42E-15</text:p>
          </table:table-cell>
          <table:table-cell office:value-type="float" office:value="0.809238" calcext:value-type="float">
            <text:p>0.809238</text:p>
          </table:table-cell>
          <table:table-cell/>
          <table:table-cell office:value-type="float" office:value="8.29476" calcext:value-type="float">
            <text:p>8.29476</text:p>
          </table:table-cell>
          <table:table-cell office:value-type="float" office:value="0.0583118" calcext:value-type="float">
            <text:p>0.0583118</text:p>
          </table:table-cell>
          <table:table-cell office:value-type="float" office:value="180.673" calcext:value-type="float">
            <text:p>180.673</text:p>
          </table:table-cell>
          <table:table-cell office:value-type="float" office:value="0.000000000363418" calcext:value-type="float">
            <text:p>3.63E-10</text:p>
          </table:table-cell>
          <table:table-cell office:value-type="float" office:value="1" calcext:value-type="float">
            <text:p>1</text:p>
          </table:table-cell>
          <table:table-cell office:value-type="float" office:value="90.2522" calcext:value-type="float">
            <text:p>90.252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7" office:value-type="float" office:value="0.00000222704" calcext:value-type="float">
            <text:p>2.23E-06</text:p>
          </table:table-cell>
          <table:table-cell table:style-name="ce7" office:value-type="float" office:value="0.0000000156217" calcext:value-type="float">
            <text:p>1.56E-08</text:p>
          </table:table-cell>
          <table:table-cell table:style-name="ce7" office:value-type="float" office:value="0.0002222112" calcext:value-type="float">
            <text:p>2.22E-04</text:p>
          </table:table-cell>
          <table:table-cell table:style-name="ce7" office:value-type="float" office:value="1.92146E-015" calcext:value-type="float">
            <text:p>1.92E-15</text:p>
          </table:table-cell>
          <table:table-cell office:value-type="float" office:value="0" calcext:value-type="float">
            <text:p>0</text:p>
          </table:table-cell>
          <table:table-cell office:value-type="float" office:value="108.142" calcext:value-type="float">
            <text:p>108.142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318-41628-pre.txt.bz2" xlink:type="simple">problem-318-41628-pre.txt.bz2</text:a> </text:p>
          </table:table-cell>
          <table:table-cell office:value-type="float" office:value="318" calcext:value-type="float">
            <text:p>318</text:p>
          </table:table-cell>
          <table:table-cell office:value-type="float" office:value="41628" calcext:value-type="float">
            <text:p>41628</text:p>
          </table:table-cell>
          <table:table-cell office:value-type="float" office:value="179919" calcext:value-type="float">
            <text:p>179919</text:p>
          </table:table-cell>
          <table:table-cell office:value-type="string" calcext:value-type="string">
            <text:p><text:s text:c="7"/>127746 X 127746</text:p>
          </table:table-cell>
          <table:table-cell office:value-type="float" office:value="10116036" calcext:value-type="float">
            <text:p>10116036</text:p>
          </table:table-cell>
          <table:table-cell office:value-type="float" office:value="3.6032E+020" calcext:value-type="float">
            <text:p>3.60E+20</text:p>
          </table:table-cell>
          <table:table-cell office:value-type="float" office:value="0.0421671" calcext:value-type="float">
            <text:p>0.0421671</text:p>
          </table:table-cell>
          <table:table-cell office:value-type="float" office:value="0.000204387" calcext:value-type="float">
            <text:p>0.000204387</text:p>
          </table:table-cell>
          <table:table-cell office:value-type="float" office:value="0.000155582" calcext:value-type="float">
            <text:p>0.000155582</text:p>
          </table:table-cell>
          <table:table-cell office:value-type="float" office:value="1.66549E-016" calcext:value-type="float">
            <text:p>1.67E-16</text:p>
          </table:table-cell>
          <table:table-cell office:value-type="float" office:value="3.40735" calcext:value-type="float">
            <text:p>3.40735</text:p>
          </table:table-cell>
          <table:table-cell/>
          <table:table-cell office:value-type="float" office:value="5395.84" calcext:value-type="float">
            <text:p>5395.84</text:p>
          </table:table-cell>
          <table:table-cell office:value-type="float" office:value="26.1057" calcext:value-type="float">
            <text:p>26.1057</text:p>
          </table:table-cell>
          <table:table-cell office:value-type="float" office:value="29.0141" calcext:value-type="float">
            <text:p>29.0141</text:p>
          </table:table-cell>
          <table:table-cell office:value-type="float" office:value="0.000000000149547" calcext:value-type="float">
            <text:p>1.50E-10</text:p>
          </table:table-cell>
          <table:table-cell office:value-type="float" office:value="1" calcext:value-type="float">
            <text:p>1</text:p>
          </table:table-cell>
          <table:table-cell office:value-type="float" office:value="199.726" calcext:value-type="float">
            <text:p>199.72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372-47423-pre.txt.bz2" xlink:type="simple">problem-372-47423-pre.txt.bz2</text:a> </text:p>
          </table:table-cell>
          <table:table-cell office:value-type="float" office:value="372" calcext:value-type="float">
            <text:p>372</text:p>
          </table:table-cell>
          <table:table-cell office:value-type="float" office:value="47423" calcext:value-type="float">
            <text:p>47423</text:p>
          </table:table-cell>
          <table:table-cell office:value-type="float" office:value="204472" calcext:value-type="float">
            <text:p>204472</text:p>
          </table:table-cell>
          <table:table-cell office:value-type="string" calcext:value-type="string">
            <text:p><text:s text:c="7"/>145617 X 145617</text:p>
          </table:table-cell>
          <table:table-cell office:value-type="float" office:value="11498427" calcext:value-type="float">
            <text:p>11498427</text:p>
          </table:table-cell>
          <table:table-cell office:value-type="float" office:value="66727800000000" calcext:value-type="float">
            <text:p>6.67E+13</text:p>
          </table:table-cell>
          <table:table-cell table:style-name="ce7" office:value-type="float" office:value="0.000000955913" calcext:value-type="float">
            <text:p>9.56E-07</text:p>
          </table:table-cell>
          <table:table-cell table:style-name="ce7" office:value-type="float" office:value="0.00000000434055" calcext:value-type="float">
            <text:p>4.34E-09</text:p>
          </table:table-cell>
          <table:table-cell office:value-type="float" office:value="0.000482111" calcext:value-type="float">
            <text:p>0.000482111</text:p>
          </table:table-cell>
          <table:table-cell office:value-type="float" office:value="7.19554E-016" calcext:value-type="float">
            <text:p>7.20E-16</text:p>
          </table:table-cell>
          <table:table-cell office:value-type="float" office:value="1.90849" calcext:value-type="float">
            <text:p>1.90849</text:p>
          </table:table-cell>
          <table:table-cell/>
          <table:table-cell office:value-type="float" office:value="10.3123" calcext:value-type="float">
            <text:p>10.3123</text:p>
          </table:table-cell>
          <table:table-cell office:value-type="float" office:value="0.0468058" calcext:value-type="float">
            <text:p>0.0468058</text:p>
          </table:table-cell>
          <table:table-cell office:value-type="float" office:value="2747.76" calcext:value-type="float">
            <text:p>2747.76</text:p>
          </table:table-cell>
          <table:table-cell office:value-type="float" office:value="0.00000000298078" calcext:value-type="float">
            <text:p>2.98E-09</text:p>
          </table:table-cell>
          <table:table-cell office:value-type="float" office:value="1" calcext:value-type="float">
            <text:p>1</text:p>
          </table:table-cell>
          <table:table-cell office:value-type="float" office:value="227.045" calcext:value-type="float">
            <text:p>227.045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7" office:value-type="float" office:value="0.00000940861" calcext:value-type="float">
            <text:p>9.41E-06</text:p>
          </table:table-cell>
          <table:table-cell table:style-name="ce7" office:value-type="float" office:value="0.0000000427422" calcext:value-type="float">
            <text:p>4.27E-08</text:p>
          </table:table-cell>
          <table:table-cell table:style-name="ce7" office:value-type="float" office:value="0.0004744334" calcext:value-type="float">
            <text:p>4.74E-04</text:p>
          </table:table-cell>
          <table:table-cell table:style-name="ce7" office:value-type="float" office:value="9.19736E-015" calcext:value-type="float">
            <text:p>9.20E-15</text:p>
          </table:table-cell>
          <table:table-cell office:value-type="float" office:value="0" calcext:value-type="float">
            <text:p>0</text:p>
          </table:table-cell>
          <table:table-cell office:value-type="float" office:value="629.332" calcext:value-type="float">
            <text:p>629.332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412-52215-pre.txt.bz2" xlink:type="simple">problem-412-52215-pre.txt.bz2</text:a> </text:p>
          </table:table-cell>
          <table:table-cell office:value-type="float" office:value="412" calcext:value-type="float">
            <text:p>412</text:p>
          </table:table-cell>
          <table:table-cell office:value-type="float" office:value="52215" calcext:value-type="float">
            <text:p>52215</text:p>
          </table:table-cell>
          <table:table-cell office:value-type="float" office:value="224242" calcext:value-type="float">
            <text:p>224242</text:p>
          </table:table-cell>
          <table:table-cell office:value-type="string" calcext:value-type="string">
            <text:p><text:s text:c="7"/>160353 X 160353</text:p>
          </table:table-cell>
          <table:table-cell office:value-type="float" office:value="12612375" calcext:value-type="float">
            <text:p>12612375</text:p>
          </table:table-cell>
          <table:table-cell office:value-type="float" office:value="64359100000000" calcext:value-type="float">
            <text:p>6.44E+13</text:p>
          </table:table-cell>
          <table:table-cell table:style-name="ce7" office:value-type="float" office:value="0.0000112563" calcext:value-type="float">
            <text:p>1.13E-05</text:p>
          </table:table-cell>
          <table:table-cell table:style-name="ce7" office:value-type="float" office:value="0.0000000487457" calcext:value-type="float">
            <text:p>4.87E-08</text:p>
          </table:table-cell>
          <table:table-cell office:value-type="float" office:value="0.000812816" calcext:value-type="float">
            <text:p>0.000812816</text:p>
          </table:table-cell>
          <table:table-cell office:value-type="float" office:value="1.01031E-015" calcext:value-type="float">
            <text:p>1.01E-15</text:p>
          </table:table-cell>
          <table:table-cell office:value-type="float" office:value="2.24042" calcext:value-type="float">
            <text:p>2.24042</text:p>
          </table:table-cell>
          <table:table-cell/>
          <table:table-cell office:value-type="float" office:value="41.0868" calcext:value-type="float">
            <text:p>41.0868</text:p>
          </table:table-cell>
          <table:table-cell office:value-type="float" office:value="0.177739" calcext:value-type="float">
            <text:p>0.177739</text:p>
          </table:table-cell>
          <table:table-cell office:value-type="float" office:value="11315.2" calcext:value-type="float">
            <text:p>11315.2</text:p>
          </table:table-cell>
          <table:table-cell office:value-type="float" office:value="0.0000000223249" calcext:value-type="float">
            <text:p>2.23E-08</text:p>
          </table:table-cell>
          <table:table-cell office:value-type="float" office:value="1" calcext:value-type="float">
            <text:p>1</text:p>
          </table:table-cell>
          <table:table-cell office:value-type="float" office:value="246.855" calcext:value-type="float">
            <text:p>246.85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460-56811-pre.txt.bz2" xlink:type="simple">problem-460-56811-pre.txt.bz2</text:a> </text:p>
          </table:table-cell>
          <table:table-cell office:value-type="float" office:value="460" calcext:value-type="float">
            <text:p>460</text:p>
          </table:table-cell>
          <table:table-cell office:value-type="float" office:value="56811" calcext:value-type="float">
            <text:p>56811</text:p>
          </table:table-cell>
          <table:table-cell office:value-type="float" office:value="241877" calcext:value-type="float">
            <text:p>241877</text:p>
          </table:table-cell>
          <table:table-cell office:value-type="string" calcext:value-type="string">
            <text:p><text:s text:c="7"/>174573 X 174573</text:p>
          </table:table-cell>
          <table:table-cell office:value-type="float" office:value="13609917" calcext:value-type="float">
            <text:p>13609917</text:p>
          </table:table-cell>
          <table:table-cell office:value-type="float" office:value="738355000000" calcext:value-type="float">
            <text:p>7.38E+11</text:p>
          </table:table-cell>
          <table:table-cell table:style-name="ce7" office:value-type="float" office:value="0.0000000706428" calcext:value-type="float">
            <text:p>7.06E-08</text:p>
          </table:table-cell>
          <table:table-cell table:style-name="ce7" office:value-type="float" office:value="0.000000000293406" calcext:value-type="float">
            <text:p>2.93E-10</text:p>
          </table:table-cell>
          <table:table-cell office:value-type="float" office:value="0.00224418" calcext:value-type="float">
            <text:p>0.00224418</text:p>
          </table:table-cell>
          <table:table-cell office:value-type="float" office:value="1.89652E-015" calcext:value-type="float">
            <text:p>1.90E-15</text:p>
          </table:table-cell>
          <table:table-cell office:value-type="float" office:value="2.34053" calcext:value-type="float">
            <text:p>2.34053</text:p>
          </table:table-cell>
          <table:table-cell/>
          <table:table-cell office:value-type="float" office:value="0.0967404" calcext:value-type="float">
            <text:p>0.0967404</text:p>
          </table:table-cell>
          <table:table-cell office:value-type="float" office:value="0.000400984" calcext:value-type="float">
            <text:p>0.000400984</text:p>
          </table:table-cell>
          <table:table-cell office:value-type="float" office:value="84.6611" calcext:value-type="float">
            <text:p>84.6611</text:p>
          </table:table-cell>
          <table:table-cell office:value-type="float" office:value="0.0000000000983644" calcext:value-type="float">
            <text:p>9.84E-11</text:p>
          </table:table-cell>
          <table:table-cell office:value-type="float" office:value="0" calcext:value-type="float">
            <text:p>0</text:p>
          </table:table-cell>
          <table:table-cell office:value-type="float" office:value="154.285" calcext:value-type="float">
            <text:p>154.285</text:p>
          </table:table-cell>
          <table:table-cell office:value-type="float" office:value="549" calcext:value-type="float">
            <text:p>549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539-65220-pre.txt.bz2" xlink:type="simple">problem-539-65220-pre.txt.bz2</text:a> </text:p>
          </table:table-cell>
          <table:table-cell office:value-type="float" office:value="539" calcext:value-type="float">
            <text:p>539</text:p>
          </table:table-cell>
          <table:table-cell office:value-type="float" office:value="65220" calcext:value-type="float">
            <text:p>65220</text:p>
          </table:table-cell>
          <table:table-cell office:value-type="float" office:value="277273" calcext:value-type="float">
            <text:p>277273</text:p>
          </table:table-cell>
          <table:table-cell office:value-type="string" calcext:value-type="string">
            <text:p><text:s text:c="7"/>200511 X 200511</text:p>
          </table:table-cell>
          <table:table-cell office:value-type="float" office:value="15603381" calcext:value-type="float">
            <text:p>15603381</text:p>
          </table:table-cell>
          <table:table-cell office:value-type="float" office:value="211942000000" calcext:value-type="float">
            <text:p>2.12E+11</text:p>
          </table:table-cell>
          <table:table-cell table:style-name="ce7" office:value-type="float" office:value="0.0000000643898" calcext:value-type="float">
            <text:p>6.44E-08</text:p>
          </table:table-cell>
          <table:table-cell table:style-name="ce7" office:value-type="float" office:value="0.000000000248935" calcext:value-type="float">
            <text:p>2.49E-10</text:p>
          </table:table-cell>
          <table:table-cell office:value-type="float" office:value="0.000643812" calcext:value-type="float">
            <text:p>0.000643812</text:p>
          </table:table-cell>
          <table:table-cell office:value-type="float" office:value="1.6469E-015" calcext:value-type="float">
            <text:p>1.65E-15</text:p>
          </table:table-cell>
          <table:table-cell office:value-type="float" office:value="2.64427" calcext:value-type="float">
            <text:p>2.64427</text:p>
          </table:table-cell>
          <table:table-cell/>
          <table:table-cell office:value-type="float" office:value="0.0885177" calcext:value-type="float">
            <text:p>0.0885177</text:p>
          </table:table-cell>
          <table:table-cell office:value-type="float" office:value="0.000342283" calcext:value-type="float">
            <text:p>0.000342283</text:p>
          </table:table-cell>
          <table:table-cell office:value-type="float" office:value="83.5086" calcext:value-type="float">
            <text:p>83.5086</text:p>
          </table:table-cell>
          <table:table-cell office:value-type="float" office:value="0.000000000120074" calcext:value-type="float">
            <text:p>1.20E-10</text:p>
          </table:table-cell>
          <table:table-cell office:value-type="float" office:value="1" calcext:value-type="float">
            <text:p>1</text:p>
          </table:table-cell>
          <table:table-cell office:value-type="float" office:value="327.589" calcext:value-type="float">
            <text:p>327.589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598-69218-pre.txt.bz2" xlink:type="simple">problem-598-69218-pre.txt.bz2</text:a> </text:p>
          </table:table-cell>
          <table:table-cell office:value-type="float" office:value="598" calcext:value-type="float">
            <text:p>598</text:p>
          </table:table-cell>
          <table:table-cell office:value-type="float" office:value="69218" calcext:value-type="float">
            <text:p>69218</text:p>
          </table:table-cell>
          <table:table-cell office:value-type="float" office:value="304170" calcext:value-type="float">
            <text:p>304170</text:p>
          </table:table-cell>
          <table:table-cell office:value-type="string" calcext:value-type="string">
            <text:p><text:s text:c="7"/>213036 X 213036</text:p>
          </table:table-cell>
          <table:table-cell office:value-type="float" office:value="17096580" calcext:value-type="float">
            <text:p>17096580</text:p>
          </table:table-cell>
          <table:table-cell office:value-type="float" office:value="164817000000" calcext:value-type="float">
            <text:p>1.65E+11</text:p>
          </table:table-cell>
          <table:table-cell table:style-name="ce7" office:value-type="float" office:value="0.0000364775" calcext:value-type="float">
            <text:p>3.65E-05</text:p>
          </table:table-cell>
          <table:table-cell table:style-name="ce7" office:value-type="float" office:value="0.000000136842" calcext:value-type="float">
            <text:p>1.37E-07</text:p>
          </table:table-cell>
          <table:table-cell office:value-type="float" office:value="668344" calcext:value-type="float">
            <text:p>668344</text:p>
          </table:table-cell>
          <table:table-cell office:value-type="float" office:value="2.96257E-015" calcext:value-type="float">
            <text:p>2.96E-15</text:p>
          </table:table-cell>
          <table:table-cell office:value-type="float" office:value="2.89808" calcext:value-type="float">
            <text:p>2.89808</text:p>
          </table:table-cell>
          <table:table-cell/>
          <table:table-cell office:value-type="float" office:value="0.458131" calcext:value-type="float">
            <text:p>0.458131</text:p>
          </table:table-cell>
          <table:table-cell office:value-type="float" office:value="0.00172084" calcext:value-type="float">
            <text:p>0.00172084</text:p>
          </table:table-cell>
          <table:table-cell table:style-name="ce7" office:value-type="float" office:value="20137700000" calcext:value-type="float">
            <text:p>2.01E+10</text:p>
          </table:table-cell>
          <table:table-cell office:value-type="float" office:value="0.0000000000768434" calcext:value-type="float">
            <text:p>7.68E-11</text:p>
          </table:table-cell>
          <table:table-cell office:value-type="float" office:value="0" calcext:value-type="float">
            <text:p>0</text:p>
          </table:table-cell>
          <table:table-cell office:value-type="float" office:value="9.78615" calcext:value-type="float">
            <text:p>9.78615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646-73584-pre.txt.bz2" xlink:type="simple">problem-646-73584-pre.txt.bz2</text:a> </text:p>
          </table:table-cell>
          <table:table-cell office:value-type="float" office:value="646" calcext:value-type="float">
            <text:p>646</text:p>
          </table:table-cell>
          <table:table-cell office:value-type="float" office:value="73584" calcext:value-type="float">
            <text:p>73584</text:p>
          </table:table-cell>
          <table:table-cell office:value-type="float" office:value="327297" calcext:value-type="float">
            <text:p>327297</text:p>
          </table:table-cell>
          <table:table-cell office:value-type="string" calcext:value-type="string">
            <text:p><text:s text:c="7"/>226566 X 226566</text:p>
          </table:table-cell>
          <table:table-cell office:value-type="float" office:value="18388620" calcext:value-type="float">
            <text:p>18388620</text:p>
          </table:table-cell>
          <table:table-cell office:value-type="float" office:value="348431000" calcext:value-type="float">
            <text:p>3.48E+08</text:p>
          </table:table-cell>
          <table:table-cell table:style-name="ce7" office:value-type="float" office:value="0.0000000247191" calcext:value-type="float">
            <text:p>2.47E-08</text:p>
          </table:table-cell>
          <table:table-cell table:style-name="ce7" office:value-type="float" office:value="0.0000000000899138" calcext:value-type="float">
            <text:p>8.99E-11</text:p>
          </table:table-cell>
          <table:table-cell office:value-type="float" office:value="6.12152" calcext:value-type="float">
            <text:p>6.12152</text:p>
          </table:table-cell>
          <table:table-cell office:value-type="float" office:value="6.00559E-016" calcext:value-type="float">
            <text:p>6.01E-16</text:p>
          </table:table-cell>
          <table:table-cell office:value-type="float" office:value="3.10647" calcext:value-type="float">
            <text:p>3.10647</text:p>
          </table:table-cell>
          <table:table-cell/>
          <table:table-cell office:value-type="float" office:value="12.9131" calcext:value-type="float">
            <text:p>12.9131</text:p>
          </table:table-cell>
          <table:table-cell office:value-type="float" office:value="0.0469536" calcext:value-type="float">
            <text:p>0.0469536</text:p>
          </table:table-cell>
          <table:table-cell table:style-name="ce7" office:value-type="float" office:value="6078780000" calcext:value-type="float">
            <text:p>6.08E+09</text:p>
          </table:table-cell>
          <table:table-cell office:value-type="float" office:value="0.000000516004" calcext:value-type="float">
            <text:p>5.16E-07</text:p>
          </table:table-cell>
          <table:table-cell office:value-type="float" office:value="1" calcext:value-type="float">
            <text:p>1</text:p>
          </table:table-cell>
          <table:table-cell office:value-type="float" office:value="114.814" calcext:value-type="float">
            <text:p>114.81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707-78455-pre.txt.bz2" xlink:type="simple">problem-707-78455-pre.txt.bz2</text:a> </text:p>
          </table:table-cell>
          <table:table-cell office:value-type="float" office:value="707" calcext:value-type="float">
            <text:p>707</text:p>
          </table:table-cell>
          <table:table-cell office:value-type="float" office:value="78455" calcext:value-type="float">
            <text:p>78455</text:p>
          </table:table-cell>
          <table:table-cell office:value-type="float" office:value="349940" calcext:value-type="float">
            <text:p>349940</text:p>
          </table:table-cell>
          <table:table-cell office:value-type="string" calcext:value-type="string">
            <text:p><text:s text:c="7"/>241728 X 241728</text:p>
          </table:table-cell>
          <table:table-cell office:value-type="float" office:value="19660122" calcext:value-type="float">
            <text:p>19660122</text:p>
          </table:table-cell>
          <table:table-cell table:style-name="Default" office:value-type="float" office:value="40448.2" calcext:value-type="float">
            <text:p>40448.2</text:p>
          </table:table-cell>
          <table:table-cell table:style-name="ce7" office:value-type="float" office:value="0.00000000000805956" calcext:value-type="float">
            <text:p>8.06E-12</text:p>
          </table:table-cell>
          <table:table-cell table:style-name="ce7" office:value-type="float" office:value="0.0000000000000283991" calcext:value-type="float">
            <text:p>2.84E-14</text:p>
          </table:table-cell>
          <table:table-cell office:value-type="float" office:value="22.5277" calcext:value-type="float">
            <text:p>22.5277</text:p>
          </table:table-cell>
          <table:table-cell office:value-type="float" office:value="9.52564E-016" calcext:value-type="float">
            <text:p>9.53E-16</text:p>
          </table:table-cell>
          <table:table-cell office:value-type="float" office:value="3.52239" calcext:value-type="float">
            <text:p>3.52239</text:p>
          </table:table-cell>
          <table:table-cell/>
          <table:table-cell table:style-name="ce7" office:value-type="float" office:value="0.00000115208" calcext:value-type="float">
            <text:p>1.15E-06</text:p>
          </table:table-cell>
          <table:table-cell table:style-name="ce7" office:value-type="float" office:value="0.00000000405722" calcext:value-type="float">
            <text:p>4.06E-09</text:p>
          </table:table-cell>
          <table:table-cell table:style-name="ce7" office:value-type="float" office:value="1886930" calcext:value-type="float">
            <text:p>1.89E+06</text:p>
          </table:table-cell>
          <table:table-cell office:value-type="float" office:value="0.000000000091177" calcext:value-type="float">
            <text:p>9.12E-11</text:p>
          </table:table-cell>
          <table:table-cell office:value-type="float" office:value="0" calcext:value-type="float">
            <text:p>0</text:p>
          </table:table-cell>
          <table:table-cell office:value-type="float" office:value="10.7215" calcext:value-type="float">
            <text:p>10.7215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783-84444-pre.txt.bz2" xlink:type="simple">problem-783-84444-pre.txt.bz2</text:a> </text:p>
          </table:table-cell>
          <table:table-cell office:value-type="float" office:value="783" calcext:value-type="float">
            <text:p>783</text:p>
          </table:table-cell>
          <table:table-cell office:value-type="float" office:value="84444" calcext:value-type="float">
            <text:p>84444</text:p>
          </table:table-cell>
          <table:table-cell office:value-type="float" office:value="377052" calcext:value-type="float">
            <text:p>377052</text:p>
          </table:table-cell>
          <table:table-cell office:value-type="string" calcext:value-type="string">
            <text:p><text:s text:c="7"/>260379 X 260379</text:p>
          </table:table-cell>
          <table:table-cell office:value-type="float" office:value="21184227" calcext:value-type="float">
            <text:p>21184227</text:p>
          </table:table-cell>
          <table:table-cell office:value-type="float" office:value="2.77466E+017" calcext:value-type="float">
            <text:p>2.77E+17</text:p>
          </table:table-cell>
          <table:table-cell office:value-type="float" office:value="0.0280694" calcext:value-type="float">
            <text:p>0.0280694</text:p>
          </table:table-cell>
          <table:table-cell table:style-name="ce7" office:value-type="float" office:value="0.0000952457" calcext:value-type="float">
            <text:p>9.52E-05</text:p>
          </table:table-cell>
          <table:table-cell office:value-type="float" office:value="11685.7" calcext:value-type="float">
            <text:p>11685.7</text:p>
          </table:table-cell>
          <table:table-cell office:value-type="float" office:value="2.10331E-015" calcext:value-type="float">
            <text:p>2.10E-15</text:p>
          </table:table-cell>
          <table:table-cell office:value-type="float" office:value="8.69001" calcext:value-type="float">
            <text:p>8.69001</text:p>
          </table:table-cell>
          <table:table-cell/>
          <table:table-cell office:value-type="float" office:value="885.37" calcext:value-type="float">
            <text:p>885.37</text:p>
          </table:table-cell>
          <table:table-cell office:value-type="float" office:value="3.00575" calcext:value-type="float">
            <text:p>3.00575</text:p>
          </table:table-cell>
          <table:table-cell table:style-name="ce7" office:value-type="float" office:value="76307700" calcext:value-type="float">
            <text:p>7.63E+07</text:p>
          </table:table-cell>
          <table:table-cell office:value-type="float" office:value="0.0000000000163337" calcext:value-type="float">
            <text:p>1.63E-11</text:p>
          </table:table-cell>
          <table:table-cell office:value-type="float" office:value="0" calcext:value-type="float">
            <text:p>0</text:p>
          </table:table-cell>
          <table:table-cell office:value-type="float" office:value="22.4132" calcext:value-type="float">
            <text:p>22.4132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810-88814-pre.txt.bz2" xlink:type="simple">problem-810-88814-pre.txt.bz2</text:a> </text:p>
          </table:table-cell>
          <table:table-cell office:value-type="float" office:value="810" calcext:value-type="float">
            <text:p>810</text:p>
          </table:table-cell>
          <table:table-cell office:value-type="float" office:value="88814" calcext:value-type="float">
            <text:p>88814</text:p>
          </table:table-cell>
          <table:table-cell office:value-type="float" office:value="393775" calcext:value-type="float">
            <text:p>393775</text:p>
          </table:table-cell>
          <table:table-cell office:value-type="string" calcext:value-type="string">
            <text:p><text:s text:c="7"/>273732 X 273732</text:p>
          </table:table-cell>
          <table:table-cell office:value-type="float" office:value="12360726" calcext:value-type="float">
            <text:p>12360726</text:p>
          </table:table-cell>
          <table:table-cell office:value-type="float" office:value="1.23485E+021" calcext:value-type="float">
            <text:p>1.23E+21</text:p>
          </table:table-cell>
          <table:table-cell office:value-type="float" office:value="0.0730941" calcext:value-type="float">
            <text:p>0.0730941</text:p>
          </table:table-cell>
          <table:table-cell office:value-type="float" office:value="0.000241973" calcext:value-type="float">
            <text:p>0.000241973</text:p>
          </table:table-cell>
          <table:table-cell office:value-type="float" office:value="0.00966195" calcext:value-type="float">
            <text:p>0.00966195</text:p>
          </table:table-cell>
          <table:table-cell office:value-type="float" office:value="3.86572E-016" calcext:value-type="float">
            <text:p>3.87E-16</text:p>
          </table:table-cell>
          <table:table-cell office:value-type="float" office:value="4.10586" calcext:value-type="float">
            <text:p>4.10586</text:p>
          </table:table-cell>
          <table:table-cell/>
          <table:table-cell office:value-type="float" office:value="303423" calcext:value-type="float">
            <text:p>303423</text:p>
          </table:table-cell>
          <table:table-cell office:value-type="float" office:value="1006.68" calcext:value-type="float">
            <text:p>1006.68</text:p>
          </table:table-cell>
          <table:table-cell office:value-type="float" office:value="135303" calcext:value-type="float">
            <text:p>135303</text:p>
          </table:table-cell>
          <table:table-cell office:value-type="float" office:value="0.00000000497474" calcext:value-type="float">
            <text:p>4.97E-09</text:p>
          </table:table-cell>
          <table:table-cell office:value-type="float" office:value="0" calcext:value-type="float">
            <text:p>0</text:p>
          </table:table-cell>
          <table:table-cell office:value-type="float" office:value="300.778" calcext:value-type="float">
            <text:p>300.778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856-93344-pre.txt.bz2" xlink:type="simple">problem-856-93344-pre.txt.bz2</text:a> </text:p>
          </table:table-cell>
          <table:table-cell office:value-type="float" office:value="856" calcext:value-type="float">
            <text:p>856</text:p>
          </table:table-cell>
          <table:table-cell office:value-type="float" office:value="93344" calcext:value-type="float">
            <text:p>93344</text:p>
          </table:table-cell>
          <table:table-cell office:value-type="float" office:value="415769" calcext:value-type="float">
            <text:p>415769</text:p>
          </table:table-cell>
          <table:table-cell office:value-type="string" calcext:value-type="string">
            <text:p><text:s text:c="7"/>287736 X 287736</text:p>
          </table:table-cell>
          <table:table-cell office:value-type="float" office:value="23360985" calcext:value-type="float">
            <text:p>23360985</text:p>
          </table:table-cell>
          <table:table-cell office:value-type="float" office:value="2.62528E+016" calcext:value-type="float">
            <text:p>2.63E+16</text:p>
          </table:table-cell>
          <table:table-cell office:value-type="float" office:value="0.041084" calcext:value-type="float">
            <text:p>0.041084</text:p>
          </table:table-cell>
          <table:table-cell office:value-type="float" office:value="0.000132671" calcext:value-type="float">
            <text:p>0.000132671</text:p>
          </table:table-cell>
          <table:table-cell office:value-type="float" office:value="223.357" calcext:value-type="float">
            <text:p>223.357</text:p>
          </table:table-cell>
          <table:table-cell office:value-type="float" office:value="2.2377E-015" calcext:value-type="float">
            <text:p>2.24E-15</text:p>
          </table:table-cell>
          <table:table-cell office:value-type="float" office:value="10.1362" calcext:value-type="float">
            <text:p>10.1362</text:p>
          </table:table-cell>
          <table:table-cell/>
          <table:table-cell office:value-type="float" office:value="268.105" calcext:value-type="float">
            <text:p>268.105</text:p>
          </table:table-cell>
          <table:table-cell office:value-type="float" office:value="0.865265" calcext:value-type="float">
            <text:p>0.865265</text:p>
          </table:table-cell>
          <table:table-cell table:style-name="ce7" office:value-type="float" office:value="6612690" calcext:value-type="float">
            <text:p>6.61E+06</text:p>
          </table:table-cell>
          <table:table-cell office:value-type="float" office:value="0.0000000000999124" calcext:value-type="float">
            <text:p>9.99E-11</text:p>
          </table:table-cell>
          <table:table-cell office:value-type="float" office:value="0" calcext:value-type="float">
            <text:p>0</text:p>
          </table:table-cell>
          <table:table-cell office:value-type="float" office:value="73.1809" calcext:value-type="float">
            <text:p>73.1809</text:p>
          </table:table-cell>
          <table:table-cell office:value-type="float" office:value="116" calcext:value-type="float">
            <text:p>116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885-97473-pre.txt.bz2" xlink:type="simple">problem-885-97473-pre.txt.bz2</text:a> </text:p>
          </table:table-cell>
          <table:table-cell office:value-type="float" office:value="885" calcext:value-type="float">
            <text:p>885</text:p>
          </table:table-cell>
          <table:table-cell office:value-type="float" office:value="97473" calcext:value-type="float">
            <text:p>97473</text:p>
          </table:table-cell>
          <table:table-cell office:value-type="float" office:value="434905" calcext:value-type="float">
            <text:p>434905</text:p>
          </table:table-cell>
          <table:table-cell office:value-type="string" calcext:value-type="string">
            <text:p><text:s text:c="7"/>300384 X 300384</text:p>
          </table:table-cell>
          <table:table-cell office:value-type="float" office:value="24433812" calcext:value-type="float">
            <text:p>24433812</text:p>
          </table:table-cell>
          <table:table-cell office:value-type="float" office:value="5.65698E+016" calcext:value-type="float">
            <text:p>5.66E+16</text:p>
          </table:table-cell>
          <table:table-cell office:value-type="float" office:value="0.0309856" calcext:value-type="float">
            <text:p>0.0309856</text:p>
          </table:table-cell>
          <table:table-cell table:style-name="ce7" office:value-type="float" office:value="0.000097927" calcext:value-type="float">
            <text:p>9.79E-05</text:p>
          </table:table-cell>
          <table:table-cell office:value-type="float" office:value="102.507" calcext:value-type="float">
            <text:p>102.507</text:p>
          </table:table-cell>
          <table:table-cell office:value-type="float" office:value="1.4405E-015" calcext:value-type="float">
            <text:p>1.44E-15</text:p>
          </table:table-cell>
          <table:table-cell office:value-type="float" office:value="10.5957" calcext:value-type="float">
            <text:p>10.5957</text:p>
          </table:table-cell>
          <table:table-cell/>
          <table:table-cell office:value-type="float" office:value="537.91" calcext:value-type="float">
            <text:p>537.91</text:p>
          </table:table-cell>
          <table:table-cell office:value-type="float" office:value="1.69938" calcext:value-type="float">
            <text:p>1.69938</text:p>
          </table:table-cell>
          <table:table-cell table:style-name="ce7" office:value-type="float" office:value="13275800" calcext:value-type="float">
            <text:p>1.33E+07</text:p>
          </table:table-cell>
          <table:table-cell office:value-type="float" office:value="0.0000000000978882" calcext:value-type="float">
            <text:p>9.79E-11</text:p>
          </table:table-cell>
          <table:table-cell office:value-type="float" office:value="0" calcext:value-type="float">
            <text:p>0</text:p>
          </table:table-cell>
          <table:table-cell office:value-type="float" office:value="52.355" calcext:value-type="float">
            <text:p>52.355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931-102699-pre.txt.bz2" xlink:type="simple">problem-931-102699-pre.txt.bz2</text:a> </text:p>
          </table:table-cell>
          <table:table-cell office:value-type="float" office:value="931" calcext:value-type="float">
            <text:p>931</text:p>
          </table:table-cell>
          <table:table-cell office:value-type="float" office:value="102699" calcext:value-type="float">
            <text:p>102699</text:p>
          </table:table-cell>
          <table:table-cell office:value-type="float" office:value="457460" calcext:value-type="float">
            <text:p>457460</text:p>
          </table:table-cell>
          <table:table-cell office:value-type="string" calcext:value-type="string">
            <text:p><text:s text:c="7"/>316476 X 316476</text:p>
          </table:table-cell>
          <table:table-cell office:value-type="float" office:value="25702542" calcext:value-type="float">
            <text:p>25702542</text:p>
          </table:table-cell>
          <table:table-cell office:value-type="float" office:value="1.3258E+016" calcext:value-type="float">
            <text:p>1.33E+16</text:p>
          </table:table-cell>
          <table:table-cell office:value-type="float" office:value="0.00272843" calcext:value-type="float">
            <text:p>0.00272843</text:p>
          </table:table-cell>
          <table:table-cell table:style-name="ce7" office:value-type="float" office:value="0.00000841073" calcext:value-type="float">
            <text:p>8.41E-06</text:p>
          </table:table-cell>
          <table:table-cell office:value-type="float" office:value="126.288" calcext:value-type="float">
            <text:p>126.288</text:p>
          </table:table-cell>
          <table:table-cell office:value-type="float" office:value="9.79159E-016" calcext:value-type="float">
            <text:p>9.79E-16</text:p>
          </table:table-cell>
          <table:table-cell office:value-type="float" office:value="10.9419" calcext:value-type="float">
            <text:p>10.9419</text:p>
          </table:table-cell>
          <table:table-cell/>
          <table:table-cell office:value-type="float" office:value="121.019" calcext:value-type="float">
            <text:p>121.019</text:p>
          </table:table-cell>
          <table:table-cell office:value-type="float" office:value="0.372665" calcext:value-type="float">
            <text:p>0.372665</text:p>
          </table:table-cell>
          <table:table-cell table:style-name="ce7" office:value-type="float" office:value="8021410" calcext:value-type="float">
            <text:p>8.02E+06</text:p>
          </table:table-cell>
          <table:table-cell office:value-type="float" office:value="0.000000000100476" calcext:value-type="float">
            <text:p>1.00E-10</text:p>
          </table:table-cell>
          <table:table-cell office:value-type="float" office:value="0" calcext:value-type="float">
            <text:p>0</text:p>
          </table:table-cell>
          <table:table-cell office:value-type="float" office:value="227.393" calcext:value-type="float">
            <text:p>227.393</text:p>
          </table:table-cell>
          <table:table-cell office:value-type="float" office:value="420" calcext:value-type="float">
            <text:p>42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969-105826-pre.txt.bz2" xlink:type="simple">problem-969-105826-pre.txt.bz2</text:a> </text:p>
          </table:table-cell>
          <table:table-cell office:value-type="float" office:value="969" calcext:value-type="float">
            <text:p>969</text:p>
          </table:table-cell>
          <table:table-cell office:value-type="float" office:value="105826" calcext:value-type="float">
            <text:p>105826</text:p>
          </table:table-cell>
          <table:table-cell office:value-type="float" office:value="474627" calcext:value-type="float">
            <text:p>474627</text:p>
          </table:table-cell>
          <table:table-cell office:value-type="string" calcext:value-type="string">
            <text:p><text:s text:c="7"/>326199 X 326199</text:p>
          </table:table-cell>
          <table:table-cell office:value-type="float" office:value="26660781" calcext:value-type="float">
            <text:p>26660781</text:p>
          </table:table-cell>
          <table:table-cell office:value-type="float" office:value="9.64641E+015" calcext:value-type="float">
            <text:p>9.65E+15</text:p>
          </table:table-cell>
          <table:table-cell office:value-type="float" office:value="0.00227243" calcext:value-type="float">
            <text:p>0.00227243</text:p>
          </table:table-cell>
          <table:table-cell table:style-name="ce7" office:value-type="float" office:value="0.00000688373" calcext:value-type="float">
            <text:p>6.88E-06</text:p>
          </table:table-cell>
          <table:table-cell office:value-type="float" office:value="167.76" calcext:value-type="float">
            <text:p>167.76</text:p>
          </table:table-cell>
          <table:table-cell office:value-type="float" office:value="1.82276E-015" calcext:value-type="float">
            <text:p>1.82E-15</text:p>
          </table:table-cell>
          <table:table-cell office:value-type="float" office:value="11.074" calcext:value-type="float">
            <text:p>11.074</text:p>
          </table:table-cell>
          <table:table-cell/>
          <table:table-cell office:value-type="float" office:value="96.3607" calcext:value-type="float">
            <text:p>96.3607</text:p>
          </table:table-cell>
          <table:table-cell office:value-type="float" office:value="0.292244" calcext:value-type="float">
            <text:p>0.292244</text:p>
          </table:table-cell>
          <table:table-cell table:style-name="ce7" office:value-type="float" office:value="6845620" calcext:value-type="float">
            <text:p>6.85E+06</text:p>
          </table:table-cell>
          <table:table-cell office:value-type="float" office:value="0.0000000000998405" calcext:value-type="float">
            <text:p>9.98E-11</text:p>
          </table:table-cell>
          <table:table-cell office:value-type="float" office:value="0" calcext:value-type="float">
            <text:p>0</text:p>
          </table:table-cell>
          <table:table-cell office:value-type="float" office:value="73.5054" calcext:value-type="float">
            <text:p>73.5054</text:p>
          </table:table-cell>
          <table:table-cell office:value-type="float" office:value="95" calcext:value-type="float">
            <text:p>95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031-110968-pre.txt.bz2" xlink:type="simple">problem-1031-110968-pre.txt.bz2</text:a> </text:p>
          </table:table-cell>
          <table:table-cell office:value-type="float" office:value="1031" calcext:value-type="float">
            <text:p>1031</text:p>
          </table:table-cell>
          <table:table-cell office:value-type="float" office:value="110968" calcext:value-type="float">
            <text:p>110968</text:p>
          </table:table-cell>
          <table:table-cell office:value-type="float" office:value="500265" calcext:value-type="float">
            <text:p>500265</text:p>
          </table:table-cell>
          <table:table-cell office:value-type="string" calcext:value-type="string">
            <text:p><text:s text:c="7"/>342183 X 342183</text:p>
          </table:table-cell>
          <table:table-cell office:value-type="float" office:value="28096533" calcext:value-type="float">
            <text:p>28096533</text:p>
          </table:table-cell>
          <table:table-cell table:style-name="Default" office:value-type="float" office:value="101499" calcext:value-type="float">
            <text:p>101499</text:p>
          </table:table-cell>
          <table:table-cell table:style-name="ce7" office:value-type="float" office:value="0.000000000012346" calcext:value-type="float">
            <text:p>1.23E-11</text:p>
          </table:table-cell>
          <table:table-cell table:style-name="ce7" office:value-type="float" office:value="0.0000000000000365557" calcext:value-type="float">
            <text:p>3.66E-14</text:p>
          </table:table-cell>
          <table:table-cell office:value-type="float" office:value="68.3354" calcext:value-type="float">
            <text:p>68.3354</text:p>
          </table:table-cell>
          <table:table-cell office:value-type="float" office:value="1.51275E-015" calcext:value-type="float">
            <text:p>1.51E-15</text:p>
          </table:table-cell>
          <table:table-cell office:value-type="float" office:value="5.04231" calcext:value-type="float">
            <text:p>5.04231</text:p>
          </table:table-cell>
          <table:table-cell/>
          <table:table-cell table:style-name="ce7" office:value-type="float" office:value="0.00000055803" calcext:value-type="float">
            <text:p>5.58E-07</text:p>
          </table:table-cell>
          <table:table-cell table:style-name="ce7" office:value-type="float" office:value="0.0000000016527" calcext:value-type="float">
            <text:p>1.65E-09</text:p>
          </table:table-cell>
          <table:table-cell table:style-name="ce7" office:value-type="float" office:value="3749390" calcext:value-type="float">
            <text:p>3.75E+06</text:p>
          </table:table-cell>
          <table:table-cell office:value-type="float" office:value="0.0000000000946268" calcext:value-type="float">
            <text:p>9.46E-11</text:p>
          </table:table-cell>
          <table:table-cell office:value-type="float" office:value="0" calcext:value-type="float">
            <text:p>0</text:p>
          </table:table-cell>
          <table:table-cell office:value-type="float" office:value="15.7093" calcext:value-type="float">
            <text:p>15.7093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064-113655-pre.txt.bz2" xlink:type="simple">problem-1064-113655-pre.txt.bz2</text:a> </text:p>
          </table:table-cell>
          <table:table-cell office:value-type="float" office:value="1064" calcext:value-type="float">
            <text:p>1064</text:p>
          </table:table-cell>
          <table:table-cell office:value-type="float" office:value="113655" calcext:value-type="float">
            <text:p>113655</text:p>
          </table:table-cell>
          <table:table-cell office:value-type="float" office:value="510211" calcext:value-type="float">
            <text:p>510211</text:p>
          </table:table-cell>
          <table:table-cell office:value-type="string" calcext:value-type="string">
            <text:p><text:s text:c="7"/>350541 X 350541</text:p>
          </table:table-cell>
          <table:table-cell office:value-type="float" office:value="28660473" calcext:value-type="float">
            <text:p>28660473</text:p>
          </table:table-cell>
          <table:table-cell office:value-type="float" office:value="2.27496E+019" calcext:value-type="float">
            <text:p>2.27E+19</text:p>
          </table:table-cell>
          <table:table-cell office:value-type="float" office:value="0.0181527" calcext:value-type="float">
            <text:p>0.0181527</text:p>
          </table:table-cell>
          <table:table-cell table:style-name="ce7" office:value-type="float" office:value="0.0000530447" calcext:value-type="float">
            <text:p>5.30E-05</text:p>
          </table:table-cell>
          <table:table-cell office:value-type="float" office:value="527633" calcext:value-type="float">
            <text:p>527633</text:p>
          </table:table-cell>
          <table:table-cell office:value-type="float" office:value="2.61987E-015" calcext:value-type="float">
            <text:p>2.62E-15</text:p>
          </table:table-cell>
          <table:table-cell office:value-type="float" office:value="12.5625" calcext:value-type="float">
            <text:p>12.5625</text:p>
          </table:table-cell>
          <table:table-cell/>
          <table:table-cell office:value-type="float" office:value="3880.06" calcext:value-type="float">
            <text:p>3880.06</text:p>
          </table:table-cell>
          <table:table-cell office:value-type="float" office:value="11.3419" calcext:value-type="float">
            <text:p>11.3419</text:p>
          </table:table-cell>
          <table:table-cell table:style-name="ce7" office:value-type="float" office:value="12052500000" calcext:value-type="float">
            <text:p>1.21E+10</text:p>
          </table:table-cell>
          <table:table-cell office:value-type="float" office:value="0.000000000069349" calcext:value-type="float">
            <text:p>6.93E-11</text:p>
          </table:table-cell>
          <table:table-cell office:value-type="float" office:value="0" calcext:value-type="float">
            <text:p>0</text:p>
          </table:table-cell>
          <table:table-cell office:value-type="float" office:value="29.6386" calcext:value-type="float">
            <text:p>29.6386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118-118384-pre.txt.bz2" xlink:type="simple">problem-1118-118384-pre.txt.bz2</text:a> </text:p>
          </table:table-cell>
          <table:table-cell office:value-type="float" office:value="1118" calcext:value-type="float">
            <text:p>1118</text:p>
          </table:table-cell>
          <table:table-cell office:value-type="float" office:value="118384" calcext:value-type="float">
            <text:p>118384</text:p>
          </table:table-cell>
          <table:table-cell office:value-type="float" office:value="528926" calcext:value-type="float">
            <text:p>528926</text:p>
          </table:table-cell>
          <table:table-cell office:value-type="string" calcext:value-type="string">
            <text:p><text:s text:c="7"/>365214 X 365214</text:p>
          </table:table-cell>
          <table:table-cell office:value-type="float" office:value="29718018" calcext:value-type="float">
            <text:p>29718018</text:p>
          </table:table-cell>
          <table:table-cell office:value-type="float" office:value="16211700" calcext:value-type="float">
            <text:p>1.62E+07</text:p>
          </table:table-cell>
          <table:table-cell table:style-name="ce7" office:value-type="float" office:value="0.00000000788301" calcext:value-type="float">
            <text:p>7.88E-09</text:p>
          </table:table-cell>
          <table:table-cell table:style-name="ce7" office:value-type="float" office:value="0.0000000000226195" calcext:value-type="float">
            <text:p>2.26E-11</text:p>
          </table:table-cell>
          <table:table-cell office:value-type="float" office:value="179.151" calcext:value-type="float">
            <text:p>179.151</text:p>
          </table:table-cell>
          <table:table-cell office:value-type="float" office:value="4.8202E-015" calcext:value-type="float">
            <text:p>4.82E-15</text:p>
          </table:table-cell>
          <table:table-cell office:value-type="float" office:value="5.04927" calcext:value-type="float">
            <text:p>5.04927</text:p>
          </table:table-cell>
          <table:table-cell/>
          <table:table-cell table:style-name="ce7" office:value-type="float" office:value="0.0000922855" calcext:value-type="float">
            <text:p>9.23E-05</text:p>
          </table:table-cell>
          <table:table-cell table:style-name="ce7" office:value-type="float" office:value="0.000000264603" calcext:value-type="float">
            <text:p>2.65E-07</text:p>
          </table:table-cell>
          <table:table-cell table:style-name="ce7" office:value-type="float" office:value="5507890" calcext:value-type="float">
            <text:p>5.51E+06</text:p>
          </table:table-cell>
          <table:table-cell office:value-type="float" office:value="0.000000000095851" calcext:value-type="float">
            <text:p>9.59E-11</text:p>
          </table:table-cell>
          <table:table-cell office:value-type="float" office:value="0" calcext:value-type="float">
            <text:p>0</text:p>
          </table:table-cell>
          <table:table-cell office:value-type="float" office:value="105.393" calcext:value-type="float">
            <text:p>105.393</text:p>
          </table:table-cell>
          <table:table-cell office:value-type="float" office:value="613" calcext:value-type="float">
            <text:p>613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152-122269-pre.txt.bz2" xlink:type="simple">problem-1152-122269-pre.txt.bz2</text:a> </text:p>
          </table:table-cell>
          <table:table-cell office:value-type="float" office:value="1152" calcext:value-type="float">
            <text:p>1152</text:p>
          </table:table-cell>
          <table:table-cell office:value-type="float" office:value="122269" calcext:value-type="float">
            <text:p>122269</text:p>
          </table:table-cell>
          <table:table-cell office:value-type="float" office:value="545819" calcext:value-type="float">
            <text:p>545819</text:p>
          </table:table-cell>
          <table:table-cell office:value-type="string" calcext:value-type="string">
            <text:p><text:s text:c="7"/>377175 X 377175</text:p>
          </table:table-cell>
          <table:table-cell office:value-type="float" office:value="30667959" calcext:value-type="float">
            <text:p>30667959</text:p>
          </table:table-cell>
          <table:table-cell office:value-type="float" office:value="74511000" calcext:value-type="float">
            <text:p>7.45E+07</text:p>
          </table:table-cell>
          <table:table-cell table:style-name="ce7" office:value-type="float" office:value="0.00000000846141" calcext:value-type="float">
            <text:p>8.46E-09</text:p>
          </table:table-cell>
          <table:table-cell table:style-name="ce7" office:value-type="float" office:value="0.0000000000239008" calcext:value-type="float">
            <text:p>2.39E-11</text:p>
          </table:table-cell>
          <table:table-cell office:value-type="float" office:value="213.982" calcext:value-type="float">
            <text:p>213.982</text:p>
          </table:table-cell>
          <table:table-cell office:value-type="float" office:value="4.51083E-015" calcext:value-type="float">
            <text:p>4.51E-15</text:p>
          </table:table-cell>
          <table:table-cell office:value-type="float" office:value="5.39772" calcext:value-type="float">
            <text:p>5.39772</text:p>
          </table:table-cell>
          <table:table-cell/>
          <table:table-cell office:value-type="float" office:value="0.696636" calcext:value-type="float">
            <text:p>0.696636</text:p>
          </table:table-cell>
          <table:table-cell office:value-type="float" office:value="0.00196684" calcext:value-type="float">
            <text:p>0.00196684</text:p>
          </table:table-cell>
          <table:table-cell table:style-name="ce7" office:value-type="float" office:value="20881000000" calcext:value-type="float">
            <text:p>2.09E+10</text:p>
          </table:table-cell>
          <table:table-cell office:value-type="float" office:value="0.000000492429" calcext:value-type="float">
            <text:p>4.92E-07</text:p>
          </table:table-cell>
          <table:table-cell office:value-type="float" office:value="1" calcext:value-type="float">
            <text:p>1</text:p>
          </table:table-cell>
          <table:table-cell office:value-type="float" office:value="166.183" calcext:value-type="float">
            <text:p>166.183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197-126327-pre.txt.bz2" xlink:type="simple">problem-1197-126327-pre.txt.bz2</text:a> </text:p>
          </table:table-cell>
          <table:table-cell office:value-type="float" office:value="1197" calcext:value-type="float">
            <text:p>1197</text:p>
          </table:table-cell>
          <table:table-cell office:value-type="float" office:value="126327" calcext:value-type="float">
            <text:p>126327</text:p>
          </table:table-cell>
          <table:table-cell office:value-type="float" office:value="563734" calcext:value-type="float">
            <text:p>563734</text:p>
          </table:table-cell>
          <table:table-cell office:value-type="string" calcext:value-type="string">
            <text:p><text:s text:c="7"/>389754 X 389754 </text:p>
          </table:table-cell>
          <table:table-cell office:value-type="float" office:value="31675536" calcext:value-type="float">
            <text:p>31675536</text:p>
          </table:table-cell>
          <table:table-cell office:value-type="float" office:value="2.09047E+015" calcext:value-type="float">
            <text:p>2.09E+15</text:p>
          </table:table-cell>
          <table:table-cell table:style-name="ce7" office:value-type="float" office:value="0.0000747449" calcext:value-type="float">
            <text:p>7.47E-05</text:p>
          </table:table-cell>
          <table:table-cell table:style-name="ce7" office:value-type="float" office:value="0.000000207349" calcext:value-type="float">
            <text:p>2.07E-07</text:p>
          </table:table-cell>
          <table:table-cell office:value-type="float" office:value="269.429" calcext:value-type="float">
            <text:p>269.429</text:p>
          </table:table-cell>
          <table:table-cell office:value-type="float" office:value="1.21746E-015" calcext:value-type="float">
            <text:p>1.22E-15</text:p>
          </table:table-cell>
          <table:table-cell office:value-type="float" office:value="13.9674" calcext:value-type="float">
            <text:p>13.9674</text:p>
          </table:table-cell>
          <table:table-cell/>
          <table:table-cell office:value-type="float" office:value="64.4441" calcext:value-type="float">
            <text:p>64.4441</text:p>
          </table:table-cell>
          <table:table-cell office:value-type="float" office:value="0.17893" calcext:value-type="float">
            <text:p>0.17893</text:p>
          </table:table-cell>
          <table:table-cell table:style-name="ce7" office:value-type="float" office:value="74087000" calcext:value-type="float">
            <text:p>7.41E+07</text:p>
          </table:table-cell>
          <table:table-cell office:value-type="float" office:value="0.0000000000988894" calcext:value-type="float">
            <text:p>9.89E-11</text:p>
          </table:table-cell>
          <table:table-cell office:value-type="float" office:value="0" calcext:value-type="float">
            <text:p>0</text:p>
          </table:table-cell>
          <table:table-cell office:value-type="float" office:value="34.9588" calcext:value-type="float">
            <text:p>34.9588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235-129634-pre.txt.bz2" xlink:type="simple">problem-1235-129634-pre.txt.bz2</text:a> </text:p>
          </table:table-cell>
          <table:table-cell office:value-type="float" office:value="1235" calcext:value-type="float">
            <text:p>1235</text:p>
          </table:table-cell>
          <table:table-cell office:value-type="float" office:value="129634" calcext:value-type="float">
            <text:p>129634</text:p>
          </table:table-cell>
          <table:table-cell office:value-type="float" office:value="576286" calcext:value-type="float">
            <text:p>576286</text:p>
          </table:table-cell>
          <table:table-cell office:value-type="string" calcext:value-type="string">
            <text:p><text:s text:c="7"/>400017 X 400017</text:p>
          </table:table-cell>
          <table:table-cell office:value-type="float" office:value="32386185" calcext:value-type="float">
            <text:p>32386185</text:p>
          </table:table-cell>
          <table:table-cell office:value-type="float" office:value="1.42192E+028" calcext:value-type="float">
            <text:p>1.42E+28</text:p>
          </table:table-cell>
          <table:table-cell table:style-name="ce7" office:value-type="float" office:value="6.63638" calcext:value-type="float">
            <text:p>6.64E+00</text:p>
          </table:table-cell>
          <table:table-cell office:value-type="float" office:value="0.0181494" calcext:value-type="float">
            <text:p>0.0181494</text:p>
          </table:table-cell>
          <table:table-cell table:style-name="ce7" office:value-type="float" office:value="140928000" calcext:value-type="float">
            <text:p>1.41E+08</text:p>
          </table:table-cell>
          <table:table-cell office:value-type="float" office:value="1.13332E-015" calcext:value-type="float">
            <text:p>1.13E-15</text:p>
          </table:table-cell>
          <table:table-cell office:value-type="float" office:value="12.9702" calcext:value-type="float">
            <text:p>12.9702</text:p>
          </table:table-cell>
          <table:table-cell/>
          <table:table-cell office:value-type="float" office:value="36394.3" calcext:value-type="float">
            <text:p>36394.3</text:p>
          </table:table-cell>
          <table:table-cell office:value-type="float" office:value="99.6814" calcext:value-type="float">
            <text:p>99.6814</text:p>
          </table:table-cell>
          <table:table-cell table:style-name="ce7" office:value-type="float" office:value="95488400000" calcext:value-type="float">
            <text:p>9.55E+10</text:p>
          </table:table-cell>
          <table:table-cell office:value-type="float" office:value="0.000000000002441" calcext:value-type="float">
            <text:p>2.44E-12</text:p>
          </table:table-cell>
          <table:table-cell office:value-type="float" office:value="0" calcext:value-type="float">
            <text:p>0</text:p>
          </table:table-cell>
          <table:table-cell office:value-type="float" office:value="45.6622" calcext:value-type="float">
            <text:p>45.662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266-132593-pre.txt.bz2" xlink:type="simple">problem-1266-132593-pre.txt.bz2</text:a> </text:p>
          </table:table-cell>
          <table:table-cell office:value-type="float" office:value="1266" calcext:value-type="float">
            <text:p>1266</text:p>
          </table:table-cell>
          <table:table-cell office:value-type="float" office:value="132593" calcext:value-type="float">
            <text:p>132593</text:p>
          </table:table-cell>
          <table:table-cell office:value-type="float" office:value="587942" calcext:value-type="float">
            <text:p>587942</text:p>
          </table:table-cell>
          <table:table-cell office:value-type="string" calcext:value-type="string">
            <text:p><text:s text:c="7"/>409173 X 409173</text:p>
          </table:table-cell>
          <table:table-cell office:value-type="float" office:value="33044751" calcext:value-type="float">
            <text:p>33044751</text:p>
          </table:table-cell>
          <table:table-cell office:value-type="float" office:value="7.38554E+026" calcext:value-type="float">
            <text:p>7.39E+26</text:p>
          </table:table-cell>
          <table:table-cell office:value-type="float" office:value="13.5009" calcext:value-type="float">
            <text:p>13.5009</text:p>
          </table:table-cell>
          <table:table-cell office:value-type="float" office:value="0.0365578" calcext:value-type="float">
            <text:p>0.0365578</text:p>
          </table:table-cell>
          <table:table-cell table:style-name="ce7" office:value-type="float" office:value="148974000" calcext:value-type="float">
            <text:p>1.49E+08</text:p>
          </table:table-cell>
          <table:table-cell office:value-type="float" office:value="1.53773E-015" calcext:value-type="float">
            <text:p>1.54E-15</text:p>
          </table:table-cell>
          <table:table-cell office:value-type="float" office:value="13.6671" calcext:value-type="float">
            <text:p>13.6671</text:p>
          </table:table-cell>
          <table:table-cell/>
          <table:table-cell office:value-type="float" office:value="42309.2" calcext:value-type="float">
            <text:p>42309.2</text:p>
          </table:table-cell>
          <table:table-cell office:value-type="float" office:value="114.559" calcext:value-type="float">
            <text:p>114.559</text:p>
          </table:table-cell>
          <table:table-cell table:style-name="ce7" office:value-type="float" office:value="60409000000" calcext:value-type="float">
            <text:p>6.04E+10</text:p>
          </table:table-cell>
          <table:table-cell office:value-type="float" office:value="0.000000000000391833" calcext:value-type="float">
            <text:p>3.92E-13</text:p>
          </table:table-cell>
          <table:table-cell office:value-type="float" office:value="0" calcext:value-type="float">
            <text:p>0</text:p>
          </table:table-cell>
          <table:table-cell office:value-type="float" office:value="51.0458" calcext:value-type="float">
            <text:p>51.0458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340-137079-pre.txt.bz2" xlink:type="simple">problem-1340-137079-pre.txt.bz2</text:a> </text:p>
          </table:table-cell>
          <table:table-cell office:value-type="float" office:value="1340" calcext:value-type="float">
            <text:p>1340</text:p>
          </table:table-cell>
          <table:table-cell office:value-type="float" office:value="137079" calcext:value-type="float">
            <text:p>137079</text:p>
          </table:table-cell>
          <table:table-cell office:value-type="float" office:value="612593" calcext:value-type="float">
            <text:p>612593</text:p>
          </table:table-cell>
          <table:table-cell office:value-type="string" calcext:value-type="string">
            <text:p><text:s text:c="7"/>423297 X 423297</text:p>
          </table:table-cell>
          <table:table-cell office:value-type="float" office:value="34422273" calcext:value-type="float">
            <text:p>34422273</text:p>
          </table:table-cell>
          <table:table-cell office:value-type="float" office:value="12172200" calcext:value-type="float">
            <text:p>1.22E+07</text:p>
          </table:table-cell>
          <table:table-cell table:style-name="ce7" office:value-type="float" office:value="0.00000000344575" calcext:value-type="float">
            <text:p>3.45E-09</text:p>
          </table:table-cell>
          <table:table-cell table:style-name="ce7" office:value-type="float" office:value="0.00000000000917209" calcext:value-type="float">
            <text:p>9.17E-12</text:p>
          </table:table-cell>
          <table:table-cell office:value-type="float" office:value="83.9603" calcext:value-type="float">
            <text:p>83.9603</text:p>
          </table:table-cell>
          <table:table-cell office:value-type="float" office:value="4.35575E-015" calcext:value-type="float">
            <text:p>4.36E-15</text:p>
          </table:table-cell>
          <table:table-cell office:value-type="float" office:value="6.39476" calcext:value-type="float">
            <text:p>6.39476</text:p>
          </table:table-cell>
          <table:table-cell/>
          <table:table-cell table:style-name="ce7" office:value-type="float" office:value="0.0000505815" calcext:value-type="float">
            <text:p>5.06E-05</text:p>
          </table:table-cell>
          <table:table-cell table:style-name="ce7" office:value-type="float" office:value="0.000000134707" calcext:value-type="float">
            <text:p>1.35E-07</text:p>
          </table:table-cell>
          <table:table-cell table:style-name="ce7" office:value-type="float" office:value="3280970" calcext:value-type="float">
            <text:p>3.28E+06</text:p>
          </table:table-cell>
          <table:table-cell office:value-type="float" office:value="0.000000000094615" calcext:value-type="float">
            <text:p>9.46E-11</text:p>
          </table:table-cell>
          <table:table-cell office:value-type="float" office:value="0" calcext:value-type="float">
            <text:p>0</text:p>
          </table:table-cell>
          <table:table-cell office:value-type="float" office:value="30.0622" calcext:value-type="float">
            <text:p>30.0622</text:p>
          </table:table-cell>
          <table:table-cell office:value-type="float" office:value="78" calcext:value-type="float">
            <text:p>78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469-145199-pre.txt.bz2" xlink:type="simple">problem-1469-145199-pre.txt.bz2</text:a> </text:p>
          </table:table-cell>
          <table:table-cell office:value-type="float" office:value="1469" calcext:value-type="float">
            <text:p>1469</text:p>
          </table:table-cell>
          <table:table-cell office:value-type="float" office:value="145199" calcext:value-type="float">
            <text:p>145199</text:p>
          </table:table-cell>
          <table:table-cell office:value-type="float" office:value="641646" calcext:value-type="float">
            <text:p>641646</text:p>
          </table:table-cell>
          <table:table-cell office:value-type="string" calcext:value-type="string">
            <text:p><text:s text:c="7"/>448818 X 448818</text:p>
          </table:table-cell>
          <table:table-cell office:value-type="float" office:value="36074664" calcext:value-type="float">
            <text:p>36074664</text:p>
          </table:table-cell>
          <table:table-cell office:value-type="float" office:value="1.42339E+027" calcext:value-type="float">
            <text:p>1.42E+27</text:p>
          </table:table-cell>
          <table:table-cell office:value-type="float" office:value="5.50809" calcext:value-type="float">
            <text:p>5.50809</text:p>
          </table:table-cell>
          <table:table-cell office:value-type="float" office:value="0.0142332" calcext:value-type="float">
            <text:p>0.0142332</text:p>
          </table:table-cell>
          <table:table-cell table:style-name="ce7" office:value-type="float" office:value="132971000" calcext:value-type="float">
            <text:p>1.33E+08</text:p>
          </table:table-cell>
          <table:table-cell office:value-type="float" office:value="3.76036E-015" calcext:value-type="float">
            <text:p>3.76E-15</text:p>
          </table:table-cell>
          <table:table-cell office:value-type="float" office:value="16.3348" calcext:value-type="float">
            <text:p>16.3348</text:p>
          </table:table-cell>
          <table:table-cell/>
          <table:table-cell office:value-type="float" office:value="33616.5" calcext:value-type="float">
            <text:p>33616.5</text:p>
          </table:table-cell>
          <table:table-cell office:value-type="float" office:value="86.8312" calcext:value-type="float">
            <text:p>86.8312</text:p>
          </table:table-cell>
          <table:table-cell table:style-name="ce7" office:value-type="float" office:value="29845100000" calcext:value-type="float">
            <text:p>2.98E+10</text:p>
          </table:table-cell>
          <table:table-cell office:value-type="float" office:value="0.000000000000277144" calcext:value-type="float">
            <text:p>2.77E-13</text:p>
          </table:table-cell>
          <table:table-cell office:value-type="float" office:value="0" calcext:value-type="float">
            <text:p>0</text:p>
          </table:table-cell>
          <table:table-cell office:value-type="float" office:value="76.1677" calcext:value-type="float">
            <text:p>76.167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514-147317-pre.txt.bz2" xlink:type="simple">problem-1514-147317-pre.txt.bz2</text:a> </text:p>
          </table:table-cell>
          <table:table-cell office:value-type="float" office:value="1514" calcext:value-type="float">
            <text:p>1514</text:p>
          </table:table-cell>
          <table:table-cell office:value-type="float" office:value="147317" calcext:value-type="float">
            <text:p>147317</text:p>
          </table:table-cell>
          <table:table-cell office:value-type="float" office:value="651480" calcext:value-type="float">
            <text:p>651480</text:p>
          </table:table-cell>
          <table:table-cell office:value-type="string" calcext:value-type="string">
            <text:p><text:s text:c="7"/>455577 X 455577 <text:s text:c="21"/></text:p>
          </table:table-cell>
          <table:table-cell office:value-type="float" office:value="36628407" calcext:value-type="float">
            <text:p>36628407</text:p>
          </table:table-cell>
          <table:table-cell office:value-type="float" office:value="1.46029E+027" calcext:value-type="float">
            <text:p>1.46E+27</text:p>
          </table:table-cell>
          <table:table-cell office:value-type="float" office:value="3.49575" calcext:value-type="float">
            <text:p>3.49575</text:p>
          </table:table-cell>
          <table:table-cell office:value-type="float" office:value="0.00897384" calcext:value-type="float">
            <text:p>0.00897384</text:p>
          </table:table-cell>
          <table:table-cell table:style-name="ce7" office:value-type="float" office:value="196866000" calcext:value-type="float">
            <text:p>1.97E+08</text:p>
          </table:table-cell>
          <table:table-cell office:value-type="float" office:value="1.31933E-015" calcext:value-type="float">
            <text:p>1.32E-15</text:p>
          </table:table-cell>
          <table:table-cell office:value-type="float" office:value="16.6865" calcext:value-type="float">
            <text:p>16.6865</text:p>
          </table:table-cell>
          <table:table-cell/>
          <table:table-cell office:value-type="float" office:value="59438.2" calcext:value-type="float">
            <text:p>59438.2</text:p>
          </table:table-cell>
          <table:table-cell office:value-type="float" office:value="152.47" calcext:value-type="float">
            <text:p>152.47</text:p>
          </table:table-cell>
          <table:table-cell table:style-name="ce7" office:value-type="float" office:value="89181000000" calcext:value-type="float">
            <text:p>8.92E+10</text:p>
          </table:table-cell>
          <table:table-cell office:value-type="float" office:value="0.000000000000965527" calcext:value-type="float">
            <text:p>9.66E-13</text:p>
          </table:table-cell>
          <table:table-cell office:value-type="float" office:value="0" calcext:value-type="float">
            <text:p>0</text:p>
          </table:table-cell>
          <table:table-cell office:value-type="float" office:value="94.3053" calcext:value-type="float">
            <text:p>94.305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587-150845-pre.txt.bz2" xlink:type="simple">problem-1587-150845-pre.txt.bz2</text:a> </text:p>
          </table:table-cell>
          <table:table-cell office:value-type="float" office:value="1587" calcext:value-type="float">
            <text:p>1587</text:p>
          </table:table-cell>
          <table:table-cell office:value-type="float" office:value="150845" calcext:value-type="float">
            <text:p>150845</text:p>
          </table:table-cell>
          <table:table-cell office:value-type="float" office:value="663289" calcext:value-type="float">
            <text:p>663289</text:p>
          </table:table-cell>
          <table:table-cell office:value-type="string" calcext:value-type="string">
            <text:p><text:s text:c="7"/>466818 X 466818 <text:s text:c="19"/></text:p>
          </table:table-cell>
          <table:table-cell office:value-type="float" office:value="37303758" calcext:value-type="float">
            <text:p>37303758</text:p>
          </table:table-cell>
          <table:table-cell office:value-type="float" office:value="3.82709E+026" calcext:value-type="float">
            <text:p>3.83E+26</text:p>
          </table:table-cell>
          <table:table-cell office:value-type="float" office:value="5.34427" calcext:value-type="float">
            <text:p>5.34427</text:p>
          </table:table-cell>
          <table:table-cell office:value-type="float" office:value="0.0135443" calcext:value-type="float">
            <text:p>0.0135443</text:p>
          </table:table-cell>
          <table:table-cell table:style-name="ce7" office:value-type="float" office:value="328167000" calcext:value-type="float">
            <text:p>3.28E+08</text:p>
          </table:table-cell>
          <table:table-cell office:value-type="float" office:value="2.57725E-015" calcext:value-type="float">
            <text:p>2.58E-15</text:p>
          </table:table-cell>
          <table:table-cell office:value-type="float" office:value="19.0474" calcext:value-type="float">
            <text:p>19.0474</text:p>
          </table:table-cell>
          <table:table-cell/>
          <table:table-cell office:value-type="float" office:value="168540" calcext:value-type="float">
            <text:p>168540</text:p>
          </table:table-cell>
          <table:table-cell office:value-type="float" office:value="427.329" calcext:value-type="float">
            <text:p>427.329</text:p>
          </table:table-cell>
          <table:table-cell table:style-name="ce7" office:value-type="float" office:value="148355000000" calcext:value-type="float">
            <text:p>1.48E+11</text:p>
          </table:table-cell>
          <table:table-cell office:value-type="float" office:value="0.00000000000129518" calcext:value-type="float">
            <text:p>1.30E-12</text:p>
          </table:table-cell>
          <table:table-cell office:value-type="float" office:value="0" calcext:value-type="float">
            <text:p>0</text:p>
          </table:table-cell>
          <table:table-cell office:value-type="float" office:value="74.4926" calcext:value-type="float">
            <text:p>74.4926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642-153820-pre.txt.bz2" xlink:type="simple">problem-1642-153820-pre.txt.bz2</text:a> </text:p>
          </table:table-cell>
          <table:table-cell office:value-type="float" office:value="1642" calcext:value-type="float">
            <text:p>1642</text:p>
          </table:table-cell>
          <table:table-cell office:value-type="float" office:value="153820" calcext:value-type="float">
            <text:p>153820</text:p>
          </table:table-cell>
          <table:table-cell office:value-type="float" office:value="671268" calcext:value-type="float">
            <text:p>671268</text:p>
          </table:table-cell>
          <table:table-cell office:value-type="string" calcext:value-type="string">
            <text:p><text:s text:c="8"/>476238 X 476238</text:p>
          </table:table-cell>
          <table:table-cell office:value-type="float" office:value="37765854" calcext:value-type="float">
            <text:p>37765854</text:p>
          </table:table-cell>
          <table:table-cell office:value-type="float" office:value="6.58767E+026" calcext:value-type="float">
            <text:p>6.59E+26</text:p>
          </table:table-cell>
          <table:table-cell office:value-type="float" office:value="13.1363" calcext:value-type="float">
            <text:p>13.1363</text:p>
          </table:table-cell>
          <table:table-cell office:value-type="float" office:value="0.0329931" calcext:value-type="float">
            <text:p>0.0329931</text:p>
          </table:table-cell>
          <table:table-cell table:style-name="ce7" office:value-type="float" office:value="415565000" calcext:value-type="float">
            <text:p>4.16E+08</text:p>
          </table:table-cell>
          <table:table-cell office:value-type="float" office:value="3.37085E-015" calcext:value-type="float">
            <text:p>3.37E-15</text:p>
          </table:table-cell>
          <table:table-cell office:value-type="float" office:value="18.8682" calcext:value-type="float">
            <text:p>18.8682</text:p>
          </table:table-cell>
          <table:table-cell/>
          <table:table-cell office:value-type="float" office:value="537034" calcext:value-type="float">
            <text:p>537034</text:p>
          </table:table-cell>
          <table:table-cell office:value-type="float" office:value="1348.17" calcext:value-type="float">
            <text:p>1348.17</text:p>
          </table:table-cell>
          <table:table-cell table:style-name="ce7" office:value-type="float" office:value="234180000000" calcext:value-type="float">
            <text:p>2.34E+11</text:p>
          </table:table-cell>
          <table:table-cell office:value-type="float" office:value="0.00000000000219155" calcext:value-type="float">
            <text:p>2.19E-12</text:p>
          </table:table-cell>
          <table:table-cell office:value-type="float" office:value="0" calcext:value-type="float">
            <text:p>0</text:p>
          </table:table-cell>
          <table:table-cell office:value-type="float" office:value="91.0536" calcext:value-type="float">
            <text:p>91.0536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695-155710-pre.txt.bz2" xlink:type="simple">problem-1695-155710-pre.txt.bz2</text:a> </text:p>
          </table:table-cell>
          <table:table-cell office:value-type="float" office:value="1695" calcext:value-type="float">
            <text:p>1695</text:p>
          </table:table-cell>
          <table:table-cell office:value-type="float" office:value="155710" calcext:value-type="float">
            <text:p>155710</text:p>
          </table:table-cell>
          <table:table-cell office:value-type="float" office:value="676595" calcext:value-type="float">
            <text:p>676595</text:p>
          </table:table-cell>
          <table:table-cell office:value-type="string" calcext:value-type="string">
            <text:p><text:s text:c="8"/>482385 X 482385</text:p>
          </table:table-cell>
          <table:table-cell office:value-type="float" office:value="38074815" calcext:value-type="float">
            <text:p>38074815</text:p>
          </table:table-cell>
          <table:table-cell office:value-type="float" office:value="4.80113E+026" calcext:value-type="float">
            <text:p>4.80E+26</text:p>
          </table:table-cell>
          <table:table-cell office:value-type="float" office:value="35.6291" calcext:value-type="float">
            <text:p>35.6291</text:p>
          </table:table-cell>
          <table:table-cell office:value-type="float" office:value="0.0888483" calcext:value-type="float">
            <text:p>0.0888483</text:p>
          </table:table-cell>
          <table:table-cell table:style-name="ce7" office:value-type="float" office:value="299590000" calcext:value-type="float">
            <text:p>3.00E+08</text:p>
          </table:table-cell>
          <table:table-cell office:value-type="float" office:value="3.28542E-015" calcext:value-type="float">
            <text:p>3.29E-15</text:p>
          </table:table-cell>
          <table:table-cell office:value-type="float" office:value="19.3157" calcext:value-type="float">
            <text:p>19.3157</text:p>
          </table:table-cell>
          <table:table-cell/>
          <table:table-cell office:value-type="float" office:value="148430" calcext:value-type="float">
            <text:p>148430</text:p>
          </table:table-cell>
          <table:table-cell office:value-type="float" office:value="370.375" calcext:value-type="float">
            <text:p>370.375</text:p>
          </table:table-cell>
          <table:table-cell table:style-name="ce7" office:value-type="float" office:value="220953000000" calcext:value-type="float">
            <text:p>2.21E+11</text:p>
          </table:table-cell>
          <table:table-cell office:value-type="float" office:value="0.00000000000262301" calcext:value-type="float">
            <text:p>2.62E-12</text:p>
          </table:table-cell>
          <table:table-cell office:value-type="float" office:value="0" calcext:value-type="float">
            <text:p>0</text:p>
          </table:table-cell>
          <table:table-cell office:value-type="float" office:value="69.0685" calcext:value-type="float">
            <text:p>69.068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4">
          <table:table-cell office:value-type="string" calcext:value-type="string">
            <text:p><text:a xlink:href="https://grail.cs.washington.edu/projects/bal/data/ladybug/problem-1723-156502-pre.txt.bz2" xlink:type="simple">problem-1723-156502-pre.txt.bz2</text:a></text:p>
          </table:table-cell>
          <table:table-cell office:value-type="float" office:value="1723" calcext:value-type="float">
            <text:p>1723</text:p>
          </table:table-cell>
          <table:table-cell office:value-type="float" office:value="156502" calcext:value-type="float">
            <text:p>156502</text:p>
          </table:table-cell>
          <table:table-cell office:value-type="float" office:value="678718" calcext:value-type="float">
            <text:p>678718</text:p>
          </table:table-cell>
          <table:table-cell table:style-name="ce2" office:value-type="string" calcext:value-type="string">
            <text:p><text:s text:c="10"/>485013x485013</text:p>
          </table:table-cell>
          <table:table-cell office:value-type="float" office:value="38198853" calcext:value-type="float">
            <text:p>38198853</text:p>
          </table:table-cell>
          <table:table-cell office:value-type="float" office:value="2.93582E+027" calcext:value-type="float">
            <text:p>2.94E+27</text:p>
          </table:table-cell>
          <table:table-cell office:value-type="float" office:value="16.4453" calcext:value-type="float">
            <text:p>16.4453</text:p>
          </table:table-cell>
          <table:table-cell office:value-type="float" office:value="0.0408601" calcext:value-type="float">
            <text:p>0.0408601</text:p>
          </table:table-cell>
          <table:table-cell table:style-name="ce7" office:value-type="float" office:value="406745000" calcext:value-type="float">
            <text:p>4.07E+08</text:p>
          </table:table-cell>
          <table:table-cell office:value-type="float" office:value="2.69692E-015" calcext:value-type="float">
            <text:p>2.70E-15</text:p>
          </table:table-cell>
          <table:table-cell office:value-type="float" office:value="20.8799" calcext:value-type="float">
            <text:p>20.8799</text:p>
          </table:table-cell>
          <table:table-cell/>
          <table:table-cell office:value-type="float" office:value="49165.1" calcext:value-type="float">
            <text:p>49165.1</text:p>
          </table:table-cell>
          <table:table-cell office:value-type="float" office:value="122.261" calcext:value-type="float">
            <text:p>122.261</text:p>
          </table:table-cell>
          <table:table-cell table:style-name="ce7" office:value-type="float" office:value="271079000000" calcext:value-type="float">
            <text:p>2.71E+11</text:p>
          </table:table-cell>
          <table:table-cell office:value-type="float" office:value="0.000000000000611203" calcext:value-type="float">
            <text:p>6.11E-13</text:p>
          </table:table-cell>
          <table:table-cell office:value-type="float" office:value="0" calcext:value-type="float">
            <text:p>0</text:p>
          </table:table-cell>
          <table:table-cell office:value-type="float" office:value="82.5794" calcext:value-type="float">
            <text:p>82.579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7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7">
          <table:table-cell table:style-name="ce1" office:value-type="string" calcext:value-type="string">
            <text:p><text:s text:c="4"/>Trafalgar Square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8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6">
          <table:table-cell office:value-type="string" calcext:value-type="string">
            <text:p><text:a xlink:href="https://grail.cs.washington.edu/projects/bal/data/trafalgar/problem-21-11315-pre.txt.bz2" xlink:type="simple">problem-21-11315-pre.txt.bz2</text:a> </text:p>
          </table:table-cell>
          <table:table-cell office:value-type="float" office:value="21" calcext:value-type="float">
            <text:p>21</text:p>
          </table:table-cell>
          <table:table-cell office:value-type="float" office:value="11315" calcext:value-type="float">
            <text:p>11315</text:p>
          </table:table-cell>
          <table:table-cell office:value-type="float" office:value="36455" calcext:value-type="float">
            <text:p>36455</text:p>
          </table:table-cell>
          <table:table-cell office:value-type="string" calcext:value-type="string">
            <text:p><text:s text:c="9"/>34134 X 34134</text:p>
          </table:table-cell>
          <table:table-cell office:value-type="float" office:value="746412" calcext:value-type="float">
            <text:p>746412</text:p>
          </table:table-cell>
          <table:table-cell office:value-type="float" office:value="6.53605E+019" calcext:value-type="float">
            <text:p>6.54E+19</text:p>
          </table:table-cell>
          <table:table-cell office:value-type="float" office:value="0.429461" calcext:value-type="float">
            <text:p>0.429461</text:p>
          </table:table-cell>
          <table:table-cell office:value-type="float" office:value="0.00402406" calcext:value-type="float">
            <text:p>0.00402406</text:p>
          </table:table-cell>
          <table:table-cell table:style-name="ce7" office:value-type="float" office:value="0.0000367693" calcext:value-type="float">
            <text:p>3.68E-05</text:p>
          </table:table-cell>
          <table:table-cell office:value-type="float" office:value="1.24925E-015" calcext:value-type="float">
            <text:p>1.25E-15</text:p>
          </table:table-cell>
          <table:table-cell office:value-type="float" office:value="0.155385" calcext:value-type="float">
            <text:p>0.155385</text:p>
          </table:table-cell>
          <table:table-cell/>
          <table:table-cell office:value-type="float" office:value="39075.6" calcext:value-type="float">
            <text:p>39075.6</text:p>
          </table:table-cell>
          <table:table-cell office:value-type="float" office:value="365.722" calcext:value-type="float">
            <text:p>365.722</text:p>
          </table:table-cell>
          <table:table-cell table:style-name="ce7" office:value-type="float" office:value="3973620" calcext:value-type="float">
            <text:p>3.97E+06</text:p>
          </table:table-cell>
          <table:table-cell table:style-name="Default" office:value-type="float" office:value="0.000205149" calcext:value-type="float">
            <text:p>0.000205149</text:p>
          </table:table-cell>
          <table:table-cell office:value-type="float" office:value="1" calcext:value-type="float">
            <text:p>1</text:p>
          </table:table-cell>
          <table:table-cell office:value-type="float" office:value="17.6996" calcext:value-type="float">
            <text:p>17.699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39-18060-pre.txt.bz2" xlink:type="simple">problem-39-18060-pre.txt.bz2</text:a> </text:p>
          </table:table-cell>
          <table:table-cell office:value-type="float" office:value="39" calcext:value-type="float">
            <text:p>39</text:p>
          </table:table-cell>
          <table:table-cell office:value-type="float" office:value="18060" calcext:value-type="float">
            <text:p>18060</text:p>
          </table:table-cell>
          <table:table-cell office:value-type="float" office:value="63551" calcext:value-type="float">
            <text:p>63551</text:p>
          </table:table-cell>
          <table:table-cell office:value-type="string" calcext:value-type="string">
            <text:p><text:s text:c="9"/>54531 X 54531</text:p>
          </table:table-cell>
          <table:table-cell office:value-type="float" office:value="1391805" calcext:value-type="float">
            <text:p>1391805</text:p>
          </table:table-cell>
          <table:table-cell office:value-type="float" office:value="8.02861E+020" calcext:value-type="float">
            <text:p>8.03E+20</text:p>
          </table:table-cell>
          <table:table-cell office:value-type="float" office:value="0.917564" calcext:value-type="float">
            <text:p>0.917564</text:p>
          </table:table-cell>
          <table:table-cell office:value-type="float" office:value="0.00679596" calcext:value-type="float">
            <text:p>0.00679596</text:p>
          </table:table-cell>
          <table:table-cell table:style-name="ce7" office:value-type="float" office:value="0.0000656973" calcext:value-type="float">
            <text:p>6.57E-05</text:p>
          </table:table-cell>
          <table:table-cell office:value-type="float" office:value="1.69746E-015" calcext:value-type="float">
            <text:p>1.70E-15</text:p>
          </table:table-cell>
          <table:table-cell office:value-type="float" office:value="0.313828" calcext:value-type="float">
            <text:p>0.313828</text:p>
          </table:table-cell>
          <table:table-cell/>
          <table:table-cell table:style-name="ce7" office:value-type="float" office:value="782245000" calcext:value-type="float">
            <text:p>7.82E+08</text:p>
          </table:table-cell>
          <table:table-cell table:style-name="ce7" office:value-type="float" office:value="5813080" calcext:value-type="float">
            <text:p>5.81E+06</text:p>
          </table:table-cell>
          <table:table-cell office:value-type="float" office:value="39444.4" calcext:value-type="float">
            <text:p>39444.4</text:p>
          </table:table-cell>
          <table:table-cell office:value-type="float" office:value="0.00000116395" calcext:value-type="float">
            <text:p>1.16E-06</text:p>
          </table:table-cell>
          <table:table-cell office:value-type="float" office:value="1" calcext:value-type="float">
            <text:p>1</text:p>
          </table:table-cell>
          <table:table-cell office:value-type="float" office:value="36.666" calcext:value-type="float">
            <text:p>36.66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50-20431-pre.txt.bz2" xlink:type="simple">problem-50-20431-pre.txt.bz2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20431" calcext:value-type="float">
            <text:p>20431</text:p>
          </table:table-cell>
          <table:table-cell office:value-type="float" office:value="73967" calcext:value-type="float">
            <text:p>73967</text:p>
          </table:table-cell>
          <table:table-cell office:value-type="string" calcext:value-type="string">
            <text:p><text:s text:c="9"/>61743 X 61743</text:p>
          </table:table-cell>
          <table:table-cell office:value-type="float" office:value="1939707" calcext:value-type="float">
            <text:p>1939707</text:p>
          </table:table-cell>
          <table:table-cell office:value-type="float" office:value="2.75414E+021" calcext:value-type="float">
            <text:p>2.75E+21</text:p>
          </table:table-cell>
          <table:table-cell office:value-type="float" office:value="1.58184" calcext:value-type="float">
            <text:p>1.58184</text:p>
          </table:table-cell>
          <table:table-cell office:value-type="float" office:value="0.0110239" calcext:value-type="float">
            <text:p>0.0110239</text:p>
          </table:table-cell>
          <table:table-cell office:value-type="float" office:value="0.00011671" calcext:value-type="float">
            <text:p>0.00011671</text:p>
          </table:table-cell>
          <table:table-cell office:value-type="float" office:value="2.59279E-015" calcext:value-type="float">
            <text:p>2.59E-15</text:p>
          </table:table-cell>
          <table:table-cell office:value-type="float" office:value="0.43509" calcext:value-type="float">
            <text:p>0.43509</text:p>
          </table:table-cell>
          <table:table-cell/>
          <table:table-cell table:style-name="ce7" office:value-type="float" office:value="105731000" calcext:value-type="float">
            <text:p>1.06E+08</text:p>
          </table:table-cell>
          <table:table-cell office:value-type="float" office:value="735828" calcext:value-type="float">
            <text:p>735828</text:p>
          </table:table-cell>
          <table:table-cell office:value-type="float" office:value="1900.74" calcext:value-type="float">
            <text:p>1900.74</text:p>
          </table:table-cell>
          <table:table-cell office:value-type="float" office:value="0.0000000495001" calcext:value-type="float">
            <text:p>4.95E-08</text:p>
          </table:table-cell>
          <table:table-cell office:value-type="float" office:value="1" calcext:value-type="float">
            <text:p>1</text:p>
          </table:table-cell>
          <table:table-cell office:value-type="float" office:value="47.0489" calcext:value-type="float">
            <text:p>47.0489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26-40037-pre.txt.bz2" xlink:type="simple">problem-126-40037-pre.txt.bz2</text:a> </text:p>
          </table:table-cell>
          <table:table-cell office:value-type="float" office:value="126" calcext:value-type="float">
            <text:p>126</text:p>
          </table:table-cell>
          <table:table-cell office:value-type="float" office:value="40037" calcext:value-type="float">
            <text:p>40037</text:p>
          </table:table-cell>
          <table:table-cell office:value-type="float" office:value="148328" calcext:value-type="float">
            <text:p>148328</text:p>
          </table:table-cell>
          <table:table-cell office:value-type="string" calcext:value-type="string">
            <text:p><text:s text:c="7"/>121245 X 121245</text:p>
          </table:table-cell>
          <table:table-cell office:value-type="float" office:value="3541293" calcext:value-type="float">
            <text:p>3541293</text:p>
          </table:table-cell>
          <table:table-cell office:value-type="float" office:value="2.18628E+020" calcext:value-type="float">
            <text:p>2.19E+20</text:p>
          </table:table-cell>
          <table:table-cell office:value-type="float" office:value="2.44069" calcext:value-type="float">
            <text:p>2.44069</text:p>
          </table:table-cell>
          <table:table-cell office:value-type="float" office:value="0.012155" calcext:value-type="float">
            <text:p>0.012155</text:p>
          </table:table-cell>
          <table:table-cell office:value-type="float" office:value="0.000174865" calcext:value-type="float">
            <text:p>0.000174865</text:p>
          </table:table-cell>
          <table:table-cell office:value-type="float" office:value="1.73875E-015" calcext:value-type="float">
            <text:p>1.74E-15</text:p>
          </table:table-cell>
          <table:table-cell office:value-type="float" office:value="0.911065" calcext:value-type="float">
            <text:p>0.911065</text:p>
          </table:table-cell>
          <table:table-cell/>
          <table:table-cell table:style-name="ce7" office:value-type="float" office:value="54046200" calcext:value-type="float">
            <text:p>5.40E+07</text:p>
          </table:table-cell>
          <table:table-cell office:value-type="float" office:value="269094" calcext:value-type="float">
            <text:p>269094</text:p>
          </table:table-cell>
          <table:table-cell office:value-type="float" office:value="19388.5" calcext:value-type="float">
            <text:p>19388.5</text:p>
          </table:table-cell>
          <table:table-cell office:value-type="float" office:value="0.000000241456" calcext:value-type="float">
            <text:p>2.41E-07</text:p>
          </table:table-cell>
          <table:table-cell office:value-type="float" office:value="1" calcext:value-type="float">
            <text:p>1</text:p>
          </table:table-cell>
          <table:table-cell office:value-type="float" office:value="89.9128" calcext:value-type="float">
            <text:p>89.9128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38-44033-pre.txt.bz2" xlink:type="simple">problem-138-44033-pre.txt.bz2</text:a> </text:p>
          </table:table-cell>
          <table:table-cell office:value-type="float" office:value="138" calcext:value-type="float">
            <text:p>138</text:p>
          </table:table-cell>
          <table:table-cell office:value-type="float" office:value="44033" calcext:value-type="float">
            <text:p>44033</text:p>
          </table:table-cell>
          <table:table-cell office:value-type="float" office:value="165899" calcext:value-type="float">
            <text:p>165899</text:p>
          </table:table-cell>
          <table:table-cell office:value-type="string" calcext:value-type="string">
            <text:p><text:s text:c="7"/>133341 X 133341</text:p>
          </table:table-cell>
          <table:table-cell office:value-type="float" office:value="5093871" calcext:value-type="float">
            <text:p>5093871</text:p>
          </table:table-cell>
          <table:table-cell office:value-type="float" office:value="1.71397E+021" calcext:value-type="float">
            <text:p>1.71E+21</text:p>
          </table:table-cell>
          <table:table-cell office:value-type="float" office:value="3.69863" calcext:value-type="float">
            <text:p>3.69863</text:p>
          </table:table-cell>
          <table:table-cell office:value-type="float" office:value="0.0175677" calcext:value-type="float">
            <text:p>0.0175677</text:p>
          </table:table-cell>
          <table:table-cell office:value-type="float" office:value="0.000223848" calcext:value-type="float">
            <text:p>0.000223848</text:p>
          </table:table-cell>
          <table:table-cell office:value-type="float" office:value="2.89175E-015" calcext:value-type="float">
            <text:p>2.89E-15</text:p>
          </table:table-cell>
          <table:table-cell office:value-type="float" office:value="1.2278" calcext:value-type="float">
            <text:p>1.2278</text:p>
          </table:table-cell>
          <table:table-cell/>
          <table:table-cell table:style-name="ce7" office:value-type="float" office:value="132187000" calcext:value-type="float">
            <text:p>1.32E+08</text:p>
          </table:table-cell>
          <table:table-cell office:value-type="float" office:value="627343" calcext:value-type="float">
            <text:p>627343</text:p>
          </table:table-cell>
          <table:table-cell office:value-type="float" office:value="13269.1" calcext:value-type="float">
            <text:p>13269.1</text:p>
          </table:table-cell>
          <table:table-cell office:value-type="float" office:value="0.000000145506" calcext:value-type="float">
            <text:p>1.46E-07</text:p>
          </table:table-cell>
          <table:table-cell office:value-type="float" office:value="1" calcext:value-type="float">
            <text:p>1</text:p>
          </table:table-cell>
          <table:table-cell office:value-type="float" office:value="94.2004" calcext:value-type="float">
            <text:p>94.200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61-48126-pre.txt.bz2" xlink:type="simple">problem-161-48126-pre.txt.bz2</text:a> </text:p>
          </table:table-cell>
          <table:table-cell office:value-type="float" office:value="161" calcext:value-type="float">
            <text:p>161</text:p>
          </table:table-cell>
          <table:table-cell office:value-type="float" office:value="48126" calcext:value-type="float">
            <text:p>48126</text:p>
          </table:table-cell>
          <table:table-cell office:value-type="float" office:value="182072" calcext:value-type="float">
            <text:p>182072</text:p>
          </table:table-cell>
          <table:table-cell office:value-type="string" calcext:value-type="string">
            <text:p><text:s text:c="7"/>145827 X 145827</text:p>
          </table:table-cell>
          <table:table-cell office:value-type="float" office:value="5189949" calcext:value-type="float">
            <text:p>5189949</text:p>
          </table:table-cell>
          <table:table-cell office:value-type="float" office:value="7.35604E+020" calcext:value-type="float">
            <text:p>7.36E+20</text:p>
          </table:table-cell>
          <table:table-cell office:value-type="float" office:value="2.71516" calcext:value-type="float">
            <text:p>2.71516</text:p>
          </table:table-cell>
          <table:table-cell office:value-type="float" office:value="0.0123271" calcext:value-type="float">
            <text:p>0.0123271</text:p>
          </table:table-cell>
          <table:table-cell office:value-type="float" office:value="0.000137711" calcext:value-type="float">
            <text:p>0.000137711</text:p>
          </table:table-cell>
          <table:table-cell office:value-type="float" office:value="1.25116E-015" calcext:value-type="float">
            <text:p>1.25E-15</text:p>
          </table:table-cell>
          <table:table-cell office:value-type="float" office:value="1.40882" calcext:value-type="float">
            <text:p>1.40882</text:p>
          </table:table-cell>
          <table:table-cell/>
          <table:table-cell table:style-name="ce7" office:value-type="float" office:value="434054000" calcext:value-type="float">
            <text:p>4.34E+08</text:p>
          </table:table-cell>
          <table:table-cell table:style-name="ce7" office:value-type="float" office:value="1968440" calcext:value-type="float">
            <text:p>1.97E+06</text:p>
          </table:table-cell>
          <table:table-cell office:value-type="float" office:value="19513" calcext:value-type="float">
            <text:p>19513</text:p>
          </table:table-cell>
          <table:table-cell office:value-type="float" office:value="0.00000018717" calcext:value-type="float">
            <text:p>1.87E-07</text:p>
          </table:table-cell>
          <table:table-cell office:value-type="float" office:value="1" calcext:value-type="float">
            <text:p>1</text:p>
          </table:table-cell>
          <table:table-cell office:value-type="float" office:value="107.865" calcext:value-type="float">
            <text:p>107.86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70-49267-pre.txt.bz2" xlink:type="simple">problem-170-49267-pre.txt.bz2</text:a> </text:p>
          </table:table-cell>
          <table:table-cell office:value-type="float" office:value="170" calcext:value-type="float">
            <text:p>170</text:p>
          </table:table-cell>
          <table:table-cell office:value-type="float" office:value="49267" calcext:value-type="float">
            <text:p>49267</text:p>
          </table:table-cell>
          <table:table-cell office:value-type="float" office:value="185815" calcext:value-type="float">
            <text:p>185815</text:p>
          </table:table-cell>
          <table:table-cell office:value-type="string" calcext:value-type="string">
            <text:p><text:s text:c="7"/>149331 X 149331</text:p>
          </table:table-cell>
          <table:table-cell office:value-type="float" office:value="4531761" calcext:value-type="float">
            <text:p>4531761</text:p>
          </table:table-cell>
          <table:table-cell office:value-type="float" office:value="1.97104E+021" calcext:value-type="float">
            <text:p>1.97E+21</text:p>
          </table:table-cell>
          <table:table-cell office:value-type="float" office:value="7.95387" calcext:value-type="float">
            <text:p>7.95387</text:p>
          </table:table-cell>
          <table:table-cell office:value-type="float" office:value="0.0356475" calcext:value-type="float">
            <text:p>0.0356475</text:p>
          </table:table-cell>
          <table:table-cell office:value-type="float" office:value="0.000215096" calcext:value-type="float">
            <text:p>0.000215096</text:p>
          </table:table-cell>
          <table:table-cell office:value-type="float" office:value="1.83491E-015" calcext:value-type="float">
            <text:p>1.83E-15</text:p>
          </table:table-cell>
          <table:table-cell office:value-type="float" office:value="1.46192" calcext:value-type="float">
            <text:p>1.46192</text:p>
          </table:table-cell>
          <table:table-cell/>
          <table:table-cell table:style-name="ce7" office:value-type="float" office:value="287664000" calcext:value-type="float">
            <text:p>2.88E+08</text:p>
          </table:table-cell>
          <table:table-cell table:style-name="ce7" office:value-type="float" office:value="1292770" calcext:value-type="float">
            <text:p>1.29E+06</text:p>
          </table:table-cell>
          <table:table-cell office:value-type="float" office:value="27766.5" calcext:value-type="float">
            <text:p>27766.5</text:p>
          </table:table-cell>
          <table:table-cell office:value-type="float" office:value="0.000000287259" calcext:value-type="float">
            <text:p>2.87E-07</text:p>
          </table:table-cell>
          <table:table-cell office:value-type="float" office:value="1" calcext:value-type="float">
            <text:p>1</text:p>
          </table:table-cell>
          <table:table-cell office:value-type="float" office:value="109.685" calcext:value-type="float">
            <text:p>109.68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74-50489-pre.txt.bz2" xlink:type="simple">problem-174-50489-pre.txt.bz2</text:a> </text:p>
          </table:table-cell>
          <table:table-cell office:value-type="float" office:value="174" calcext:value-type="float">
            <text:p>174</text:p>
          </table:table-cell>
          <table:table-cell office:value-type="float" office:value="50489" calcext:value-type="float">
            <text:p>50489</text:p>
          </table:table-cell>
          <table:table-cell office:value-type="float" office:value="188809" calcext:value-type="float">
            <text:p>188809</text:p>
          </table:table-cell>
          <table:table-cell office:value-type="string" calcext:value-type="string">
            <text:p><text:s text:c="8"/>153033 X 153033</text:p>
          </table:table-cell>
          <table:table-cell office:value-type="float" office:value="5271321" calcext:value-type="float">
            <text:p>5271321</text:p>
          </table:table-cell>
          <table:table-cell office:value-type="float" office:value="3.84989E+020" calcext:value-type="float">
            <text:p>3.85E+20</text:p>
          </table:table-cell>
          <table:table-cell office:value-type="float" office:value="3.86573" calcext:value-type="float">
            <text:p>3.86573</text:p>
          </table:table-cell>
          <table:table-cell office:value-type="float" office:value="0.0171087" calcext:value-type="float">
            <text:p>0.0171087</text:p>
          </table:table-cell>
          <table:table-cell office:value-type="float" office:value="0.000171065" calcext:value-type="float">
            <text:p>0.000171065</text:p>
          </table:table-cell>
          <table:table-cell office:value-type="float" office:value="1.49245E-015" calcext:value-type="float">
            <text:p>1.49E-15</text:p>
          </table:table-cell>
          <table:table-cell office:value-type="float" office:value="1.47968" calcext:value-type="float">
            <text:p>1.47968</text:p>
          </table:table-cell>
          <table:table-cell/>
          <table:table-cell table:style-name="ce7" office:value-type="float" office:value="1125200000" calcext:value-type="float">
            <text:p>1.13E+09</text:p>
          </table:table-cell>
          <table:table-cell table:style-name="ce7" office:value-type="float" office:value="4987840" calcext:value-type="float">
            <text:p>4.99E+06</text:p>
          </table:table-cell>
          <table:table-cell office:value-type="float" office:value="95004.6" calcext:value-type="float">
            <text:p>95004.6</text:p>
          </table:table-cell>
          <table:table-cell office:value-type="float" office:value="0.000000799888" calcext:value-type="float">
            <text:p>8.00E-07</text:p>
          </table:table-cell>
          <table:table-cell office:value-type="float" office:value="1" calcext:value-type="float">
            <text:p>1</text:p>
          </table:table-cell>
          <table:table-cell office:value-type="float" office:value="113.631" calcext:value-type="float">
            <text:p>113.631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93-53101-pre.txt.bz2" xlink:type="simple">problem-193-53101-pre.txt.bz2</text:a> </text:p>
          </table:table-cell>
          <table:table-cell office:value-type="float" office:value="193" calcext:value-type="float">
            <text:p>193</text:p>
          </table:table-cell>
          <table:table-cell office:value-type="float" office:value="53101" calcext:value-type="float">
            <text:p>53101</text:p>
          </table:table-cell>
          <table:table-cell office:value-type="float" office:value="196526" calcext:value-type="float">
            <text:p>196526</text:p>
          </table:table-cell>
          <table:table-cell office:value-type="string" calcext:value-type="string">
            <text:p><text:s text:c="8"/>161040 X 161040</text:p>
          </table:table-cell>
          <table:table-cell office:value-type="float" office:value="5450616" calcext:value-type="float">
            <text:p>5450616</text:p>
          </table:table-cell>
          <table:table-cell office:value-type="float" office:value="3.07845E+020" calcext:value-type="float">
            <text:p>3.08E+20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00137482" calcext:value-type="float">
            <text:p>0.00137482</text:p>
          </table:table-cell>
          <table:table-cell office:value-type="float" office:value="0.000185616" calcext:value-type="float">
            <text:p>0.000185616</text:p>
          </table:table-cell>
          <table:table-cell office:value-type="float" office:value="1.58976E-015" calcext:value-type="float">
            <text:p>1.59E-15</text:p>
          </table:table-cell>
          <table:table-cell office:value-type="float" office:value="1.56146" calcext:value-type="float">
            <text:p>1.56146</text:p>
          </table:table-cell>
          <table:table-cell/>
          <table:table-cell table:style-name="ce7" office:value-type="float" office:value="3340710000000" calcext:value-type="float">
            <text:p>3.34E+12</text:p>
          </table:table-cell>
          <table:table-cell table:style-name="ce7" office:value-type="float" office:value="14420600000" calcext:value-type="float">
            <text:p>1.44E+10</text:p>
          </table:table-cell>
          <table:table-cell office:value-type="float" office:value="449974" calcext:value-type="float">
            <text:p>449974</text:p>
          </table:table-cell>
          <table:table-cell office:value-type="float" office:value="0.00000351172" calcext:value-type="float">
            <text:p>3.51E-06</text:p>
          </table:table-cell>
          <table:table-cell office:value-type="float" office:value="1" calcext:value-type="float">
            <text:p>1</text:p>
          </table:table-cell>
          <table:table-cell office:value-type="float" office:value="115.965" calcext:value-type="float">
            <text:p>115.96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201-54427-pre.txt.bz2" xlink:type="simple">problem-201-54427-pre.txt.bz2</text:a> </text:p>
          </table:table-cell>
          <table:table-cell office:value-type="float" office:value="201" calcext:value-type="float">
            <text:p>201</text:p>
          </table:table-cell>
          <table:table-cell office:value-type="float" office:value="54427" calcext:value-type="float">
            <text:p>54427</text:p>
          </table:table-cell>
          <table:table-cell office:value-type="float" office:value="199938" calcext:value-type="float">
            <text:p>199938</text:p>
          </table:table-cell>
          <table:table-cell office:value-type="string" calcext:value-type="string">
            <text:p><text:s text:c="8"/>165090 X 165090</text:p>
          </table:table-cell>
          <table:table-cell office:value-type="float" office:value="5568840" calcext:value-type="float">
            <text:p>5568840</text:p>
          </table:table-cell>
          <table:table-cell office:value-type="float" office:value="2.8229E+021" calcext:value-type="float">
            <text:p>2.82E+21</text:p>
          </table:table-cell>
          <table:table-cell office:value-type="float" office:value="7.97992" calcext:value-type="float">
            <text:p>7.97992</text:p>
          </table:table-cell>
          <table:table-cell office:value-type="float" office:value="0.0340537" calcext:value-type="float">
            <text:p>0.0340537</text:p>
          </table:table-cell>
          <table:table-cell table:style-name="ce7" office:value-type="float" office:value="0.000267282" calcext:value-type="float">
            <text:p>2.67E-04</text:p>
          </table:table-cell>
          <table:table-cell office:value-type="float" office:value="1.81528E-015" calcext:value-type="float">
            <text:p>1.82E-15</text:p>
          </table:table-cell>
          <table:table-cell office:value-type="float" office:value="1.61445" calcext:value-type="float">
            <text:p>1.61445</text:p>
          </table:table-cell>
          <table:table-cell/>
          <table:table-cell table:style-name="ce7" office:value-type="float" office:value="1569030000" calcext:value-type="float">
            <text:p>1.57E+09</text:p>
          </table:table-cell>
          <table:table-cell table:style-name="ce7" office:value-type="float" office:value="6685050" calcext:value-type="float">
            <text:p>6.69E+06</text:p>
          </table:table-cell>
          <table:table-cell office:value-type="float" office:value="244079" calcext:value-type="float">
            <text:p>244079</text:p>
          </table:table-cell>
          <table:table-cell office:value-type="float" office:value="0.00000176065" calcext:value-type="float">
            <text:p>1.76E-06</text:p>
          </table:table-cell>
          <table:table-cell office:value-type="float" office:value="1" calcext:value-type="float">
            <text:p>1</text:p>
          </table:table-cell>
          <table:table-cell office:value-type="float" office:value="122.854" calcext:value-type="float">
            <text:p>122.85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206-54562-pre.txt.bz2" xlink:type="simple">problem-206-54562-pre.txt.bz2</text:a> </text:p>
          </table:table-cell>
          <table:table-cell office:value-type="float" office:value="206" calcext:value-type="float">
            <text:p>206</text:p>
          </table:table-cell>
          <table:table-cell office:value-type="float" office:value="54562" calcext:value-type="float">
            <text:p>54562</text:p>
          </table:table-cell>
          <table:table-cell office:value-type="float" office:value="200715" calcext:value-type="float">
            <text:p>200715</text:p>
          </table:table-cell>
          <table:table-cell office:value-type="string" calcext:value-type="string">
            <text:p><text:s text:c="8"/>165540 X 165540</text:p>
          </table:table-cell>
          <table:table-cell office:value-type="float" office:value="5410224" calcext:value-type="float">
            <text:p>5410224</text:p>
          </table:table-cell>
          <table:table-cell office:value-type="float" office:value="2.50692E+025" calcext:value-type="float">
            <text:p>2.51E+25</text:p>
          </table:table-cell>
          <table:table-cell office:value-type="float" office:value="201.58" calcext:value-type="float">
            <text:p>201.58</text:p>
          </table:table-cell>
          <table:table-cell office:value-type="float" office:value="0.857518" calcext:value-type="float">
            <text:p>0.857518</text:p>
          </table:table-cell>
          <table:table-cell office:value-type="float" office:value="0.0372038" calcext:value-type="float">
            <text:p>0.0372038</text:p>
          </table:table-cell>
          <table:table-cell office:value-type="float" office:value="7.23578E-016" calcext:value-type="float">
            <text:p>7.24E-16</text:p>
          </table:table-cell>
          <table:table-cell office:value-type="float" office:value="1.52252" calcext:value-type="float">
            <text:p>1.52252</text:p>
          </table:table-cell>
          <table:table-cell/>
          <table:table-cell table:style-name="ce7" office:value-type="float" office:value="714069000" calcext:value-type="float">
            <text:p>7.14E+08</text:p>
          </table:table-cell>
          <table:table-cell table:style-name="ce7" office:value-type="float" office:value="3037020" calcext:value-type="float">
            <text:p>3.04E+06</text:p>
          </table:table-cell>
          <table:table-cell office:value-type="float" office:value="157142" calcext:value-type="float">
            <text:p>157142</text:p>
          </table:table-cell>
          <table:table-cell office:value-type="float" office:value="0.00000000439487" calcext:value-type="float">
            <text:p>4.39E-09</text:p>
          </table:table-cell>
          <table:table-cell office:value-type="float" office:value="1" calcext:value-type="float">
            <text:p>1</text:p>
          </table:table-cell>
          <table:table-cell office:value-type="float" office:value="118.027" calcext:value-type="float">
            <text:p>118.027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215-55910-pre.txt.bz2" xlink:type="simple">problem-215-55910-pre.txt.bz2</text:a> </text:p>
          </table:table-cell>
          <table:table-cell office:value-type="float" office:value="215" calcext:value-type="float">
            <text:p>215</text:p>
          </table:table-cell>
          <table:table-cell office:value-type="float" office:value="55910" calcext:value-type="float">
            <text:p>55910</text:p>
          </table:table-cell>
          <table:table-cell office:value-type="float" office:value="204202" calcext:value-type="float">
            <text:p>204202</text:p>
          </table:table-cell>
          <table:table-cell office:value-type="string" calcext:value-type="string">
            <text:p><text:s text:c="8"/>169665 X 169665</text:p>
          </table:table-cell>
          <table:table-cell office:value-type="float" office:value="5576121" calcext:value-type="float">
            <text:p>5576121</text:p>
          </table:table-cell>
          <table:table-cell office:value-type="float" office:value="2.25354E+021" calcext:value-type="float">
            <text:p>2.25E+21</text:p>
          </table:table-cell>
          <table:table-cell office:value-type="float" office:value="0.528408" calcext:value-type="float">
            <text:p>0.528408</text:p>
          </table:table-cell>
          <table:table-cell office:value-type="float" office:value="0.00221992" calcext:value-type="float">
            <text:p>0.00221992</text:p>
          </table:table-cell>
          <table:table-cell office:value-type="float" office:value="0.00208058" calcext:value-type="float">
            <text:p>0.00208058</text:p>
          </table:table-cell>
          <table:table-cell office:value-type="float" office:value="9.88695E-016" calcext:value-type="float">
            <text:p>9.89E-16</text:p>
          </table:table-cell>
          <table:table-cell office:value-type="float" office:value="1.57566" calcext:value-type="float">
            <text:p>1.57566</text:p>
          </table:table-cell>
          <table:table-cell/>
          <table:table-cell table:style-name="ce7" office:value-type="float" office:value="770022000" calcext:value-type="float">
            <text:p>7.70E+08</text:p>
          </table:table-cell>
          <table:table-cell table:style-name="ce7" office:value-type="float" office:value="3236330" calcext:value-type="float">
            <text:p>3.24E+06</text:p>
          </table:table-cell>
          <table:table-cell office:value-type="float" office:value="296534" calcext:value-type="float">
            <text:p>296534</text:p>
          </table:table-cell>
          <table:table-cell office:value-type="float" office:value="0.000000109871" calcext:value-type="float">
            <text:p>1.10E-07</text:p>
          </table:table-cell>
          <table:table-cell office:value-type="float" office:value="1" calcext:value-type="float">
            <text:p>1</text:p>
          </table:table-cell>
          <table:table-cell office:value-type="float" office:value="121.446" calcext:value-type="float">
            <text:p>121.44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225-57665-pre.txt.bz2" xlink:type="simple">problem-225-57665-pre.txt.bz2</text:a> </text:p>
          </table:table-cell>
          <table:table-cell office:value-type="float" office:value="225" calcext:value-type="float">
            <text:p>225</text:p>
          </table:table-cell>
          <table:table-cell office:value-type="float" office:value="57665" calcext:value-type="float">
            <text:p>57665</text:p>
          </table:table-cell>
          <table:table-cell office:value-type="float" office:value="208622" calcext:value-type="float">
            <text:p>208622</text:p>
          </table:table-cell>
          <table:table-cell office:value-type="string" calcext:value-type="string">
            <text:p><text:s text:c="8"/>175020 X 175020</text:p>
          </table:table-cell>
          <table:table-cell office:value-type="float" office:value="5898102" calcext:value-type="float">
            <text:p>5898102</text:p>
          </table:table-cell>
          <table:table-cell office:value-type="float" office:value="3.11115E+021" calcext:value-type="float">
            <text:p>3.11E+21</text:p>
          </table:table-cell>
          <table:table-cell office:value-type="float" office:value="2.53798" calcext:value-type="float">
            <text:p>2.53798</text:p>
          </table:table-cell>
          <table:table-cell office:value-type="float" office:value="0.0105092" calcext:value-type="float">
            <text:p>0.0105092</text:p>
          </table:table-cell>
          <table:table-cell office:value-type="float" office:value="0.000224343" calcext:value-type="float">
            <text:p>0.000224343</text:p>
          </table:table-cell>
          <table:table-cell office:value-type="float" office:value="1.06138E-015" calcext:value-type="float">
            <text:p>1.06E-15</text:p>
          </table:table-cell>
          <table:table-cell office:value-type="float" office:value="1.76011" calcext:value-type="float">
            <text:p>1.76011</text:p>
          </table:table-cell>
          <table:table-cell/>
          <table:table-cell table:style-name="ce7" office:value-type="float" office:value="951845000" calcext:value-type="float">
            <text:p>9.52E+08</text:p>
          </table:table-cell>
          <table:table-cell table:style-name="ce7" office:value-type="float" office:value="3941420" calcext:value-type="float">
            <text:p>3.94E+06</text:p>
          </table:table-cell>
          <table:table-cell office:value-type="float" office:value="148255" calcext:value-type="float">
            <text:p>148255</text:p>
          </table:table-cell>
          <table:table-cell office:value-type="float" office:value="0.000000741623" calcext:value-type="float">
            <text:p>7.42E-07</text:p>
          </table:table-cell>
          <table:table-cell office:value-type="float" office:value="1" calcext:value-type="float">
            <text:p>1</text:p>
          </table:table-cell>
          <table:table-cell office:value-type="float" office:value="130.109" calcext:value-type="float">
            <text:p>130.109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9">
          <table:table-cell office:value-type="string" calcext:value-type="string">
            <text:p><text:a xlink:href="https://grail.cs.washington.edu/projects/bal/data/trafalgar/problem-257-65132-pre.txt.bz2" xlink:type="simple">problem-257-65132-pre.txt.bz2</text:a></text:p>
          </table:table-cell>
          <table:table-cell office:value-type="float" office:value="257" calcext:value-type="float">
            <text:p>257</text:p>
          </table:table-cell>
          <table:table-cell office:value-type="float" office:value="65132" calcext:value-type="float">
            <text:p>65132</text:p>
          </table:table-cell>
          <table:table-cell office:value-type="float" office:value="225911" calcext:value-type="float">
            <text:p>225911</text:p>
          </table:table-cell>
          <table:table-cell office:value-type="string" calcext:value-type="string">
            <text:p><text:s text:c="8"/>197709 X 197709</text:p>
          </table:table-cell>
          <table:table-cell office:value-type="float" office:value="6481587" calcext:value-type="float">
            <text:p>6481587</text:p>
          </table:table-cell>
          <table:table-cell office:value-type="float" office:value="2.359E+022" calcext:value-type="float">
            <text:p>2.36E+22</text:p>
          </table:table-cell>
          <table:table-cell office:value-type="float" office:value="2.27" calcext:value-type="float">
            <text:p>2.27</text:p>
          </table:table-cell>
          <table:table-cell office:value-type="float" office:value="0.00884671" calcext:value-type="float">
            <text:p>0.00884671</text:p>
          </table:table-cell>
          <table:table-cell office:value-type="float" office:value="0.000426245" calcext:value-type="float">
            <text:p>0.000426245</text:p>
          </table:table-cell>
          <table:table-cell office:value-type="float" office:value="1.79379E-015" calcext:value-type="float">
            <text:p>1.79E-15</text:p>
          </table:table-cell>
          <table:table-cell office:value-type="float" office:value="1.82921" calcext:value-type="float">
            <text:p>1.82921</text:p>
          </table:table-cell>
          <table:table-cell/>
          <table:table-cell table:style-name="ce7" office:value-type="float" office:value="109414000" calcext:value-type="float">
            <text:p>1.09E+08</text:p>
          </table:table-cell>
          <table:table-cell office:value-type="float" office:value="426424" calcext:value-type="float">
            <text:p>426424</text:p>
          </table:table-cell>
          <table:table-cell office:value-type="float" office:value="26113" calcext:value-type="float">
            <text:p>26113</text:p>
          </table:table-cell>
          <table:table-cell office:value-type="float" office:value="0.0000000807239" calcext:value-type="float">
            <text:p>8.07E-08</text:p>
          </table:table-cell>
          <table:table-cell office:value-type="float" office:value="1" calcext:value-type="float">
            <text:p>1</text:p>
          </table:table-cell>
          <table:table-cell office:value-type="float" office:value="148.4" calcext:value-type="float">
            <text:p>148.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10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1">
          <table:table-cell table:style-name="ce1" office:value-type="string" calcext:value-type="string">
            <text:p><text:s text:c="7"/>Dubrovnik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2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6">
          <table:table-cell office:value-type="string" calcext:value-type="string">
            <text:p><text:a xlink:href="https://grail.cs.washington.edu/projects/bal/data/dubrovnik/problem-16-22106-pre.txt.bz2" xlink:type="simple">problem-16-22106-pre.txt.bz2</text:a> </text:p>
          </table:table-cell>
          <table:table-cell office:value-type="float" office:value="16" calcext:value-type="float">
            <text:p>16</text:p>
          </table:table-cell>
          <table:table-cell office:value-type="float" office:value="22106" calcext:value-type="float">
            <text:p>22106</text:p>
          </table:table-cell>
          <table:table-cell office:value-type="float" office:value="83718" calcext:value-type="float">
            <text:p>83718</text:p>
          </table:table-cell>
          <table:table-cell office:value-type="string" calcext:value-type="string">
            <text:p><text:s text:c="8"/>66462 X 66462</text:p>
          </table:table-cell>
          <table:table-cell office:value-type="float" office:value="1284306" calcext:value-type="float">
            <text:p>1284306</text:p>
          </table:table-cell>
          <table:table-cell office:value-type="float" office:value="7.34409E+021" calcext:value-type="float">
            <text:p>7.34E+21</text:p>
          </table:table-cell>
          <table:table-cell office:value-type="float" office:value="6.32719" calcext:value-type="float">
            <text:p>6.32719</text:p>
          </table:table-cell>
          <table:table-cell office:value-type="float" office:value="0.0425189" calcext:value-type="float">
            <text:p>0.0425189</text:p>
          </table:table-cell>
          <table:table-cell table:style-name="ce7" office:value-type="float" office:value="0.00000796217" calcext:value-type="float">
            <text:p>7.96E-06</text:p>
          </table:table-cell>
          <table:table-cell office:value-type="float" office:value="1.57145E-015" calcext:value-type="float">
            <text:p>1.57E-15</text:p>
          </table:table-cell>
          <table:table-cell office:value-type="float" office:value="0.35857" calcext:value-type="float">
            <text:p>0.35857</text:p>
          </table:table-cell>
          <table:table-cell/>
          <table:table-cell table:style-name="ce7" office:value-type="float" office:value="3287210000" calcext:value-type="float">
            <text:p>3.29E+09</text:p>
          </table:table-cell>
          <table:table-cell table:style-name="ce7" office:value-type="float" office:value="22104800" calcext:value-type="float">
            <text:p>2.21E+07</text:p>
          </table:table-cell>
          <table:table-cell office:value-type="float" office:value="2405.93" calcext:value-type="float">
            <text:p>2405.93</text:p>
          </table:table-cell>
          <table:table-cell office:value-type="float" office:value="0.000000523796" calcext:value-type="float">
            <text:p>5.24E-07</text:p>
          </table:table-cell>
          <table:table-cell office:value-type="float" office:value="1" calcext:value-type="float">
            <text:p>1</text:p>
          </table:table-cell>
          <table:table-cell office:value-type="float" office:value="18.1538" calcext:value-type="float">
            <text:p>18.1538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88-64298-pre.txt.bz2" xlink:type="simple">problem-88-64298-pre.txt.bz2</text:a> </text:p>
          </table:table-cell>
          <table:table-cell office:value-type="float" office:value="88" calcext:value-type="float">
            <text:p>88</text:p>
          </table:table-cell>
          <table:table-cell office:value-type="float" office:value="64298" calcext:value-type="float">
            <text:p>64298</text:p>
          </table:table-cell>
          <table:table-cell office:value-type="float" office:value="383937" calcext:value-type="float">
            <text:p>383937</text:p>
          </table:table-cell>
          <table:table-cell office:value-type="string" calcext:value-type="string">
            <text:p><text:s text:c="6"/>193686 X 193686</text:p>
          </table:table-cell>
          <table:table-cell office:value-type="float" office:value="6603852" calcext:value-type="float">
            <text:p>6603852</text:p>
          </table:table-cell>
          <table:table-cell office:value-type="float" office:value="5.7683E+021" calcext:value-type="float">
            <text:p>5.77E+21</text:p>
          </table:table-cell>
          <table:table-cell office:value-type="float" office:value="17.6285" calcext:value-type="float">
            <text:p>17.6285</text:p>
          </table:table-cell>
          <table:table-cell office:value-type="float" office:value="0.0693419" calcext:value-type="float">
            <text:p>0.0693419</text:p>
          </table:table-cell>
          <table:table-cell table:style-name="ce7" office:value-type="float" office:value="0.000041754" calcext:value-type="float">
            <text:p>4.18E-05</text:p>
          </table:table-cell>
          <table:table-cell office:value-type="float" office:value="3.42994E-015" calcext:value-type="float">
            <text:p>3.43E-15</text:p>
          </table:table-cell>
          <table:table-cell office:value-type="float" office:value="2.722" calcext:value-type="float">
            <text:p>2.722</text:p>
          </table:table-cell>
          <table:table-cell/>
          <table:table-cell table:style-name="ce7" office:value-type="float" office:value="12809100000" calcext:value-type="float">
            <text:p>1.28E+10</text:p>
          </table:table-cell>
          <table:table-cell table:style-name="ce7" office:value-type="float" office:value="50374300" calcext:value-type="float">
            <text:p>5.04E+07</text:p>
          </table:table-cell>
          <table:table-cell office:value-type="float" office:value="98808.7" calcext:value-type="float">
            <text:p>98808.7</text:p>
          </table:table-cell>
          <table:table-cell office:value-type="float" office:value="0.0000080842" calcext:value-type="float">
            <text:p>8.08E-06</text:p>
          </table:table-cell>
          <table:table-cell office:value-type="float" office:value="1" calcext:value-type="float">
            <text:p>1</text:p>
          </table:table-cell>
          <table:table-cell office:value-type="float" office:value="90.1505" calcext:value-type="float">
            <text:p>90.150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35-90642-pre.txt.bz2" xlink:type="simple">problem-135-90642-pre.txt.bz2</text:a> </text:p>
          </table:table-cell>
          <table:table-cell office:value-type="float" office:value="135" calcext:value-type="float">
            <text:p>135</text:p>
          </table:table-cell>
          <table:table-cell office:value-type="float" office:value="90642" calcext:value-type="float">
            <text:p>90642</text:p>
          </table:table-cell>
          <table:table-cell office:value-type="float" office:value="553336" calcext:value-type="float">
            <text:p>553336</text:p>
          </table:table-cell>
          <table:table-cell office:value-type="string" calcext:value-type="string">
            <text:p><text:s text:c="6"/>273141 X 273141</text:p>
          </table:table-cell>
          <table:table-cell office:value-type="float" office:value="14726139" calcext:value-type="float">
            <text:p>14726139</text:p>
          </table:table-cell>
          <table:table-cell office:value-type="float" office:value="1.33414E+023" calcext:value-type="float">
            <text:p>1.33E+23</text:p>
          </table:table-cell>
          <table:table-cell office:value-type="float" office:value="30.304" calcext:value-type="float">
            <text:p>30.304</text:p>
          </table:table-cell>
          <table:table-cell office:value-type="float" office:value="0.100469" calcext:value-type="float">
            <text:p>0.100469</text:p>
          </table:table-cell>
          <table:table-cell table:style-name="ce7" office:value-type="float" office:value="0.0000633343" calcext:value-type="float">
            <text:p>6.33E-05</text:p>
          </table:table-cell>
          <table:table-cell office:value-type="float" office:value="2.84783E-015" calcext:value-type="float">
            <text:p>2.85E-15</text:p>
          </table:table-cell>
          <table:table-cell office:value-type="float" office:value="6.74886" calcext:value-type="float">
            <text:p>6.74886</text:p>
          </table:table-cell>
          <table:table-cell/>
          <table:table-cell table:style-name="ce7" office:value-type="float" office:value="591548000" calcext:value-type="float">
            <text:p>5.92E+08</text:p>
          </table:table-cell>
          <table:table-cell table:style-name="ce7" office:value-type="float" office:value="1961660" calcext:value-type="float">
            <text:p>1.96E+06</text:p>
          </table:table-cell>
          <table:table-cell office:value-type="float" office:value="1264.21" calcext:value-type="float">
            <text:p>1264.21</text:p>
          </table:table-cell>
          <table:table-cell office:value-type="float" office:value="0.0000000593711" calcext:value-type="float">
            <text:p>5.94E-08</text:p>
          </table:table-cell>
          <table:table-cell office:value-type="float" office:value="1" calcext:value-type="float">
            <text:p>1</text:p>
          </table:table-cell>
          <table:table-cell office:value-type="float" office:value="213.462" calcext:value-type="float">
            <text:p>213.462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42-93602-pre.txt.bz2" xlink:type="simple">problem-142-93602-pre.txt.bz2</text:a> </text:p>
          </table:table-cell>
          <table:table-cell office:value-type="float" office:value="142" calcext:value-type="float">
            <text:p>142</text:p>
          </table:table-cell>
          <table:table-cell office:value-type="float" office:value="93602" calcext:value-type="float">
            <text:p>93602</text:p>
          </table:table-cell>
          <table:table-cell office:value-type="float" office:value="565608" calcext:value-type="float">
            <text:p>565608</text:p>
          </table:table-cell>
          <table:table-cell office:value-type="string" calcext:value-type="string">
            <text:p><text:s text:c="6"/>282084 X 282084</text:p>
          </table:table-cell>
          <table:table-cell office:value-type="float" office:value="16302696" calcext:value-type="float">
            <text:p>16302696</text:p>
          </table:table-cell>
          <table:table-cell office:value-type="float" office:value="3.9349E+023" calcext:value-type="float">
            <text:p>3.93E+23</text:p>
          </table:table-cell>
          <table:table-cell office:value-type="float" office:value="86.1561" calcext:value-type="float">
            <text:p>86.1561</text:p>
          </table:table-cell>
          <table:table-cell office:value-type="float" office:value="0.281529" calcext:value-type="float">
            <text:p>0.281529</text:p>
          </table:table-cell>
          <table:table-cell office:value-type="float" office:value="0.000109589" calcext:value-type="float">
            <text:p>0.000109589</text:p>
          </table:table-cell>
          <table:table-cell office:value-type="float" office:value="4.44375E-015" calcext:value-type="float">
            <text:p>4.44E-15</text:p>
          </table:table-cell>
          <table:table-cell office:value-type="float" office:value="7.40656" calcext:value-type="float">
            <text:p>7.40656</text:p>
          </table:table-cell>
          <table:table-cell/>
          <table:table-cell table:style-name="ce7" office:value-type="float" office:value="2740450000" calcext:value-type="float">
            <text:p>2.74E+09</text:p>
          </table:table-cell>
          <table:table-cell table:style-name="ce7" office:value-type="float" office:value="8929670" calcext:value-type="float">
            <text:p>8.93E+06</text:p>
          </table:table-cell>
          <table:table-cell office:value-type="float" office:value="2302.12" calcext:value-type="float">
            <text:p>2302.12</text:p>
          </table:table-cell>
          <table:table-cell office:value-type="float" office:value="0.0000000906209" calcext:value-type="float">
            <text:p>9.06E-08</text:p>
          </table:table-cell>
          <table:table-cell office:value-type="float" office:value="1" calcext:value-type="float">
            <text:p>1</text:p>
          </table:table-cell>
          <table:table-cell office:value-type="float" office:value="248.727" calcext:value-type="float">
            <text:p>248.727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50-95821-pre.txt.bz2" xlink:type="simple">problem-150-95821-pre.txt.bz2</text:a> </text:p>
          </table:table-cell>
          <table:table-cell office:value-type="float" office:value="150" calcext:value-type="float">
            <text:p>150</text:p>
          </table:table-cell>
          <table:table-cell office:value-type="float" office:value="95821" calcext:value-type="float">
            <text:p>95821</text:p>
          </table:table-cell>
          <table:table-cell office:value-type="float" office:value="568119" calcext:value-type="float">
            <text:p>568119</text:p>
          </table:table-cell>
          <table:table-cell office:value-type="string" calcext:value-type="string">
            <text:p><text:s text:c="6"/>288813 X 288813</text:p>
          </table:table-cell>
          <table:table-cell office:value-type="float" office:value="31552417" calcext:value-type="float">
            <text:p>31552417</text:p>
          </table:table-cell>
          <table:table-cell office:value-type="float" office:value="132644000000000" calcext:value-type="float">
            <text:p>1.33E+14</text:p>
          </table:table-cell>
          <table:table-cell table:style-name="ce7" office:value-type="float" office:value="0.00000422197" calcext:value-type="float">
            <text:p>4.22E-06</text:p>
          </table:table-cell>
          <table:table-cell table:style-name="ce7" office:value-type="float" office:value="0.0000000135974" calcext:value-type="float">
            <text:p>1.36E-08</text:p>
          </table:table-cell>
          <table:table-cell office:value-type="float" office:value="0.000229848" calcext:value-type="float">
            <text:p>0.000229848</text:p>
          </table:table-cell>
          <table:table-cell office:value-type="float" office:value="3.37383E-015" calcext:value-type="float">
            <text:p>3.37E-15</text:p>
          </table:table-cell>
          <table:table-cell office:value-type="float" office:value="5.23029" calcext:value-type="float">
            <text:p>5.23029</text:p>
          </table:table-cell>
          <table:table-cell/>
          <table:table-cell office:value-type="float" office:value="2225.28" calcext:value-type="float">
            <text:p>2225.28</text:p>
          </table:table-cell>
          <table:table-cell office:value-type="float" office:value="7.17181" calcext:value-type="float">
            <text:p>7.17181</text:p>
          </table:table-cell>
          <table:table-cell office:value-type="float" office:value="59067.5" calcext:value-type="float">
            <text:p>59067.5</text:p>
          </table:table-cell>
          <table:table-cell office:value-type="float" office:value="0.000000934168" calcext:value-type="float">
            <text:p>9.34E-07</text:p>
          </table:table-cell>
          <table:table-cell office:value-type="float" office:value="1" calcext:value-type="float">
            <text:p>1</text:p>
          </table:table-cell>
          <table:table-cell office:value-type="float" office:value="422.985" calcext:value-type="float">
            <text:p>422.98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61-103832-pre.txt.bz2" xlink:type="simple">problem-161-103832-pre.txt.bz2</text:a> </text:p>
          </table:table-cell>
          <table:table-cell office:value-type="float" office:value="161" calcext:value-type="float">
            <text:p>161</text:p>
          </table:table-cell>
          <table:table-cell office:value-type="float" office:value="103832" calcext:value-type="float">
            <text:p>103832</text:p>
          </table:table-cell>
          <table:table-cell office:value-type="float" office:value="592019" calcext:value-type="float">
            <text:p>592019</text:p>
          </table:table-cell>
          <table:table-cell office:value-type="string" calcext:value-type="string">
            <text:p><text:s text:c="6"/>312945 X 312945</text:p>
          </table:table-cell>
          <table:table-cell office:value-type="float" office:value="32916447" calcext:value-type="float">
            <text:p>32916447</text:p>
          </table:table-cell>
          <table:table-cell office:value-type="float" office:value="353758000000000" calcext:value-type="float">
            <text:p>3.54E+14</text:p>
          </table:table-cell>
          <table:table-cell table:style-name="ce7" office:value-type="float" office:value="0.00000581464" calcext:value-type="float">
            <text:p>5.81E-06</text:p>
          </table:table-cell>
          <table:table-cell table:style-name="ce7" office:value-type="float" office:value="0.0000000180048" calcext:value-type="float">
            <text:p>1.80E-08</text:p>
          </table:table-cell>
          <table:table-cell office:value-type="float" office:value="0.000346699" calcext:value-type="float">
            <text:p>0.000346699</text:p>
          </table:table-cell>
          <table:table-cell office:value-type="float" office:value="3.8165E-015" calcext:value-type="float">
            <text:p>3.82E-15</text:p>
          </table:table-cell>
          <table:table-cell office:value-type="float" office:value="5.61974" calcext:value-type="float">
            <text:p>5.61974</text:p>
          </table:table-cell>
          <table:table-cell/>
          <table:table-cell office:value-type="float" office:value="236.442" calcext:value-type="float">
            <text:p>236.442</text:p>
          </table:table-cell>
          <table:table-cell office:value-type="float" office:value="0.732153" calcext:value-type="float">
            <text:p>0.732153</text:p>
          </table:table-cell>
          <table:table-cell office:value-type="float" office:value="6367.05" calcext:value-type="float">
            <text:p>6367.05</text:p>
          </table:table-cell>
          <table:table-cell office:value-type="float" office:value="0.000000068064" calcext:value-type="float">
            <text:p>6.81E-08</text:p>
          </table:table-cell>
          <table:table-cell office:value-type="float" office:value="1" calcext:value-type="float">
            <text:p>1</text:p>
          </table:table-cell>
          <table:table-cell office:value-type="float" office:value="453.337" calcext:value-type="float">
            <text:p>453.337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73-111908-pre.txt.bz2" xlink:type="simple">problem-173-111908-pre.txt.bz2</text:a> </text:p>
          </table:table-cell>
          <table:table-cell office:value-type="float" office:value="173" calcext:value-type="float">
            <text:p>173</text:p>
          </table:table-cell>
          <table:table-cell office:value-type="float" office:value="111908" calcext:value-type="float">
            <text:p>111908</text:p>
          </table:table-cell>
          <table:table-cell office:value-type="float" office:value="634570" calcext:value-type="float">
            <text:p>634570</text:p>
          </table:table-cell>
          <table:table-cell office:value-type="string" calcext:value-type="string">
            <text:p><text:s text:c="6"/>337281 X 337281</text:p>
          </table:table-cell>
          <table:table-cell office:value-type="float" office:value="35287803" calcext:value-type="float">
            <text:p>35287803</text:p>
          </table:table-cell>
          <table:table-cell office:value-type="float" office:value="1665330000000000" calcext:value-type="float">
            <text:p>1.67E+15</text:p>
          </table:table-cell>
          <table:table-cell table:style-name="ce7" office:value-type="float" office:value="0.00000541308" calcext:value-type="float">
            <text:p>5.41E-06</text:p>
          </table:table-cell>
          <table:table-cell table:style-name="ce7" office:value-type="float" office:value="0.0000000161365" calcext:value-type="float">
            <text:p>1.61E-08</text:p>
          </table:table-cell>
          <table:table-cell office:value-type="float" office:value="0.000644181" calcext:value-type="float">
            <text:p>0.000644181</text:p>
          </table:table-cell>
          <table:table-cell office:value-type="float" office:value="4.36654E-015" calcext:value-type="float">
            <text:p>4.37E-15</text:p>
          </table:table-cell>
          <table:table-cell office:value-type="float" office:value="5.93734" calcext:value-type="float">
            <text:p>5.93734</text:p>
          </table:table-cell>
          <table:table-cell/>
          <table:table-cell office:value-type="float" office:value="1330.18" calcext:value-type="float">
            <text:p>1330.18</text:p>
          </table:table-cell>
          <table:table-cell office:value-type="float" office:value="3.97124" calcext:value-type="float">
            <text:p>3.97124</text:p>
          </table:table-cell>
          <table:table-cell office:value-type="float" office:value="40999.8" calcext:value-type="float">
            <text:p>40999.8</text:p>
          </table:table-cell>
          <table:table-cell office:value-type="float" office:value="0.000000221409" calcext:value-type="float">
            <text:p>2.21E-07</text:p>
          </table:table-cell>
          <table:table-cell office:value-type="float" office:value="1" calcext:value-type="float">
            <text:p>1</text:p>
          </table:table-cell>
          <table:table-cell office:value-type="float" office:value="480.078" calcext:value-type="float">
            <text:p>480.078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82-116770-pre.txt.bz2" xlink:type="simple">problem-182-116770-pre.txt.bz2</text:a> </text:p>
          </table:table-cell>
          <table:table-cell office:value-type="float" office:value="182" calcext:value-type="float">
            <text:p>182</text:p>
          </table:table-cell>
          <table:table-cell office:value-type="float" office:value="116770" calcext:value-type="float">
            <text:p>116770</text:p>
          </table:table-cell>
          <table:table-cell office:value-type="float" office:value="668705" calcext:value-type="float">
            <text:p>668705</text:p>
          </table:table-cell>
          <table:table-cell office:value-type="string" calcext:value-type="string">
            <text:p><text:s text:c="6"/>351948 X 351948</text:p>
          </table:table-cell>
          <table:table-cell office:value-type="float" office:value="35287803" calcext:value-type="float">
            <text:p>35287803</text:p>
          </table:table-cell>
          <table:table-cell office:value-type="float" office:value="1.78206E+016" calcext:value-type="float">
            <text:p>1.78E+16</text:p>
          </table:table-cell>
          <table:table-cell table:style-name="ce7" office:value-type="float" office:value="0.0000183316" calcext:value-type="float">
            <text:p>1.83E-05</text:p>
          </table:table-cell>
          <table:table-cell table:style-name="ce7" office:value-type="float" office:value="0.0000000535814" calcext:value-type="float">
            <text:p>5.36E-08</text:p>
          </table:table-cell>
          <table:table-cell office:value-type="float" office:value="0.00210755" calcext:value-type="float">
            <text:p>0.00210755</text:p>
          </table:table-cell>
          <table:table-cell office:value-type="float" office:value="4.00962E-015" calcext:value-type="float">
            <text:p>4.01E-15</text:p>
          </table:table-cell>
          <table:table-cell office:value-type="float" office:value="6.67351" calcext:value-type="float">
            <text:p>6.67351</text:p>
          </table:table-cell>
          <table:table-cell/>
          <table:table-cell office:value-type="float" office:value="2183.35" calcext:value-type="float">
            <text:p>2183.35</text:p>
          </table:table-cell>
          <table:table-cell office:value-type="float" office:value="6.37509" calcext:value-type="float">
            <text:p>6.37509</text:p>
          </table:table-cell>
          <table:table-cell office:value-type="float" office:value="362892" calcext:value-type="float">
            <text:p>362892</text:p>
          </table:table-cell>
          <table:table-cell office:value-type="float" office:value="0.000000238062" calcext:value-type="float">
            <text:p>2.38E-07</text:p>
          </table:table-cell>
          <table:table-cell office:value-type="float" office:value="1" calcext:value-type="float">
            <text:p>1</text:p>
          </table:table-cell>
          <table:table-cell office:value-type="float" office:value="491.586" calcext:value-type="float">
            <text:p>491.58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02-132796-pre.txt.bz2" xlink:type="simple">problem-202-132796-pre.txt.bz2</text:a> </text:p>
          </table:table-cell>
          <table:table-cell office:value-type="float" office:value="202" calcext:value-type="float">
            <text:p>202</text:p>
          </table:table-cell>
          <table:table-cell office:value-type="float" office:value="132796" calcext:value-type="float">
            <text:p>132796</text:p>
          </table:table-cell>
          <table:table-cell office:value-type="float" office:value="751652" calcext:value-type="float">
            <text:p>751652</text:p>
          </table:table-cell>
          <table:table-cell office:value-type="string" calcext:value-type="string">
            <text:p><text:s text:c="6"/>400206 X 400206</text:p>
          </table:table-cell>
          <table:table-cell office:value-type="float" office:value="41797462" calcext:value-type="float">
            <text:p>41797462</text:p>
          </table:table-cell>
          <table:table-cell office:value-type="float" office:value="2.04213E+018" calcext:value-type="float">
            <text:p>2.04E+18</text:p>
          </table:table-cell>
          <table:table-cell office:value-type="float" office:value="0.0042863" calcext:value-type="float">
            <text:p>0.0042863</text:p>
          </table:table-cell>
          <table:table-cell table:style-name="ce7" office:value-type="float" office:value="0.0000117237" calcext:value-type="float">
            <text:p>1.17E-05</text:p>
          </table:table-cell>
          <table:table-cell office:value-type="float" office:value="0.00401634" calcext:value-type="float">
            <text:p>0.00401634</text:p>
          </table:table-cell>
          <table:table-cell office:value-type="float" office:value="4.71678E-015" calcext:value-type="float">
            <text:p>4.72E-15</text:p>
          </table:table-cell>
          <table:table-cell office:value-type="float" office:value="25.1913" calcext:value-type="float">
            <text:p>25.1913</text:p>
          </table:table-cell>
          <table:table-cell/>
          <table:table-cell office:value-type="float" office:value="52182.7" calcext:value-type="float">
            <text:p>52182.7</text:p>
          </table:table-cell>
          <table:table-cell office:value-type="float" office:value="142.852" calcext:value-type="float">
            <text:p>142.852</text:p>
          </table:table-cell>
          <table:table-cell office:value-type="float" office:value="4053.87" calcext:value-type="float">
            <text:p>4053.87</text:p>
          </table:table-cell>
          <table:table-cell office:value-type="float" office:value="0.00000000298427" calcext:value-type="float">
            <text:p>2.98E-09</text:p>
          </table:table-cell>
          <table:table-cell office:value-type="float" office:value="1" calcext:value-type="float">
            <text:p>1</text:p>
          </table:table-cell>
          <table:table-cell office:value-type="float" office:value="568.167" calcext:value-type="float">
            <text:p>568.167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37-154414-pre.txt.bz2" xlink:type="simple">problem-237-154414-pre.txt.bz2</text:a> </text:p>
          </table:table-cell>
          <table:table-cell office:value-type="float" office:value="237" calcext:value-type="float">
            <text:p>237</text:p>
          </table:table-cell>
          <table:table-cell office:value-type="float" office:value="154414" calcext:value-type="float">
            <text:p>154414</text:p>
          </table:table-cell>
          <table:table-cell office:value-type="float" office:value="858331" calcext:value-type="float">
            <text:p>858331</text:p>
          </table:table-cell>
          <table:table-cell office:value-type="string" calcext:value-type="string">
            <text:p><text:s text:c="6"/>465375 X 465375</text:p>
          </table:table-cell>
          <table:table-cell office:value-type="float" office:value="47758405" calcext:value-type="float">
            <text:p>47758405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2309.77" calcext:value-type="float">
            <text:p>2309.77</text:p>
          </table:table-cell>
          <table:table-cell office:value-type="float" office:value="5.86502" calcext:value-type="float">
            <text:p>5.86502</text:p>
          </table:table-cell>
          <table:table-cell office:value-type="float" office:value="3512.91" calcext:value-type="float">
            <text:p>3512.91</text:p>
          </table:table-cell>
          <table:table-cell office:value-type="float" office:value="0.00000000387517" calcext:value-type="float">
            <text:p>3.88E-09</text:p>
          </table:table-cell>
          <table:table-cell office:value-type="float" office:value="1" calcext:value-type="float">
            <text:p>1</text:p>
          </table:table-cell>
          <table:table-cell office:value-type="float" office:value="669.402" calcext:value-type="float">
            <text:p>669.402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53-163691-pre.txt.bz2" xlink:type="simple">problem-253-163691-pre.txt.bz2</text:a> </text:p>
          </table:table-cell>
          <table:table-cell office:value-type="float" office:value="253" calcext:value-type="float">
            <text:p>253</text:p>
          </table:table-cell>
          <table:table-cell office:value-type="float" office:value="163691" calcext:value-type="float">
            <text:p>163691</text:p>
          </table:table-cell>
          <table:table-cell office:value-type="float" office:value="899155" calcext:value-type="float">
            <text:p>899155</text:p>
          </table:table-cell>
          <table:table-cell office:value-type="string" calcext:value-type="string">
            <text:p><text:s text:c="6"/>493350 X 493350</text:p>
          </table:table-cell>
          <table:table-cell office:value-type="float" office:value="50044976" calcext:value-type="float">
            <text:p>50044976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193.708" calcext:value-type="float">
            <text:p>193.708</text:p>
          </table:table-cell>
          <table:table-cell office:value-type="float" office:value="0.477339" calcext:value-type="float">
            <text:p>0.477339</text:p>
          </table:table-cell>
          <table:table-cell office:value-type="float" office:value="1828.69" calcext:value-type="float">
            <text:p>1828.69</text:p>
          </table:table-cell>
          <table:table-cell office:value-type="float" office:value="0.000000000942677" calcext:value-type="float">
            <text:p>9.43E-10</text:p>
          </table:table-cell>
          <table:table-cell office:value-type="float" office:value="1" calcext:value-type="float">
            <text:p>1</text:p>
          </table:table-cell>
          <table:table-cell office:value-type="float" office:value="695.245" calcext:value-type="float">
            <text:p>695.24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62-169354-pre.txt.bz2" xlink:type="simple">problem-262-169354-pre.txt.bz2</text:a> </text:p>
          </table:table-cell>
          <table:table-cell office:value-type="float" office:value="262" calcext:value-type="float">
            <text:p>262</text:p>
          </table:table-cell>
          <table:table-cell office:value-type="float" office:value="169354" calcext:value-type="float">
            <text:p>169354</text:p>
          </table:table-cell>
          <table:table-cell office:value-type="float" office:value="919688" calcext:value-type="float">
            <text:p>919688</text:p>
          </table:table-cell>
          <table:table-cell office:value-type="string" calcext:value-type="string">
            <text:p><text:s text:c="7"/>510420 X 510420</text:p>
          </table:table-cell>
          <table:table-cell office:value-type="float" office:value="51208020" calcext:value-type="float">
            <text:p>51208020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167.559" calcext:value-type="float">
            <text:p>167.559</text:p>
          </table:table-cell>
          <table:table-cell office:value-type="float" office:value="0.40619" calcext:value-type="float">
            <text:p>0.40619</text:p>
          </table:table-cell>
          <table:table-cell office:value-type="float" office:value="1354.5" calcext:value-type="float">
            <text:p>1354.5</text:p>
          </table:table-cell>
          <table:table-cell office:value-type="float" office:value="0.00000000132695" calcext:value-type="float">
            <text:p>1.33E-09</text:p>
          </table:table-cell>
          <table:table-cell office:value-type="float" office:value="1" calcext:value-type="float">
            <text:p>1</text:p>
          </table:table-cell>
          <table:table-cell office:value-type="float" office:value="743.04" calcext:value-type="float">
            <text:p>743.0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73-176305-pre.txt.bz2" xlink:type="simple">problem-273-176305-pre.txt.bz2</text:a> </text:p>
          </table:table-cell>
          <table:table-cell office:value-type="float" office:value="273" calcext:value-type="float">
            <text:p>273</text:p>
          </table:table-cell>
          <table:table-cell office:value-type="float" office:value="176305" calcext:value-type="float">
            <text:p>176305</text:p>
          </table:table-cell>
          <table:table-cell office:value-type="float" office:value="942970" calcext:value-type="float">
            <text:p>942970</text:p>
          </table:table-cell>
          <table:table-cell office:value-type="string" calcext:value-type="string">
            <text:p><text:s text:c="7"/>531372 X 531372</text:p>
          </table:table-cell>
          <table:table-cell office:value-type="float" office:value="52527840" calcext:value-type="float">
            <text:p>52527840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90862.6" calcext:value-type="float">
            <text:p>90862.6</text:p>
          </table:table-cell>
          <table:table-cell office:value-type="float" office:value="215.811" calcext:value-type="float">
            <text:p>215.811</text:p>
          </table:table-cell>
          <table:table-cell office:value-type="float" office:value="8655.51" calcext:value-type="float">
            <text:p>8655.51</text:p>
          </table:table-cell>
          <table:table-cell office:value-type="float" office:value="0.00000000361786" calcext:value-type="float">
            <text:p>3.62E-09</text:p>
          </table:table-cell>
          <table:table-cell office:value-type="float" office:value="1" calcext:value-type="float">
            <text:p>1</text:p>
          </table:table-cell>
          <table:table-cell office:value-type="float" office:value="732.894" calcext:value-type="float">
            <text:p>732.89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87-182023-pre.txt.bz2" xlink:type="simple">problem-287-182023-pre.txt.bz2</text:a> </text:p>
          </table:table-cell>
          <table:table-cell office:value-type="float" office:value="287" calcext:value-type="float">
            <text:p>287</text:p>
          </table:table-cell>
          <table:table-cell office:value-type="float" office:value="182023" calcext:value-type="float">
            <text:p>182023</text:p>
          </table:table-cell>
          <table:table-cell office:value-type="float" office:value="971292" calcext:value-type="float">
            <text:p>971292</text:p>
          </table:table-cell>
          <table:table-cell office:value-type="string" calcext:value-type="string">
            <text:p><text:s text:c="7"/>548652 X 548652</text:p>
          </table:table-cell>
          <table:table-cell office:value-type="float" office:value="54109458" calcext:value-type="float">
            <text:p>54109458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236.325" calcext:value-type="float">
            <text:p>236.325</text:p>
          </table:table-cell>
          <table:table-cell office:value-type="float" office:value="0.552911" calcext:value-type="float">
            <text:p>0.552911</text:p>
          </table:table-cell>
          <table:table-cell office:value-type="float" office:value="2145.82" calcext:value-type="float">
            <text:p>2145.82</text:p>
          </table:table-cell>
          <table:table-cell office:value-type="float" office:value="0.00000000122802" calcext:value-type="float">
            <text:p>1.23E-09</text:p>
          </table:table-cell>
          <table:table-cell office:value-type="float" office:value="1" calcext:value-type="float">
            <text:p>1</text:p>
          </table:table-cell>
          <table:table-cell office:value-type="float" office:value="743.466" calcext:value-type="float">
            <text:p>743.46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308-195089-pre.txt.bz2" xlink:type="simple">problem-308-195089-pre.txt.bz2</text:a> </text:p>
          </table:table-cell>
          <table:table-cell office:value-type="float" office:value="308" calcext:value-type="float">
            <text:p>308</text:p>
          </table:table-cell>
          <table:table-cell office:value-type="float" office:value="195089" calcext:value-type="float">
            <text:p>195089</text:p>
          </table:table-cell>
          <table:table-cell office:value-type="float" office:value="1045197" calcext:value-type="float">
            <text:p>1045197</text:p>
          </table:table-cell>
          <table:table-cell office:value-type="string" calcext:value-type="string">
            <text:p><text:s text:c="7"/>588039 X 588039</text:p>
          </table:table-cell>
          <table:table-cell office:value-type="float" office:value="58221253" calcext:value-type="float">
            <text:p>58221253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545.02" calcext:value-type="float">
            <text:p>545.02</text:p>
          </table:table-cell>
          <table:table-cell office:value-type="float" office:value="1.23118" calcext:value-type="float">
            <text:p>1.23118</text:p>
          </table:table-cell>
          <table:table-cell office:value-type="float" office:value="11702.4" calcext:value-type="float">
            <text:p>11702.4</text:p>
          </table:table-cell>
          <table:table-cell office:value-type="float" office:value="0.00000000506894" calcext:value-type="float">
            <text:p>5.07E-09</text:p>
          </table:table-cell>
          <table:table-cell office:value-type="float" office:value="1" calcext:value-type="float">
            <text:p>1</text:p>
          </table:table-cell>
          <table:table-cell office:value-type="float" office:value="805.997" calcext:value-type="float">
            <text:p>805.997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13">
          <table:table-cell office:value-type="string" calcext:value-type="string">
            <text:p><text:a xlink:href="https://grail.cs.washington.edu/projects/bal/data/dubrovnik/problem-356-226730-pre.txt.bz2" xlink:type="simple">problem-356-226730-pre.txt.bz2</text:a></text:p>
          </table:table-cell>
          <table:table-cell office:value-type="float" office:value="356" calcext:value-type="float">
            <text:p>356</text:p>
          </table:table-cell>
          <table:table-cell office:value-type="float" office:value="226730" calcext:value-type="float">
            <text:p>226730</text:p>
          </table:table-cell>
          <table:table-cell office:value-type="float" office:value="1255268" calcext:value-type="float">
            <text:p>1255268</text:p>
          </table:table-cell>
          <table:table-cell office:value-type="string" calcext:value-type="string">
            <text:p><text:s text:c="7"/>683394 X 683394</text:p>
          </table:table-cell>
          <table:table-cell office:value-type="float" office:value="69852358" calcext:value-type="float">
            <text:p>69852358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5481.87" calcext:value-type="float">
            <text:p>5481.87</text:p>
          </table:table-cell>
          <table:table-cell office:value-type="float" office:value="11.4833" calcext:value-type="float">
            <text:p>11.4833</text:p>
          </table:table-cell>
          <table:table-cell office:value-type="float" office:value="46782.4" calcext:value-type="float">
            <text:p>46782.4</text:p>
          </table:table-cell>
          <table:table-cell office:value-type="float" office:value="0.0000000272775" calcext:value-type="float">
            <text:p>2.73E-08</text:p>
          </table:table-cell>
          <table:table-cell office:value-type="float" office:value="1" calcext:value-type="float">
            <text:p>1</text:p>
          </table:table-cell>
          <table:table-cell office:value-type="float" office:value="978.252" calcext:value-type="float">
            <text:p>978.25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575.66" calcext:value-type="float">
            <text:p>4575.66</text:p>
          </table:table-cell>
          <table:table-cell office:value-type="float" office:value="9.5829" calcext:value-type="float">
            <text:p>9.5829</text:p>
          </table:table-cell>
          <table:table-cell office:value-type="float" office:value="12.9775" calcext:value-type="float">
            <text:p>12.9775</text:p>
          </table:table-cell>
          <table:table-cell table:style-name="ce7" office:value-type="float" office:value="0.0000000000119883" calcext:value-type="float">
            <text:p>1.20E-11</text:p>
          </table:table-cell>
          <table:table-cell office:value-type="float" office:value="0" calcext:value-type="float">
            <text:p>0</text:p>
          </table:table-cell>
          <table:table-cell office:value-type="float" office:value="1815.8" calcext:value-type="float">
            <text:p>1815.8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8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4">
          <table:table-cell table:style-name="ce1" office:value-type="string" calcext:value-type="string">
            <text:p><text:s text:c="10"/>Venice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5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6">
          <table:table-cell office:value-type="string" calcext:value-type="string">
            <text:p><text:a xlink:href="https://grail.cs.washington.edu/projects/bal/data/venice/problem-52-64053-pre.txt.bz2" xlink:type="simple">problem-52-64053-pre.txt.bz2</text:a> </text:p>
          </table:table-cell>
          <table:table-cell office:value-type="float" office:value="52" calcext:value-type="float">
            <text:p>52</text:p>
          </table:table-cell>
          <table:table-cell office:value-type="float" office:value="64053" calcext:value-type="float">
            <text:p>64053</text:p>
          </table:table-cell>
          <table:table-cell office:value-type="float" office:value="347173" calcext:value-type="float">
            <text:p>347173</text:p>
          </table:table-cell>
          <table:table-cell office:value-type="string" calcext:value-type="string">
            <text:p><text:s text:c="7"/>192627 X 192627</text:p>
          </table:table-cell>
          <table:table-cell office:value-type="float" office:value="19328031" calcext:value-type="float">
            <text:p>19328031</text:p>
          </table:table-cell>
          <table:table-cell office:value-type="float" office:value="4.43937E+015" calcext:value-type="float">
            <text:p>4.44E+15</text:p>
          </table:table-cell>
          <table:table-cell table:style-name="ce7" office:value-type="float" office:value="0.0115613" calcext:value-type="float">
            <text:p>1.16E-02</text:p>
          </table:table-cell>
          <table:table-cell table:style-name="ce7" office:value-type="float" office:value="0.0000456179" calcext:value-type="float">
            <text:p>4.56E-05</text:p>
          </table:table-cell>
          <table:table-cell table:style-name="ce7" office:value-type="float" office:value="0.00158529" calcext:value-type="float">
            <text:p>1.59E-03</text:p>
          </table:table-cell>
          <table:table-cell office:value-type="float" office:value="5.67722E-015" calcext:value-type="float">
            <text:p>5.68E-15</text:p>
          </table:table-cell>
          <table:table-cell office:value-type="float" office:value="3.06453" calcext:value-type="float">
            <text:p>3.06453</text:p>
          </table:table-cell>
          <table:table-cell/>
          <table:table-cell office:value-type="float" office:value="2398.15" calcext:value-type="float">
            <text:p>2398.15</text:p>
          </table:table-cell>
          <table:table-cell office:value-type="float" office:value="9.46313" calcext:value-type="float">
            <text:p>9.46313</text:p>
          </table:table-cell>
          <table:table-cell office:value-type="float" office:value="2689.62" calcext:value-type="float">
            <text:p>2689.62</text:p>
          </table:table-cell>
          <table:table-cell office:value-type="float" office:value="0.0000000108508" calcext:value-type="float">
            <text:p>1.09E-08</text:p>
          </table:table-cell>
          <table:table-cell office:value-type="float" office:value="1" calcext:value-type="float">
            <text:p>1</text:p>
          </table:table-cell>
          <table:table-cell office:value-type="float" office:value="288.478" calcext:value-type="float">
            <text:p>288.478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16">
          <table:table-cell office:value-type="string" calcext:value-type="string">
            <text:p><text:a xlink:href="https://grail.cs.washington.edu/projects/bal/data/venice/problem-89-110973-pre.txt.bz2" xlink:type="simple">problem-89-110973-pre.txt.bz2</text:a> </text:p>
          </table:table-cell>
          <table:table-cell office:value-type="float" office:value="89" calcext:value-type="float">
            <text:p>89</text:p>
          </table:table-cell>
          <table:table-cell office:value-type="float" office:value="110973" calcext:value-type="float">
            <text:p>110973</text:p>
          </table:table-cell>
          <table:table-cell office:value-type="float" office:value="562976" calcext:value-type="float">
            <text:p>562976</text:p>
          </table:table-cell>
          <table:table-cell office:value-type="string" calcext:value-type="string">
            <text:p><text:s text:c="7"/>333720 X 333720</text:p>
          </table:table-cell>
          <table:table-cell office:value-type="float" office:value="31406670" calcext:value-type="float">
            <text:p>31406670</text:p>
          </table:table-cell>
          <table:table-cell office:value-type="float" office:value="2.46486E+016" calcext:value-type="float">
            <text:p>2.46E+16</text:p>
          </table:table-cell>
          <table:table-cell office:value-type="float" office:value="0.00955456" calcext:value-type="float">
            <text:p>0.00955456</text:p>
          </table:table-cell>
          <table:table-cell table:style-name="ce7" office:value-type="float" office:value="0.0000286518" calcext:value-type="float">
            <text:p>2.87E-05</text:p>
          </table:table-cell>
          <table:table-cell office:value-type="float" office:value="0.0046088" calcext:value-type="float">
            <text:p>0.0046088</text:p>
          </table:table-cell>
          <table:table-cell office:value-type="float" office:value="4.33262E-015" calcext:value-type="float">
            <text:p>4.33E-15</text:p>
          </table:table-cell>
          <table:table-cell office:value-type="float" office:value="4.88886" calcext:value-type="float">
            <text:p>4.88886</text:p>
          </table:table-cell>
          <table:table-cell table:number-columns-repeated="4"/>
          <table:table-cell table:style-name="Default"/>
          <table:table-cell table:number-columns-repeated="4"/>
          <table:table-cell office:value-type="float" office:value="0.00895296" calcext:value-type="float">
            <text:p>0.00895296</text:p>
          </table:table-cell>
          <table:table-cell table:style-name="ce7" office:value-type="float" office:value="0.00002684" calcext:value-type="float">
            <text:p>2.68E-05</text:p>
          </table:table-cell>
          <table:table-cell office:value-type="float" office:value="0.005574" calcext:value-type="float">
            <text:p>0.005574</text:p>
          </table:table-cell>
          <table:table-cell table:style-name="ce7" office:value-type="float" office:value="5.56297E-015" calcext:value-type="float">
            <text:p>5.56E-15</text:p>
          </table:table-cell>
          <table:table-cell office:value-type="float" office:value="0" calcext:value-type="float">
            <text:p>0</text:p>
          </table:table-cell>
          <table:table-cell office:value-type="float" office:value="62.1483" calcext:value-type="float">
            <text:p>62.1483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245-198739-pre.txt.bz2" xlink:type="simple">problem-245-198739-pre.txt.bz2</text:a> </text:p>
          </table:table-cell>
          <table:table-cell office:value-type="float" office:value="245" calcext:value-type="float">
            <text:p>245</text:p>
          </table:table-cell>
          <table:table-cell office:value-type="float" office:value="198739" calcext:value-type="float">
            <text:p>198739</text:p>
          </table:table-cell>
          <table:table-cell office:value-type="float" office:value="1091386" calcext:value-type="float">
            <text:p>1091386</text:p>
          </table:table-cell>
          <table:table-cell office:value-type="string" calcext:value-type="string">
            <text:p><text:s text:c="7"/>598422 X 598422</text:p>
          </table:table-cell>
          <table:table-cell office:value-type="float" office:value="60743340" calcext:value-type="float">
            <text:p>60743340</text:p>
          </table:table-cell>
          <table:table-cell office:value-type="float" office:value="1.20777E+017" calcext:value-type="float">
            <text:p>1.21E+17</text:p>
          </table:table-cell>
          <table:table-cell office:value-type="float" office:value="0.00438568" calcext:value-type="float">
            <text:p>0.00438568</text:p>
          </table:table-cell>
          <table:table-cell table:style-name="ce7" office:value-type="float" office:value="0.00000981942" calcext:value-type="float">
            <text:p>9.82E-06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7.1288E-015" calcext:value-type="float">
            <text:p>7.13E-15</text:p>
          </table:table-cell>
          <table:table-cell office:value-type="float" office:value="10.6103" calcext:value-type="float">
            <text:p>10.6103</text:p>
          </table:table-cell>
          <table:table-cell table:number-columns-repeated="4"/>
          <table:table-cell table:style-name="Default"/>
          <table:table-cell table:number-columns-repeated="4"/>
          <table:table-cell office:value-type="float" office:value="0.0154565" calcext:value-type="float">
            <text:p>0.0154565</text:p>
          </table:table-cell>
          <table:table-cell table:style-name="ce7" office:value-type="float" office:value="0.0000346118" calcext:value-type="float">
            <text:p>3.46E-05</text:p>
          </table:table-cell>
          <table:table-cell office:value-type="float" office:value="0.00633374" calcext:value-type="float">
            <text:p>0.00633374</text:p>
          </table:table-cell>
          <table:table-cell table:style-name="ce7" office:value-type="float" office:value="0.0000000000000460569" calcext:value-type="float">
            <text:p>4.61E-14</text:p>
          </table:table-cell>
          <table:table-cell office:value-type="float" office:value="0" calcext:value-type="float">
            <text:p>0</text:p>
          </table:table-cell>
          <table:table-cell office:value-type="float" office:value="247.727" calcext:value-type="float">
            <text:p>247.727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427-310384-pre.txt.bz2" xlink:type="simple">problem-427-310384-pre.txt.bz2</text:a> </text:p>
          </table:table-cell>
          <table:table-cell office:value-type="float" office:value="427" calcext:value-type="float">
            <text:p>427</text:p>
          </table:table-cell>
          <table:table-cell office:value-type="float" office:value="310384" calcext:value-type="float">
            <text:p>310384</text:p>
          </table:table-cell>
          <table:table-cell office:value-type="float" office:value="1699145" calcext:value-type="float">
            <text:p>1699145</text:p>
          </table:table-cell>
          <table:table-cell office:value-type="string" calcext:value-type="string">
            <text:p><text:s text:c="7"/>934995 X 934995</text:p>
          </table:table-cell>
          <table:table-cell office:value-type="float" office:value="94581873" calcext:value-type="float">
            <text:p>94581873</text:p>
          </table:table-cell>
          <table:table-cell office:value-type="float" office:value="1.16079E+017" calcext:value-type="float">
            <text:p>1.16E+17</text:p>
          </table:table-cell>
          <table:table-cell office:value-type="float" office:value="0.00486662" calcext:value-type="float">
            <text:p>0.00486662</text:p>
          </table:table-cell>
          <table:table-cell table:style-name="ce7" office:value-type="float" office:value="0.00000872448" calcext:value-type="float">
            <text:p>8.72E-06</text:p>
          </table:table-cell>
          <table:table-cell office:value-type="float" office:value="0.0131848" calcext:value-type="float">
            <text:p>0.0131848</text:p>
          </table:table-cell>
          <table:table-cell office:value-type="float" office:value="4.50936E-015" calcext:value-type="float">
            <text:p>4.51E-15</text:p>
          </table:table-cell>
          <table:table-cell office:value-type="float" office:value="19.7072" calcext:value-type="float">
            <text:p>19.7072</text:p>
          </table:table-cell>
          <table:table-cell table:number-columns-repeated="4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744-543562-pre.txt.bz2" xlink:type="simple">problem-744-543562-pre.txt.bz2</text:a> </text:p>
          </table:table-cell>
          <table:table-cell office:value-type="float" office:value="744" calcext:value-type="float">
            <text:p>744</text:p>
          </table:table-cell>
          <table:table-cell office:value-type="float" office:value="543562" calcext:value-type="float">
            <text:p>543562</text:p>
          </table:table-cell>
          <table:table-cell office:value-type="float" office:value="3058863" calcext:value-type="float">
            <text:p>3058863</text:p>
          </table:table-cell>
          <table:table-cell office:value-type="string" calcext:value-type="string">
            <text:p><text:s text:c="6"/>1637382 X 1637382</text:p>
          </table:table-cell>
          <table:table-cell office:value-type="float" office:value="170130924" calcext:value-type="float">
            <text:p>170130924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951-708276-pre.txt.bz2" xlink:type="simple">problem-951-708276-pre.txt.bz2</text:a> </text:p>
          </table:table-cell>
          <table:table-cell office:value-type="float" office:value="951" calcext:value-type="float">
            <text:p>951</text:p>
          </table:table-cell>
          <table:table-cell office:value-type="float" office:value="708276" calcext:value-type="float">
            <text:p>708276</text:p>
          </table:table-cell>
          <table:table-cell office:value-type="float" office:value="3748892" calcext:value-type="float">
            <text:p>374889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102-780462-pre.txt.bz2" xlink:type="simple">problem-1102-780462-pre.txt.bz2</text:a> </text:p>
          </table:table-cell>
          <table:table-cell office:value-type="float" office:value="1102" calcext:value-type="float">
            <text:p>1102</text:p>
          </table:table-cell>
          <table:table-cell office:value-type="float" office:value="780462" calcext:value-type="float">
            <text:p>780462</text:p>
          </table:table-cell>
          <table:table-cell office:value-type="float" office:value="4052340" calcext:value-type="float">
            <text:p>405234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158-802917-pre.txt.bz2" xlink:type="simple">problem-1158-802917-pre.txt.bz2</text:a> </text:p>
          </table:table-cell>
          <table:table-cell office:value-type="float" office:value="1158" calcext:value-type="float">
            <text:p>1158</text:p>
          </table:table-cell>
          <table:table-cell office:value-type="float" office:value="802917" calcext:value-type="float">
            <text:p>802917</text:p>
          </table:table-cell>
          <table:table-cell office:value-type="float" office:value="4130503" calcext:value-type="float">
            <text:p>413050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184-816583-pre.txt.bz2" xlink:type="simple">problem-1184-816583-pre.txt.bz2</text:a> </text:p>
          </table:table-cell>
          <table:table-cell office:value-type="float" office:value="1184" calcext:value-type="float">
            <text:p>1184</text:p>
          </table:table-cell>
          <table:table-cell office:value-type="float" office:value="816583" calcext:value-type="float">
            <text:p>816583</text:p>
          </table:table-cell>
          <table:table-cell office:value-type="float" office:value="4179047" calcext:value-type="float">
            <text:p>417904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238-843534-pre.txt.bz2" xlink:type="simple">problem-1238-843534-pre.txt.bz2</text:a> </text:p>
          </table:table-cell>
          <table:table-cell office:value-type="float" office:value="1238" calcext:value-type="float">
            <text:p>1238</text:p>
          </table:table-cell>
          <table:table-cell office:value-type="float" office:value="843534" calcext:value-type="float">
            <text:p>843534</text:p>
          </table:table-cell>
          <table:table-cell office:value-type="float" office:value="4290503" calcext:value-type="float">
            <text:p>429050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288-866452-pre.txt.bz2" xlink:type="simple">problem-1288-866452-pre.txt.bz2</text:a> </text:p>
          </table:table-cell>
          <table:table-cell office:value-type="float" office:value="1288" calcext:value-type="float">
            <text:p>1288</text:p>
          </table:table-cell>
          <table:table-cell office:value-type="float" office:value="866452" calcext:value-type="float">
            <text:p>866452</text:p>
          </table:table-cell>
          <table:table-cell office:value-type="float" office:value="4383006" calcext:value-type="float">
            <text:p>4383006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350-894716-pre.txt.bz2" xlink:type="simple">problem-1350-894716-pre.txt.bz2</text:a> </text:p>
          </table:table-cell>
          <table:table-cell office:value-type="float" office:value="1350" calcext:value-type="float">
            <text:p>1350</text:p>
          </table:table-cell>
          <table:table-cell office:value-type="float" office:value="894716" calcext:value-type="float">
            <text:p>894716</text:p>
          </table:table-cell>
          <table:table-cell office:value-type="float" office:value="4517126" calcext:value-type="float">
            <text:p>4517126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408-912229-pre.txt.bz2" xlink:type="simple">problem-1408-912229-pre.txt.bz2</text:a> </text:p>
          </table:table-cell>
          <table:table-cell office:value-type="float" office:value="1408" calcext:value-type="float">
            <text:p>1408</text:p>
          </table:table-cell>
          <table:table-cell office:value-type="float" office:value="912229" calcext:value-type="float">
            <text:p>912229</text:p>
          </table:table-cell>
          <table:table-cell office:value-type="float" office:value="4634530" calcext:value-type="float">
            <text:p>463453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425-916895-pre.txt.bz2" xlink:type="simple">problem-1425-916895-pre.txt.bz2</text:a> </text:p>
          </table:table-cell>
          <table:table-cell office:value-type="float" office:value="1425" calcext:value-type="float">
            <text:p>1425</text:p>
          </table:table-cell>
          <table:table-cell office:value-type="float" office:value="916895" calcext:value-type="float">
            <text:p>916895</text:p>
          </table:table-cell>
          <table:table-cell office:value-type="float" office:value="4657314" calcext:value-type="float">
            <text:p>465731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473-930345-pre.txt.bz2" xlink:type="simple">problem-1473-930345-pre.txt.bz2</text:a> </text:p>
          </table:table-cell>
          <table:table-cell office:value-type="float" office:value="1473" calcext:value-type="float">
            <text:p>1473</text:p>
          </table:table-cell>
          <table:table-cell office:value-type="float" office:value="930345" calcext:value-type="float">
            <text:p>930345</text:p>
          </table:table-cell>
          <table:table-cell office:value-type="float" office:value="4705873" calcext:value-type="float">
            <text:p>470587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490-935273-pre.txt.bz2" xlink:type="simple">problem-1490-935273-pre.txt.bz2</text:a> </text:p>
          </table:table-cell>
          <table:table-cell office:value-type="float" office:value="1490" calcext:value-type="float">
            <text:p>1490</text:p>
          </table:table-cell>
          <table:table-cell office:value-type="float" office:value="935273" calcext:value-type="float">
            <text:p>935273</text:p>
          </table:table-cell>
          <table:table-cell office:value-type="float" office:value="4721817" calcext:value-type="float">
            <text:p>472181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521-939551-pre.txt.bz2" xlink:type="simple">problem-1521-939551-pre.txt.bz2</text:a> </text:p>
          </table:table-cell>
          <table:table-cell office:value-type="float" office:value="1521" calcext:value-type="float">
            <text:p>1521</text:p>
          </table:table-cell>
          <table:table-cell office:value-type="float" office:value="939551" calcext:value-type="float">
            <text:p>939551</text:p>
          </table:table-cell>
          <table:table-cell office:value-type="float" office:value="4739031" calcext:value-type="float">
            <text:p>473903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544-942409-pre.txt.bz2" xlink:type="simple">problem-1544-942409-pre.txt.bz2</text:a> </text:p>
          </table:table-cell>
          <table:table-cell office:value-type="float" office:value="1544" calcext:value-type="float">
            <text:p>1544</text:p>
          </table:table-cell>
          <table:table-cell office:value-type="float" office:value="942409" calcext:value-type="float">
            <text:p>942409</text:p>
          </table:table-cell>
          <table:table-cell office:value-type="float" office:value="4750193" calcext:value-type="float">
            <text:p>475019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38-976803-pre.txt.bz2" xlink:type="simple">problem-1638-976803-pre.txt.bz2</text:a> </text:p>
          </table:table-cell>
          <table:table-cell office:value-type="float" office:value="1638" calcext:value-type="float">
            <text:p>1638</text:p>
          </table:table-cell>
          <table:table-cell office:value-type="float" office:value="976803" calcext:value-type="float">
            <text:p>976803</text:p>
          </table:table-cell>
          <table:table-cell office:value-type="float" office:value="4956814" calcext:value-type="float">
            <text:p>495681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66-983911-pre.txt.bz2" xlink:type="simple">problem-1666-983911-pre.txt.bz2</text:a> </text:p>
          </table:table-cell>
          <table:table-cell office:value-type="float" office:value="1666" calcext:value-type="float">
            <text:p>1666</text:p>
          </table:table-cell>
          <table:table-cell office:value-type="float" office:value="983911" calcext:value-type="float">
            <text:p>983911</text:p>
          </table:table-cell>
          <table:table-cell office:value-type="float" office:value="4987145" calcext:value-type="float">
            <text:p>49871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72-986962-pre.txt.bz2" xlink:type="simple">problem-1672-986962-pre.txt.bz2</text:a> </text:p>
          </table:table-cell>
          <table:table-cell office:value-type="float" office:value="1672" calcext:value-type="float">
            <text:p>1672</text:p>
          </table:table-cell>
          <table:table-cell office:value-type="float" office:value="986962" calcext:value-type="float">
            <text:p>986962</text:p>
          </table:table-cell>
          <table:table-cell office:value-type="float" office:value="5000110" calcext:value-type="float">
            <text:p>500011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81-983415-pre.txt.bz2" xlink:type="simple">problem-1681-983415-pre.txt.bz2</text:a> </text:p>
          </table:table-cell>
          <table:table-cell office:value-type="float" office:value="1681" calcext:value-type="float">
            <text:p>1681</text:p>
          </table:table-cell>
          <table:table-cell office:value-type="float" office:value="983415" calcext:value-type="float">
            <text:p>983415</text:p>
          </table:table-cell>
          <table:table-cell office:value-type="float" office:value="4966839" calcext:value-type="float">
            <text:p>4966839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82-983268-pre.txt.bz2" xlink:type="simple">problem-1682-983268-pre.txt.bz2</text:a> </text:p>
          </table:table-cell>
          <table:table-cell office:value-type="float" office:value="1682" calcext:value-type="float">
            <text:p>1682</text:p>
          </table:table-cell>
          <table:table-cell office:value-type="float" office:value="983268" calcext:value-type="float">
            <text:p>983268</text:p>
          </table:table-cell>
          <table:table-cell office:value-type="float" office:value="4965018" calcext:value-type="float">
            <text:p>4965018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84-983269-pre.txt.bz2" xlink:type="simple">problem-1684-983269-pre.txt.bz2</text:a> </text:p>
          </table:table-cell>
          <table:table-cell office:value-type="float" office:value="1684" calcext:value-type="float">
            <text:p>1684</text:p>
          </table:table-cell>
          <table:table-cell office:value-type="float" office:value="983269" calcext:value-type="float">
            <text:p>983269</text:p>
          </table:table-cell>
          <table:table-cell office:value-type="float" office:value="4965728" calcext:value-type="float">
            <text:p>4965728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95-984689-pre.txt.bz2" xlink:type="simple">problem-1695-984689-pre.txt.bz2</text:a> </text:p>
          </table:table-cell>
          <table:table-cell office:value-type="float" office:value="1695" calcext:value-type="float">
            <text:p>1695</text:p>
          </table:table-cell>
          <table:table-cell office:value-type="float" office:value="984689" calcext:value-type="float">
            <text:p>984689</text:p>
          </table:table-cell>
          <table:table-cell office:value-type="float" office:value="4970942" calcext:value-type="float">
            <text:p>497094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96-984816-pre.txt.bz2" xlink:type="simple">problem-1696-984816-pre.txt.bz2</text:a> </text:p>
          </table:table-cell>
          <table:table-cell office:value-type="float" office:value="1696" calcext:value-type="float">
            <text:p>1696</text:p>
          </table:table-cell>
          <table:table-cell office:value-type="float" office:value="984816" calcext:value-type="float">
            <text:p>984816</text:p>
          </table:table-cell>
          <table:table-cell office:value-type="float" office:value="4970895" calcext:value-type="float">
            <text:p>497089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706-985529-pre.txt.bz2" xlink:type="simple">problem-1706-985529-pre.txt.bz2</text:a> </text:p>
          </table:table-cell>
          <table:table-cell office:value-type="float" office:value="1706" calcext:value-type="float">
            <text:p>1706</text:p>
          </table:table-cell>
          <table:table-cell office:value-type="float" office:value="985529" calcext:value-type="float">
            <text:p>985529</text:p>
          </table:table-cell>
          <table:table-cell office:value-type="float" office:value="4974631" calcext:value-type="float">
            <text:p>497463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776-993909-pre.txt.bz2" xlink:type="simple">problem-1776-993909-pre.txt.bz2</text:a> </text:p>
          </table:table-cell>
          <table:table-cell office:value-type="float" office:value="1776" calcext:value-type="float">
            <text:p>1776</text:p>
          </table:table-cell>
          <table:table-cell office:value-type="float" office:value="993909" calcext:value-type="float">
            <text:p>993909</text:p>
          </table:table-cell>
          <table:table-cell office:value-type="float" office:value="5001859" calcext:value-type="float">
            <text:p>5001859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5">
          <table:table-cell office:value-type="string" calcext:value-type="string">
            <text:p><text:a xlink:href="https://grail.cs.washington.edu/projects/bal/data/venice/problem-1778-993923-pre.txt.bz2" xlink:type="simple">problem-1778-993923-pre.txt.bz2</text:a></text:p>
          </table:table-cell>
          <table:table-cell office:value-type="float" office:value="1778" calcext:value-type="float">
            <text:p>1778</text:p>
          </table:table-cell>
          <table:table-cell office:value-type="float" office:value="993923" calcext:value-type="float">
            <text:p>993923</text:p>
          </table:table-cell>
          <table:table-cell office:value-type="float" office:value="5001946" calcext:value-type="float">
            <text:p>5001946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8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2">
          <table:table-cell table:style-name="ce1" office:value-type="string" calcext:value-type="string">
            <text:p><text:s text:c="12"/>Final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5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6">
          <table:table-cell office:value-type="string" calcext:value-type="string">
            <text:p><text:a xlink:href="https://grail.cs.washington.edu/projects/bal/data/final/problem-93-61203-pre.txt.bz2" xlink:type="simple">problem-93-61203-pre.txt.bz2</text:a> </text:p>
          </table:table-cell>
          <table:table-cell office:value-type="float" office:value="93" calcext:value-type="float">
            <text:p>93</text:p>
          </table:table-cell>
          <table:table-cell office:value-type="float" office:value="61203" calcext:value-type="float">
            <text:p>61203</text:p>
          </table:table-cell>
          <table:table-cell office:value-type="float" office:value="287451" calcext:value-type="float">
            <text:p>287451</text:p>
          </table:table-cell>
          <table:table-cell office:value-type="string" calcext:value-type="string">
            <text:p><text:s text:c="6"/>184446 X 184446</text:p>
          </table:table-cell>
          <table:table-cell office:value-type="float" office:value="16080714" calcext:value-type="float">
            <text:p>16080714</text:p>
          </table:table-cell>
          <table:table-cell office:value-type="float" office:value="1.0054E+016" calcext:value-type="float">
            <text:p>1.01E+16</text:p>
          </table:table-cell>
          <table:table-cell office:value-type="float" office:value="0.00566408" calcext:value-type="float">
            <text:p>0.00566408</text:p>
          </table:table-cell>
          <table:table-cell table:style-name="ce7" office:value-type="float" office:value="0.0000228451" calcext:value-type="float">
            <text:p>2.28E-05</text:p>
          </table:table-cell>
          <table:table-cell office:value-type="float" office:value="0.00210343" calcext:value-type="float">
            <text:p>0.00210343</text:p>
          </table:table-cell>
          <table:table-cell office:value-type="float" office:value="4.16134E-015" calcext:value-type="float">
            <text:p>4.16E-15</text:p>
          </table:table-cell>
          <table:table-cell office:value-type="float" office:value="8.31466" calcext:value-type="float">
            <text:p>8.31466</text:p>
          </table:table-cell>
          <table:table-cell table:number-columns-repeated="4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394-100368-pre.txt.bz2" xlink:type="simple">problem-394-100368-pre.txt.bz2</text:a> </text:p>
          </table:table-cell>
          <table:table-cell office:value-type="float" office:value="394" calcext:value-type="float">
            <text:p>394</text:p>
          </table:table-cell>
          <table:table-cell office:value-type="float" office:value="100368" calcext:value-type="float">
            <text:p>100368</text:p>
          </table:table-cell>
          <table:table-cell office:value-type="float" office:value="534408" calcext:value-type="float">
            <text:p>534408</text:p>
          </table:table-cell>
          <table:table-cell office:value-type="string" calcext:value-type="string">
            <text:p><text:s text:c="6"/>304650 X 304650</text:p>
          </table:table-cell>
          <table:table-cell office:value-type="float" office:value="29793258" calcext:value-type="float">
            <text:p>29793258</text:p>
          </table:table-cell>
          <table:table-cell office:value-type="float" office:value="2.41539E+017" calcext:value-type="float">
            <text:p>2.42E+17</text:p>
          </table:table-cell>
          <table:table-cell office:value-type="float" office:value="0.0133869" calcext:value-type="float">
            <text:p>0.0133869</text:p>
          </table:table-cell>
          <table:table-cell table:style-name="ce7" office:value-type="float" office:value="0.0000420077" calcext:value-type="float">
            <text:p>4.20E-05</text:p>
          </table:table-cell>
          <table:table-cell office:value-type="float" office:value="0.00134712" calcext:value-type="float">
            <text:p>0.00134712</text:p>
          </table:table-cell>
          <table:table-cell office:value-type="float" office:value="2.66565E-015" calcext:value-type="float">
            <text:p>2.67E-15</text:p>
          </table:table-cell>
          <table:table-cell office:value-type="float" office:value="21.8541" calcext:value-type="float">
            <text:p>21.8541</text:p>
          </table:table-cell>
          <table:table-cell table:number-columns-repeated="4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871-527480-pre.txt.bz2" xlink:type="simple">problem-871-527480-pre.txt.bz2</text:a> </text:p>
          </table:table-cell>
          <table:table-cell office:value-type="float" office:value="871" calcext:value-type="float">
            <text:p>871</text:p>
          </table:table-cell>
          <table:table-cell office:value-type="float" office:value="527480" calcext:value-type="float">
            <text:p>527480</text:p>
          </table:table-cell>
          <table:table-cell office:value-type="float" office:value="2785977" calcext:value-type="float">
            <text:p>278597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961-187103-pre.txt.bz2" xlink:type="simple">problem-961-187103-pre.txt.bz2</text:a> </text:p>
          </table:table-cell>
          <table:table-cell office:value-type="float" office:value="961" calcext:value-type="float">
            <text:p>961</text:p>
          </table:table-cell>
          <table:table-cell office:value-type="float" office:value="187103" calcext:value-type="float">
            <text:p>187103</text:p>
          </table:table-cell>
          <table:table-cell office:value-type="float" office:value="1692975" calcext:value-type="float">
            <text:p>16929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1936-649673-pre.txt.bz2" xlink:type="simple">problem-1936-649673-pre.txt.bz2</text:a> </text:p>
          </table:table-cell>
          <table:table-cell office:value-type="float" office:value="1936" calcext:value-type="float">
            <text:p>1936</text:p>
          </table:table-cell>
          <table:table-cell office:value-type="float" office:value="649673" calcext:value-type="float">
            <text:p>649673</text:p>
          </table:table-cell>
          <table:table-cell office:value-type="float" office:value="5213733" calcext:value-type="float">
            <text:p>521373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3068-310854-pre.txt.bz2" xlink:type="simple">problem-3068-310854-pre.txt.bz2</text:a> </text:p>
          </table:table-cell>
          <table:table-cell office:value-type="float" office:value="3068" calcext:value-type="float">
            <text:p>3068</text:p>
          </table:table-cell>
          <table:table-cell office:value-type="float" office:value="310854" calcext:value-type="float">
            <text:p>310854</text:p>
          </table:table-cell>
          <table:table-cell office:value-type="float" office:value="1653812" calcext:value-type="float">
            <text:p>165381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4585-1324582-pre.txt.bz2" xlink:type="simple">problem-4585-1324582-pre.txt.bz2</text:a> </text:p>
          </table:table-cell>
          <table:table-cell office:value-type="float" office:value="4585" calcext:value-type="float">
            <text:p>4585</text:p>
          </table:table-cell>
          <table:table-cell office:value-type="float" office:value="1324582" calcext:value-type="float">
            <text:p>1324582</text:p>
          </table:table-cell>
          <table:table-cell office:value-type="float" office:value="9125125" calcext:value-type="float">
            <text:p>912512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13">
          <table:table-cell office:value-type="string" calcext:value-type="string">
            <text:p><text:a xlink:href="https://grail.cs.washington.edu/projects/bal/data/final/problem-13682-4456117-pre.txt.bz2" xlink:type="simple">problem-13682-4456117-pre.txt.bz2</text:a></text:p>
          </table:table-cell>
          <table:table-cell office:value-type="float" office:value="13682" calcext:value-type="float">
            <text:p>13682</text:p>
          </table:table-cell>
          <table:table-cell office:value-type="float" office:value="4456117" calcext:value-type="float">
            <text:p>4456117</text:p>
          </table:table-cell>
          <table:table-cell office:value-type="float" office:value="28987644" calcext:value-type="float">
            <text:p>2898764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17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7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10:20:23.389476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6:32:03.269547301</meta:creation-date>
    <dc:date>2019-05-23T10:22:14.325662700</dc:date>
    <meta:editing-duration>PT6H11M55S</meta:editing-duration>
    <meta:editing-cycles>35</meta:editing-cycles>
    <meta:generator>LibreOffice/6.0.7.3$Linux_X86_64 LibreOffice_project/00m0$Build-3</meta:generator>
    <meta:document-statistic meta:table-count="1" meta:cell-count="1556" meta:object-count="0"/>
  </office:meta>
</office:document-meta>
</file>